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366in"/>
    </style:style>
    <style:style style:name="Table1.B" style:family="table-column">
      <style:table-column-properties style:column-width="1.3986in"/>
    </style:style>
    <style:style style:name="Table1.E" style:family="table-column">
      <style:table-column-properties style:column-width="1.3632in"/>
    </style:style>
    <style:style style:name="Table1.1" style:family="table-row">
      <style:table-row-properties style:min-row-height="0.6431in"/>
    </style:style>
    <style:style style:name="Table1.A1" style:family="table-cell">
      <style:table-cell-properties style:vertical-align="middle" fo:padding="0.0194in" fo:border="none"/>
    </style:style>
    <style:style style:name="Table1.2" style:family="table-row">
      <style:table-row-properties style:min-row-height="0.2681in"/>
    </style:style>
    <style:style style:name="Table1.17" style:family="table-row">
      <style:table-row-properties style:min-row-height="0.2785in"/>
    </style:style>
    <style:style style:name="Table2" style:family="table">
      <style:table-properties style:width="6.925in" table:align="left"/>
    </style:style>
    <style:style style:name="Table2.A" style:family="table-column">
      <style:table-column-properties style:column-width="0.4215in"/>
    </style:style>
    <style:style style:name="Table2.B" style:family="table-column">
      <style:table-column-properties style:column-width="1.034in"/>
    </style:style>
    <style:style style:name="Table2.C" style:family="table-column">
      <style:table-column-properties style:column-width="1.0451in"/>
    </style:style>
    <style:style style:name="Table2.D" style:family="table-column">
      <style:table-column-properties style:column-width="0.8688in"/>
    </style:style>
    <style:style style:name="Table2.E" style:family="table-column">
      <style:table-column-properties style:column-width="0.4014in"/>
    </style:style>
    <style:style style:name="Table2.F" style:family="table-column">
      <style:table-column-properties style:column-width="3.1542in"/>
    </style:style>
    <style:style style:name="Table2.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1625in"/>
    </style:style>
    <style:style style:name="Table4.B" style:family="table-column">
      <style:table-column-properties style:column-width="4.6146in"/>
    </style:style>
    <style:style style:name="Table4.C" style:family="table-column">
      <style:table-column-properties style:column-width="1.1479in"/>
    </style:style>
    <style:style style:name="Table4.A1" style:family="table-cell">
      <style:table-cell-properties style:vertical-align="middle" fo:padding="0.0194in" fo:border="none"/>
    </style:style>
    <style:style style:name="Table4.C1" style:family="table-cell">
      <style:table-cell-properties fo:padding="0.0194in" fo:border="none"/>
    </style:style>
    <style:style style:name="Table4.C2" style:family="table-cell">
      <style:table-cell-properties fo:padding="0.0194in" fo:border="none"/>
    </style:style>
    <style:style style:name="Table4.C3" style:family="table-cell">
      <style:table-cell-properties fo:padding="0.0194in" fo:border="none"/>
    </style:style>
    <style:style style:name="Table4.C4" style:family="table-cell">
      <style:table-cell-properties fo:padding="0.0194in" fo:border="none"/>
    </style:style>
    <style:style style:name="Table4.C6" style:family="table-cell">
      <style:table-cell-properties fo:padding="0.0194in" fo:border="none"/>
    </style:style>
    <style:style style:name="P1" style:family="paragraph" style:parent-style-name="Title">
      <style:text-properties officeooo:paragraph-rsid="000d7439"/>
    </style:style>
    <style:style style:name="P2" style:family="paragraph" style:parent-style-name="Text_20_body">
      <style:paragraph-properties fo:text-align="start" style:justify-single-word="false"/>
      <style:text-properties fo:font-size="9pt" officeooo:rsid="000ef0e6" officeooo:paragraph-rsid="000ef0e6" style:font-size-asian="9pt" style:font-size-complex="9pt"/>
    </style:style>
    <style:style style:name="P3" style:family="paragraph" style:parent-style-name="Text_20_body">
      <style:text-properties officeooo:paragraph-rsid="0014c11d"/>
    </style:style>
    <style:style style:name="P4" style:family="paragraph" style:parent-style-name="Text_20_body">
      <style:text-properties officeooo:rsid="001770a9" officeooo:paragraph-rsid="001770a9"/>
    </style:style>
    <style:style style:name="P5" style:family="paragraph" style:parent-style-name="Text_20_body">
      <style:text-properties officeooo:rsid="001770a9" officeooo:paragraph-rsid="003b7a0c"/>
    </style:style>
    <style:style style:name="P6" style:family="paragraph" style:parent-style-name="Text_20_body">
      <style:text-properties officeooo:rsid="001770a9" officeooo:paragraph-rsid="003b136a"/>
    </style:style>
    <style:style style:name="P7" style:family="paragraph" style:parent-style-name="Text_20_body">
      <style:text-properties officeooo:rsid="001770a9" officeooo:paragraph-rsid="005e874c"/>
    </style:style>
    <style:style style:name="P8" style:family="paragraph" style:parent-style-name="Text_20_body">
      <style:text-properties officeooo:rsid="0017a8db" officeooo:paragraph-rsid="0017a8db"/>
    </style:style>
    <style:style style:name="P9" style:family="paragraph" style:parent-style-name="Text_20_body">
      <style:text-properties officeooo:rsid="001936d7" officeooo:paragraph-rsid="001936d7"/>
    </style:style>
    <style:style style:name="P10" style:family="paragraph" style:parent-style-name="Text_20_body">
      <style:text-properties officeooo:rsid="00156482" officeooo:paragraph-rsid="00533714"/>
    </style:style>
    <style:style style:name="P11" style:family="paragraph" style:parent-style-name="Text_20_body">
      <style:text-properties officeooo:rsid="00358304" officeooo:paragraph-rsid="003998d4"/>
    </style:style>
    <style:style style:name="P12" style:family="paragraph" style:parent-style-name="Text_20_body">
      <style:text-properties officeooo:rsid="0025a6c6" officeooo:paragraph-rsid="0025a6c6"/>
    </style:style>
    <style:style style:name="P13" style:family="paragraph" style:parent-style-name="Text_20_body">
      <style:text-properties officeooo:rsid="0019c90d" officeooo:paragraph-rsid="003b7a0c"/>
    </style:style>
    <style:style style:name="P14" style:family="paragraph" style:parent-style-name="Text_20_body">
      <style:text-properties officeooo:rsid="001dc231" officeooo:paragraph-rsid="003b88b8"/>
    </style:style>
    <style:style style:name="P15" style:family="paragraph" style:parent-style-name="Text_20_body">
      <style:text-properties fo:font-variant="normal" fo:text-transform="none" fo:color="#000000" style:font-name="Liberation Serif" fo:font-size="12pt" fo:letter-spacing="normal" fo:font-style="normal" fo:font-weight="normal" officeooo:rsid="00152d0b" officeooo:paragraph-rsid="0010d1de" style:font-size-asian="12pt" style:font-weight-asian="normal" style:font-size-complex="12pt" style:font-weight-complex="normal"/>
    </style:style>
    <style:style style:name="P16" style:family="paragraph" style:parent-style-name="Text_20_body">
      <style:text-properties officeooo:rsid="0048e4a8" officeooo:paragraph-rsid="0048e4a8"/>
    </style:style>
    <style:style style:name="P17" style:family="paragraph" style:parent-style-name="Text_20_body">
      <style:text-properties officeooo:rsid="00495029" officeooo:paragraph-rsid="00495029"/>
    </style:style>
    <style:style style:name="P18" style:family="paragraph" style:parent-style-name="Text_20_body">
      <style:text-properties officeooo:rsid="004e04f5" officeooo:paragraph-rsid="004e04f5"/>
    </style:style>
    <style:style style:name="P19" style:family="paragraph" style:parent-style-name="Text_20_body">
      <style:text-properties officeooo:rsid="004faa4c" officeooo:paragraph-rsid="004faa4c"/>
    </style:style>
    <style:style style:name="P20" style:family="paragraph" style:parent-style-name="Text_20_body">
      <style:text-properties officeooo:rsid="004faa4c" officeooo:paragraph-rsid="0051a9c7"/>
    </style:style>
    <style:style style:name="P21" style:family="paragraph" style:parent-style-name="Text_20_body">
      <style:text-properties officeooo:rsid="0057cf7e" officeooo:paragraph-rsid="0057cf7e"/>
    </style:style>
    <style:style style:name="P22" style:family="paragraph" style:parent-style-name="Text_20_body">
      <style:text-properties officeooo:rsid="0058bdbd" officeooo:paragraph-rsid="0058bdbd"/>
    </style:style>
    <style:style style:name="P23" style:family="paragraph" style:parent-style-name="Text_20_body">
      <style:text-properties officeooo:rsid="00042ff4" officeooo:paragraph-rsid="005cfc9f"/>
    </style:style>
    <style:style style:name="P24" style:family="paragraph" style:parent-style-name="Text_20_body">
      <style:text-properties officeooo:rsid="00042ff4" officeooo:paragraph-rsid="00967bfd"/>
    </style:style>
    <style:style style:name="P25" style:family="paragraph" style:parent-style-name="Text_20_body">
      <style:text-properties officeooo:rsid="005e874c" officeooo:paragraph-rsid="005e874c"/>
    </style:style>
    <style:style style:name="P26" style:family="paragraph" style:parent-style-name="Text_20_body">
      <style:text-properties officeooo:rsid="00607756" officeooo:paragraph-rsid="00607756"/>
    </style:style>
    <style:style style:name="P27" style:family="paragraph" style:parent-style-name="Text_20_body">
      <style:text-properties officeooo:rsid="007366a8" officeooo:paragraph-rsid="007366a8"/>
    </style:style>
    <style:style style:name="P28" style:family="paragraph" style:parent-style-name="Text_20_body">
      <style:text-properties fo:font-style="normal" officeooo:rsid="007761a1" officeooo:paragraph-rsid="007761a1" style:font-style-asian="normal" style:font-style-complex="normal"/>
    </style:style>
    <style:style style:name="P29" style:family="paragraph" style:parent-style-name="Text_20_body">
      <style:text-properties fo:font-style="normal" officeooo:rsid="00edba1b" officeooo:paragraph-rsid="00edba1b" style:font-style-asian="normal" style:font-style-complex="normal"/>
    </style:style>
    <style:style style:name="P30" style:family="paragraph" style:parent-style-name="Text_20_body">
      <style:text-properties fo:font-style="normal" officeooo:rsid="00155620" officeooo:paragraph-rsid="010d2e85" style:font-style-asian="normal" style:font-style-complex="normal"/>
    </style:style>
    <style:style style:name="P31" style:family="paragraph" style:parent-style-name="Text_20_body">
      <style:text-properties officeooo:paragraph-rsid="009f6ce9"/>
    </style:style>
    <style:style style:name="P32" style:family="paragraph" style:parent-style-name="Text_20_body">
      <style:text-properties officeooo:rsid="00ce2a6e" officeooo:paragraph-rsid="00ce2a6e"/>
    </style:style>
    <style:style style:name="P33" style:family="paragraph" style:parent-style-name="Text_20_body">
      <style:text-properties officeooo:rsid="00d0a8ea" officeooo:paragraph-rsid="00d0a8ea"/>
    </style:style>
    <style:style style:name="P34" style:family="paragraph" style:parent-style-name="Text_20_body">
      <style:text-properties officeooo:rsid="00d0a8ea" officeooo:paragraph-rsid="00d14980"/>
    </style:style>
    <style:style style:name="P35" style:family="paragraph" style:parent-style-name="Text_20_body">
      <style:text-properties officeooo:rsid="00d14980" officeooo:paragraph-rsid="00d14980"/>
    </style:style>
    <style:style style:name="P36" style:family="paragraph" style:parent-style-name="Text_20_body">
      <style:paragraph-properties fo:text-align="start" style:justify-single-word="false"/>
      <style:text-properties officeooo:rsid="007cd6aa" officeooo:paragraph-rsid="00d44223"/>
    </style:style>
    <style:style style:name="P37" style:family="paragraph" style:parent-style-name="Text_20_body">
      <style:text-properties officeooo:rsid="0075ca2a" officeooo:paragraph-rsid="00f14dfa"/>
    </style:style>
    <style:style style:name="P38" style:family="paragraph" style:parent-style-name="Text_20_body">
      <style:text-properties officeooo:rsid="00ec2ae8" officeooo:paragraph-rsid="00ec2ae8"/>
    </style:style>
    <style:style style:name="P39" style:family="paragraph" style:parent-style-name="Text_20_body">
      <style:text-properties officeooo:rsid="00eca647" officeooo:paragraph-rsid="00eca647"/>
    </style:style>
    <style:style style:name="P40" style:family="paragraph" style:parent-style-name="Text_20_body">
      <style:text-properties officeooo:rsid="00edba1b" officeooo:paragraph-rsid="00edba1b"/>
    </style:style>
    <style:style style:name="P41" style:family="paragraph" style:parent-style-name="Text_20_body">
      <style:text-properties officeooo:rsid="00eeee41" officeooo:paragraph-rsid="00eeee41"/>
    </style:style>
    <style:style style:name="P42" style:family="paragraph" style:parent-style-name="Text_20_body">
      <style:text-properties officeooo:rsid="00f14dfa" officeooo:paragraph-rsid="00f14dfa"/>
    </style:style>
    <style:style style:name="P43" style:family="paragraph" style:parent-style-name="Text_20_body">
      <style:text-properties officeooo:rsid="00f4d80b" officeooo:paragraph-rsid="00f4d80b"/>
    </style:style>
    <style:style style:name="P44" style:family="paragraph" style:parent-style-name="Text_20_body">
      <style:text-properties officeooo:rsid="00f824d6" officeooo:paragraph-rsid="00f824d6"/>
    </style:style>
    <style:style style:name="P45" style:family="paragraph" style:parent-style-name="Text_20_body">
      <style:text-properties officeooo:rsid="004b3c0e" officeooo:paragraph-rsid="004b3c0e"/>
    </style:style>
    <style:style style:name="P46" style:family="paragraph" style:parent-style-name="Text_20_body">
      <style:text-properties officeooo:rsid="0101fc3e" officeooo:paragraph-rsid="0101fc3e"/>
    </style:style>
    <style:style style:name="P47" style:family="paragraph" style:parent-style-name="Text_20_body">
      <style:text-properties officeooo:rsid="0101fe61" officeooo:paragraph-rsid="0101fe61"/>
    </style:style>
    <style:style style:name="P48" style:family="paragraph" style:parent-style-name="Text_20_body">
      <style:text-properties officeooo:rsid="01056ced" officeooo:paragraph-rsid="01056ced"/>
    </style:style>
    <style:style style:name="P49" style:family="paragraph" style:parent-style-name="Text_20_body">
      <style:text-properties officeooo:rsid="01056ced" officeooo:paragraph-rsid="00d14980"/>
    </style:style>
    <style:style style:name="P50" style:family="paragraph" style:parent-style-name="Text_20_body">
      <style:text-properties officeooo:rsid="0106c1cd" officeooo:paragraph-rsid="0106c1cd"/>
    </style:style>
    <style:style style:name="P51" style:family="paragraph" style:parent-style-name="Text_20_body">
      <style:text-properties officeooo:rsid="011594f9" officeooo:paragraph-rsid="011594f9"/>
    </style:style>
    <style:style style:name="P52" style:family="paragraph" style:parent-style-name="Text_20_body">
      <style:text-properties fo:font-weight="bold" officeooo:rsid="00cefe4a" officeooo:paragraph-rsid="00cefe4a" style:font-weight-asian="bold" style:font-weight-complex="bold"/>
    </style:style>
    <style:style style:name="P53" style:family="paragraph" style:parent-style-name="Text_20_body">
      <style:text-properties officeooo:rsid="00eb9117" officeooo:paragraph-rsid="00eb9117"/>
    </style:style>
    <style:style style:name="P54" style:family="paragraph" style:parent-style-name="Text_20_body">
      <style:text-properties officeooo:paragraph-rsid="0119dbcf"/>
    </style:style>
    <style:style style:name="P55" style:family="paragraph" style:parent-style-name="Text_20_body">
      <style:text-properties officeooo:rsid="00ce3b01" officeooo:paragraph-rsid="011ce10c"/>
    </style:style>
    <style:style style:name="P56" style:family="paragraph" style:parent-style-name="Text_20_body">
      <style:text-properties officeooo:rsid="012bb768" officeooo:paragraph-rsid="012bb768"/>
    </style:style>
    <style:style style:name="P57" style:family="paragraph" style:parent-style-name="Text_20_body">
      <style:text-properties officeooo:rsid="0130db95" officeooo:paragraph-rsid="0130db95"/>
    </style:style>
    <style:style style:name="P58" style:family="paragraph" style:parent-style-name="Text_20_body">
      <style:text-properties officeooo:rsid="0130db95" officeooo:paragraph-rsid="0134e1a0"/>
    </style:style>
    <style:style style:name="P59" style:family="paragraph" style:parent-style-name="Text_20_body">
      <style:text-properties officeooo:rsid="01327ce2" officeooo:paragraph-rsid="01327ce2"/>
    </style:style>
    <style:style style:name="P60" style:family="paragraph" style:parent-style-name="Text_20_body">
      <style:text-properties officeooo:rsid="0134e1a0" officeooo:paragraph-rsid="0134e1a0"/>
    </style:style>
    <style:style style:name="P6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iberation Serif" fo:font-size="12pt" fo:letter-spacing="normal" fo:font-style="normal" fo:font-weight="normal"/>
    </style:style>
    <style:style style:name="P62" style:family="paragraph" style:parent-style-name="Text_20_body">
      <style:paragraph-properties fo:margin-left="0in" fo:margin-right="0in" fo:margin-top="0.1043in" fo:margin-bottom="0.1043in" loext:contextual-spacing="false" fo:orphans="2" fo:widows="2" fo:text-indent="0in" style:auto-text-indent="false"/>
    </style:style>
    <style:style style:name="P63" style:family="paragraph" style:parent-style-name="Text_20_body">
      <style:paragraph-properties fo:margin-left="0in" fo:margin-right="0in" fo:text-indent="0in" style:auto-text-indent="false"/>
      <style:text-properties officeooo:rsid="00042ff4" officeooo:paragraph-rsid="00967bfd"/>
    </style:style>
    <style:style style:name="P64" style:family="paragraph" style:parent-style-name="Text_20_body">
      <style:paragraph-properties fo:margin-left="0in" fo:margin-right="0in" fo:text-indent="0in" style:auto-text-indent="false"/>
      <style:text-properties style:text-position="0% 100%" fo:font-style="normal" officeooo:rsid="00052c3f" officeooo:paragraph-rsid="00967bfd" style:font-style-asian="normal" style:font-style-complex="normal"/>
    </style:style>
    <style:style style:name="P65" style:family="paragraph" style:parent-style-name="Text_20_body">
      <style:paragraph-properties fo:margin-left="0in" fo:margin-right="0in" fo:text-indent="0in" style:auto-text-indent="false"/>
      <style:text-properties officeooo:rsid="00052c3f" officeooo:paragraph-rsid="00967bfd"/>
    </style:style>
    <style:style style:name="P6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Liberation Serif" fo:font-size="12pt" fo:letter-spacing="normal" fo:font-style="italic" fo:font-weight="normal" officeooo:paragraph-rsid="009f6ce9" style:font-size-asian="12pt" style:font-style-asian="italic" style:font-size-complex="12pt" style:font-style-complex="italic"/>
    </style:style>
    <style:style style:name="P6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0a2052f" officeooo:paragraph-rsid="00a2052f" style:font-size-asian="12pt" style:font-size-complex="12pt"/>
    </style:style>
    <style:style style:name="P6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officeooo:rsid="00a3a259" officeooo:paragraph-rsid="00a3a259" style:font-size-asian="12pt" style:font-size-complex="12pt"/>
    </style:style>
    <style:style style:name="P69"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style:style>
    <style:style style:name="P70" style:family="paragraph" style:parent-style-name="Text_20_body">
      <style:paragraph-properties fo:margin-left="0in" fo:margin-right="0in" fo:text-indent="0in" style:auto-text-indent="false"/>
      <style:text-properties fo:font-style="italic" officeooo:paragraph-rsid="009f6ce9" style:font-style-asian="italic" style:font-style-complex="italic"/>
    </style:style>
    <style:style style:name="P71" style:family="paragraph" style:parent-style-name="Text_20_body">
      <style:paragraph-properties fo:margin-left="0in" fo:margin-right="0in" fo:text-indent="0in" style:auto-text-indent="false"/>
      <style:text-properties officeooo:rsid="00967bfd" officeooo:paragraph-rsid="00967bfd"/>
    </style:style>
    <style:style style:name="P72" style:family="paragraph" style:parent-style-name="Text_20_body">
      <style:paragraph-properties fo:margin-left="0in" fo:margin-right="0in" fo:text-align="start" style:justify-single-word="false" fo:text-indent="0in" style:auto-text-indent="false"/>
      <style:text-properties fo:font-weight="normal" officeooo:rsid="00d4204a" officeooo:paragraph-rsid="00d4204a" style:font-weight-asian="normal" style:font-weight-complex="normal"/>
    </style:style>
    <style:style style:name="P73" style:family="paragraph" style:parent-style-name="Text_20_body">
      <style:paragraph-properties fo:margin-left="0in" fo:margin-right="0in" fo:text-align="start" style:justify-single-word="false" fo:text-indent="0in" style:auto-text-indent="false"/>
      <style:text-properties fo:font-weight="normal" officeooo:rsid="00d44223" officeooo:paragraph-rsid="00d44223" style:font-weight-asian="normal" style:font-weight-complex="normal"/>
    </style:style>
    <style:style style:name="P74" style:family="paragraph" style:parent-style-name="Text_20_body">
      <style:paragraph-properties fo:margin-left="0in" fo:margin-right="0in" fo:text-indent="0in" style:auto-text-indent="false"/>
      <style:text-properties officeooo:rsid="0103f3ee" officeooo:paragraph-rsid="0103f3ee"/>
    </style:style>
    <style:style style:name="P75" style:family="paragraph" style:parent-style-name="Text_20_body">
      <style:paragraph-properties fo:margin-left="0in" fo:margin-right="0in" fo:text-indent="0in" style:auto-text-indent="false"/>
      <style:text-properties officeooo:rsid="01086293" officeooo:paragraph-rsid="01086293"/>
    </style:style>
    <style:style style:name="P76" style:family="paragraph" style:parent-style-name="Text_20_body">
      <style:paragraph-properties fo:break-before="page"/>
      <style:text-properties officeooo:paragraph-rsid="002a751a"/>
    </style:style>
    <style:style style:name="P77" style:family="paragraph" style:parent-style-name="Heading_20_2">
      <style:text-properties officeooo:paragraph-rsid="003b136a"/>
    </style:style>
    <style:style style:name="P78" style:family="paragraph" style:parent-style-name="Heading_20_2">
      <style:text-properties officeooo:paragraph-rsid="003b7a0c"/>
    </style:style>
    <style:style style:name="P79" style:family="paragraph" style:parent-style-name="Heading_20_2">
      <style:text-properties officeooo:paragraph-rsid="003b88b8"/>
    </style:style>
    <style:style style:name="P80" style:family="paragraph" style:parent-style-name="Heading_20_2">
      <style:text-properties officeooo:paragraph-rsid="003d0fc5"/>
    </style:style>
    <style:style style:name="P81" style:family="paragraph" style:parent-style-name="Heading_20_2">
      <style:text-properties officeooo:rsid="00468e0e" officeooo:paragraph-rsid="00468e0e"/>
    </style:style>
    <style:style style:name="P82" style:family="paragraph" style:parent-style-name="Heading_20_2">
      <style:text-properties officeooo:rsid="0057cf7e" officeooo:paragraph-rsid="0062a713"/>
    </style:style>
    <style:style style:name="P83" style:family="paragraph" style:parent-style-name="Heading_20_2">
      <style:text-properties officeooo:rsid="00a2052f" officeooo:paragraph-rsid="00a2052f"/>
    </style:style>
    <style:style style:name="P84" style:family="paragraph" style:parent-style-name="Heading_20_2">
      <style:text-properties officeooo:rsid="0075ca2a" officeooo:paragraph-rsid="0075ca2a"/>
    </style:style>
    <style:style style:name="P85" style:family="paragraph" style:parent-style-name="Heading_20_2">
      <style:text-properties officeooo:rsid="011f466c" officeooo:paragraph-rsid="011f466c"/>
    </style:style>
    <style:style style:name="P86" style:family="paragraph" style:parent-style-name="Heading_20_2">
      <style:text-properties officeooo:rsid="0134e1a0" officeooo:paragraph-rsid="0134e1a0"/>
    </style:style>
    <style:style style:name="P87" style:family="paragraph" style:parent-style-name="Text_20_body">
      <style:paragraph-properties fo:margin-left="0.4925in" fo:margin-right="0in" fo:text-indent="0in" style:auto-text-indent="false"/>
      <style:text-properties style:font-name="Liberation Serif" fo:font-size="12pt" officeooo:rsid="00152d0b" officeooo:paragraph-rsid="0010d1de" style:font-size-asian="12pt" style:font-size-complex="12pt"/>
    </style:style>
    <style:style style:name="P88" style:family="paragraph" style:parent-style-name="Text_20_body">
      <style:paragraph-properties fo:margin-left="0.4925in" fo:margin-right="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officeooo:paragraph-rsid="0010d1de" style:font-size-asian="12pt" style:font-size-complex="12pt"/>
    </style:style>
    <style:style style:name="P89" style:family="paragraph" style:parent-style-name="Text_20_body">
      <style:paragraph-properties fo:margin-left="0.4925in" fo:margin-right="0in" fo:text-align="start" style:justify-single-word="false" fo:orphans="2" fo:widows="2" fo:text-indent="0in" style:auto-text-indent="false"/>
      <style:text-properties fo:font-variant="normal" fo:text-transform="none" fo:color="#000000" style:font-name="Liberation Serif" fo:font-size="12pt" fo:letter-spacing="normal" fo:font-style="italic" fo:font-weight="normal" officeooo:paragraph-rsid="009f6ce9" style:font-size-asian="12pt" style:font-style-asian="italic" style:font-size-complex="12pt" style:font-style-complex="italic"/>
    </style:style>
    <style:style style:name="P90" style:family="paragraph" style:parent-style-name="Text_20_body">
      <style:paragraph-properties fo:margin-left="0.4925in" fo:margin-right="0in" fo:text-indent="0in" style:auto-text-indent="false"/>
      <style:text-properties officeooo:rsid="0059f1d2" officeooo:paragraph-rsid="005a9f0f"/>
    </style:style>
    <style:style style:name="P91" style:family="paragraph" style:parent-style-name="Text_20_body">
      <style:paragraph-properties fo:margin-left="0.4925in" fo:margin-right="0in" fo:text-indent="0in" style:auto-text-indent="false"/>
      <style:text-properties officeooo:rsid="00042ff4" officeooo:paragraph-rsid="005cfc9f"/>
    </style:style>
    <style:style style:name="P92" style:family="paragraph" style:parent-style-name="Text_20_body">
      <style:paragraph-properties fo:margin-left="0.4925in" fo:margin-right="0in" fo:text-indent="0in" style:auto-text-indent="false"/>
      <style:text-properties officeooo:rsid="00042ff4" officeooo:paragraph-rsid="00967bfd"/>
    </style:style>
    <style:style style:name="P93" style:family="paragraph" style:parent-style-name="Text_20_body">
      <style:paragraph-properties fo:margin-left="0.4925in" fo:margin-right="0in" fo:text-align="start" style:justify-single-word="false" fo:text-indent="0in" style:auto-text-indent="false"/>
      <style:text-properties officeooo:rsid="00b7a5d7" officeooo:paragraph-rsid="00b7a5d7"/>
    </style:style>
    <style:style style:name="P94" style:family="paragraph" style:parent-style-name="Text_20_body">
      <style:paragraph-properties fo:margin-left="0.4925in" fo:margin-right="0in" fo:text-align="start" style:justify-single-word="false" fo:text-indent="0in" style:auto-text-indent="false"/>
      <style:text-properties officeooo:rsid="00052c3f" officeooo:paragraph-rsid="00b7a5d7"/>
    </style:style>
    <style:style style:name="P95" style:family="paragraph" style:parent-style-name="Text_20_body">
      <style:paragraph-properties fo:margin-left="0.4925in" fo:margin-right="0in" fo:text-indent="0in" style:auto-text-indent="false"/>
      <style:text-properties officeooo:rsid="00ae0d4f" officeooo:paragraph-rsid="00b7a5d7"/>
    </style:style>
    <style:style style:name="P96" style:family="paragraph" style:parent-style-name="Text_20_body">
      <style:paragraph-properties fo:margin-left="0.4925in" fo:margin-right="0in" fo:text-align="start" style:justify-single-word="false" fo:text-indent="0in" style:auto-text-indent="false"/>
      <style:text-properties fo:font-weight="normal" officeooo:rsid="00afe857" officeooo:paragraph-rsid="00b7a5d7" style:font-weight-asian="normal" style:font-weight-complex="normal"/>
    </style:style>
    <style:style style:name="P97" style:family="paragraph" style:parent-style-name="Text_20_body">
      <style:paragraph-properties fo:margin-left="0.4925in" fo:margin-right="0in" fo:text-align="start" style:justify-single-word="false" fo:text-indent="0in" style:auto-text-indent="false"/>
      <style:text-properties fo:font-weight="normal" officeooo:rsid="00afe857" officeooo:paragraph-rsid="00d4204a" style:font-weight-asian="normal" style:font-weight-complex="normal"/>
    </style:style>
    <style:style style:name="P98" style:family="paragraph" style:parent-style-name="Text_20_body">
      <style:paragraph-properties fo:margin-left="0.4925in" fo:margin-right="0in" fo:text-align="start" style:justify-single-word="false" fo:text-indent="0in" style:auto-text-indent="false"/>
      <style:text-properties fo:font-weight="normal" officeooo:rsid="00d4204a" officeooo:paragraph-rsid="00d4204a" style:font-weight-asian="normal" style:font-weight-complex="normal"/>
    </style:style>
    <style:style style:name="P99" style:family="paragraph" style:parent-style-name="Text_20_body">
      <style:paragraph-properties fo:margin-left="0.4925in" fo:margin-right="0in" fo:text-align="start" style:justify-single-word="false" fo:text-indent="0in" style:auto-text-indent="false"/>
      <style:text-properties fo:font-weight="normal" officeooo:rsid="00d71f6b" officeooo:paragraph-rsid="00d71f6b" style:font-weight-asian="normal" style:font-weight-complex="normal"/>
    </style:style>
    <style:style style:name="P100" style:family="paragraph" style:parent-style-name="Text_20_body">
      <style:paragraph-properties fo:margin-left="0.4925in" fo:margin-right="0in" fo:text-align="start" style:justify-single-word="false" fo:text-indent="0in" style:auto-text-indent="false"/>
      <style:text-properties fo:font-weight="normal" officeooo:rsid="00dc1386" officeooo:paragraph-rsid="00ddcdfd" style:font-weight-asian="normal" style:font-weight-complex="normal"/>
    </style:style>
    <style:style style:name="P101" style:family="paragraph" style:parent-style-name="Text_20_body">
      <style:paragraph-properties fo:margin-left="0.4925in" fo:margin-right="0in" fo:text-align="start" style:justify-single-word="false" fo:text-indent="0in" style:auto-text-indent="false"/>
      <style:text-properties fo:font-weight="normal" officeooo:rsid="00cd6773" officeooo:paragraph-rsid="00b7a5d7" style:font-weight-asian="normal" style:font-weight-complex="normal"/>
    </style:style>
    <style:style style:name="P102" style:family="paragraph" style:parent-style-name="Text_20_body">
      <style:paragraph-properties fo:margin-left="0.4925in" fo:margin-right="0in" fo:text-align="start" style:justify-single-word="false" fo:text-indent="0in" style:auto-text-indent="false"/>
      <style:text-properties officeooo:rsid="00d14980" officeooo:paragraph-rsid="00d4204a"/>
    </style:style>
    <style:style style:name="P103" style:family="paragraph" style:parent-style-name="Text_20_body">
      <style:paragraph-properties fo:margin-left="0.4925in" fo:margin-right="0in" fo:text-indent="0in" style:auto-text-indent="false"/>
      <style:text-properties officeooo:rsid="00f14dfa" officeooo:paragraph-rsid="00f14dfa"/>
    </style:style>
    <style:style style:name="P104" style:family="paragraph" style:parent-style-name="Text_20_body">
      <style:paragraph-properties fo:margin-left="0.4925in" fo:margin-right="0in" fo:text-indent="0in" style:auto-text-indent="false"/>
      <style:text-properties officeooo:rsid="00f824d6" officeooo:paragraph-rsid="00f824d6"/>
    </style:style>
    <style:style style:name="P105" style:family="paragraph" style:parent-style-name="Text_20_body">
      <style:paragraph-properties fo:margin-left="0.4925in" fo:margin-right="0in" fo:text-indent="0in" style:auto-text-indent="false"/>
      <style:text-properties officeooo:rsid="00f824d6" officeooo:paragraph-rsid="00fb2046"/>
    </style:style>
    <style:style style:name="P106" style:family="paragraph" style:parent-style-name="Text_20_body">
      <style:paragraph-properties fo:margin-left="0.4925in" fo:margin-right="0in" fo:text-indent="0in" style:auto-text-indent="false"/>
      <style:text-properties officeooo:rsid="00fe340c" officeooo:paragraph-rsid="00fe340c"/>
    </style:style>
    <style:style style:name="P107" style:family="paragraph" style:parent-style-name="Text_20_body">
      <style:paragraph-properties fo:margin-left="0.4925in" fo:margin-right="0in" fo:text-indent="0in" style:auto-text-indent="false"/>
      <style:text-properties officeooo:rsid="00fe340c" officeooo:paragraph-rsid="00f824d6"/>
    </style:style>
    <style:style style:name="P108" style:family="paragraph" style:parent-style-name="Text_20_body">
      <style:paragraph-properties fo:margin-left="0.4925in" fo:margin-right="0in" fo:text-indent="0in" style:auto-text-indent="false"/>
      <style:text-properties officeooo:rsid="0101fe61" officeooo:paragraph-rsid="0101fe61"/>
    </style:style>
    <style:style style:name="P109" style:family="paragraph" style:parent-style-name="Text_20_body">
      <style:paragraph-properties fo:margin-left="0.4925in" fo:margin-right="0in" fo:text-indent="0in" style:auto-text-indent="false"/>
      <style:text-properties officeooo:rsid="0103f3ee" officeooo:paragraph-rsid="0103f3ee"/>
    </style:style>
    <style:style style:name="P110" style:family="paragraph" style:parent-style-name="Text_20_body">
      <style:paragraph-properties fo:margin-left="0.4925in" fo:margin-right="0in" fo:text-indent="0in" style:auto-text-indent="false"/>
      <style:text-properties officeooo:rsid="0106c1cd" officeooo:paragraph-rsid="0106c1cd"/>
    </style:style>
    <style:style style:name="P111" style:family="paragraph" style:parent-style-name="Text_20_body">
      <style:paragraph-properties fo:margin-left="0.4925in" fo:margin-right="0in" fo:text-indent="0in" style:auto-text-indent="false"/>
      <style:text-properties officeooo:rsid="0106c1cd" officeooo:paragraph-rsid="01086293"/>
    </style:style>
    <style:style style:name="P112" style:family="paragraph" style:parent-style-name="Text_20_body">
      <style:paragraph-properties fo:margin-left="0.4925in" fo:margin-right="0in" fo:text-indent="0in" style:auto-text-indent="false"/>
      <style:text-properties officeooo:rsid="00f92718" officeooo:paragraph-rsid="00fb2046"/>
    </style:style>
    <style:style style:name="P113" style:family="paragraph" style:parent-style-name="Text_20_body">
      <style:paragraph-properties fo:margin-left="0.4925in" fo:margin-right="0in" fo:text-indent="0in" style:auto-text-indent="false"/>
      <style:text-properties style:text-position="0% 100%" fo:font-style="normal" officeooo:rsid="01086293" officeooo:paragraph-rsid="01086293" style:font-style-asian="normal" style:font-style-complex="normal"/>
    </style:style>
    <style:style style:name="P114" style:family="paragraph" style:parent-style-name="Text_20_body">
      <style:paragraph-properties fo:margin-left="0.4925in" fo:margin-right="0in" fo:line-height="100%" fo:text-indent="0in" style:auto-text-indent="false"/>
      <style:text-properties style:font-name="Liberation Sans" fo:font-size="12pt" officeooo:rsid="01327ce2" officeooo:paragraph-rsid="0134e1a0" style:font-size-asian="10.5pt" style:font-size-complex="12pt"/>
    </style:style>
    <style:style style:name="P115" style:family="paragraph" style:parent-style-name="Text_20_body">
      <style:paragraph-properties fo:margin-left="0.4925in" fo:margin-right="0in" fo:line-height="100%" fo:text-indent="0in" style:auto-text-indent="false"/>
      <style:text-properties style:font-name="Liberation Sans" fo:font-size="12pt" officeooo:rsid="0130db95" officeooo:paragraph-rsid="0134e1a0" style:font-size-asian="10.5pt" style:font-size-complex="12pt"/>
    </style:style>
    <style:style style:name="P116" style:family="paragraph" style:parent-style-name="Text_20_body">
      <style:paragraph-properties fo:margin-left="0.4925in" fo:margin-right="0in" fo:line-height="100%" fo:text-indent="0in" style:auto-text-indent="false"/>
      <style:text-properties style:font-name="Courier New" fo:font-size="9pt" officeooo:rsid="01327ce2" officeooo:paragraph-rsid="0134e1a0" style:font-size-asian="9pt" style:font-size-complex="9pt"/>
    </style:style>
    <style:style style:name="P117" style:family="paragraph" style:parent-style-name="Text_20_body">
      <style:paragraph-properties fo:margin-left="0.4925in" fo:margin-right="0in" fo:margin-top="0in" fo:margin-bottom="0.1043in" loext:contextual-spacing="false" fo:orphans="2" fo:widows="2" fo:text-indent="0in" style:auto-text-indent="false"/>
    </style:style>
    <style:style style:name="P118" style:family="paragraph" style:parent-style-name="Text_20_body">
      <style:paragraph-properties fo:margin-left="0.9846in" fo:margin-right="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officeooo:paragraph-rsid="0010d1de" style:font-size-asian="12pt" style:font-size-complex="12pt"/>
    </style:style>
    <style:style style:name="P119" style:family="paragraph" style:parent-style-name="Text_20_body">
      <style:paragraph-properties fo:margin-left="0.9846in" fo:margin-right="0in" fo:text-align="start" style:justify-single-word="false" fo:text-indent="0in" style:auto-text-indent="false"/>
      <style:text-properties fo:font-weight="normal" officeooo:rsid="00d8c79b" officeooo:paragraph-rsid="00d8c79b" style:font-weight-asian="normal" style:font-weight-complex="normal"/>
    </style:style>
    <style:style style:name="P120" style:family="paragraph" style:parent-style-name="Text_20_body">
      <style:paragraph-properties fo:margin-left="0.9846in" fo:margin-right="0in" fo:text-align="start" style:justify-single-word="false" fo:text-indent="0in" style:auto-text-indent="false"/>
      <style:text-properties fo:font-weight="normal" officeooo:rsid="00d71f6b" officeooo:paragraph-rsid="00d71f6b" style:font-weight-asian="normal" style:font-weight-complex="normal"/>
    </style:style>
    <style:style style:name="P121" style:family="paragraph" style:parent-style-name="Text_20_body">
      <style:paragraph-properties fo:margin-left="0.9846in" fo:margin-right="0in" fo:text-align="start" style:justify-single-word="false" fo:text-indent="0in" style:auto-text-indent="false"/>
      <style:text-properties fo:font-weight="normal" officeooo:rsid="00da6043" officeooo:paragraph-rsid="00da6043" style:font-weight-asian="normal" style:font-weight-complex="normal"/>
    </style:style>
    <style:style style:name="P122" style:family="paragraph" style:parent-style-name="Text_20_body">
      <style:paragraph-properties fo:margin-left="0.9846in" fo:margin-right="0in" fo:line-height="100%" fo:text-indent="0in" style:auto-text-indent="false"/>
      <style:text-properties style:font-name="Liberation Sans" fo:font-size="12pt" officeooo:rsid="0130db95" officeooo:paragraph-rsid="0134e1a0" style:font-size-asian="10.5pt" style:font-size-complex="12pt"/>
    </style:style>
    <style:style style:name="P123" style:family="paragraph" style:parent-style-name="Text_20_body">
      <style:paragraph-properties fo:margin-left="0.9846in" fo:margin-right="0in" fo:margin-top="0in" fo:margin-bottom="0.1043in" loext:contextual-spacing="false" fo:orphans="2" fo:widows="2" fo:text-indent="0in" style:auto-text-indent="false"/>
      <style:text-properties fo:font-variant="normal" fo:text-transform="none" fo:color="#333333" style:font-name="Liberation Serif" fo:font-size="12pt" fo:letter-spacing="normal" fo:font-style="normal" fo:font-weight="normal"/>
    </style:style>
    <style:style style:name="P124" style:family="paragraph" style:parent-style-name="Text_20_body" style:master-page-name="">
      <loext:graphic-properties draw:fill="none"/>
      <style:paragraph-properties fo:margin-left="1.5in" fo:margin-right="0in" fo:margin-top="0in" fo:margin-bottom="0.1043in" loext:contextual-spacing="false" fo:line-height="120%" fo:orphans="2" fo:widows="2" fo:text-indent="-0.5in" style:auto-text-indent="false" style:page-number="auto" fo:background-color="transparent"/>
    </style:style>
    <style:style style:name="P125" style:family="paragraph" style:parent-style-name="Table_20_Contents">
      <style:text-properties fo:font-size="10pt"/>
    </style:style>
    <style:style style:name="P126" style:family="paragraph" style:parent-style-name="Table_20_Contents">
      <style:text-properties fo:color="#004080"/>
    </style:style>
    <style:style style:name="P127" style:family="paragraph" style:parent-style-name="Table_20_Contents">
      <style:text-properties fo:font-size="2pt" style:font-size-asian="2pt" style:font-size-complex="2pt"/>
    </style:style>
    <style:style style:name="P128" style:family="paragraph" style:parent-style-name="Table_20_Contents">
      <style:paragraph-properties fo:text-align="center" style:justify-single-word="false"/>
      <style:text-properties style:font-name="Arial" fo:font-size="10pt" fo:font-weight="bold"/>
    </style:style>
    <style:style style:name="P129" style:family="paragraph" style:parent-style-name="Table_20_Contents">
      <style:paragraph-properties fo:text-align="center" style:justify-single-word="false"/>
      <style:text-properties style:font-name="Arial" fo:font-size="10pt"/>
    </style:style>
    <style:style style:name="P130" style:family="paragraph" style:parent-style-name="Standard">
      <style:text-properties officeooo:rsid="00495029" officeooo:paragraph-rsid="00495029"/>
    </style:style>
    <style:style style:name="P131" style:family="paragraph" style:parent-style-name="Standard">
      <style:text-properties officeooo:rsid="00495029" officeooo:paragraph-rsid="01123195"/>
    </style:style>
    <style:style style:name="P132" style:family="paragraph" style:parent-style-name="Standard">
      <style:text-properties officeooo:rsid="001b07c5" officeooo:paragraph-rsid="0121b859"/>
    </style:style>
    <style:style style:name="P133" style:family="paragraph" style:parent-style-name="Text_20_body">
      <style:paragraph-properties fo:margin-left="1.4772in" fo:margin-right="0in" fo:line-height="100%" fo:text-indent="0in" style:auto-text-indent="false"/>
      <style:text-properties style:font-name="Courier New" fo:font-size="9pt" officeooo:rsid="0134e1a0" officeooo:paragraph-rsid="0134e1a0" style:font-size-asian="9pt" style:font-size-complex="9pt"/>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Contents_20_1">
      <style:paragraph-properties>
        <style:tab-stops>
          <style:tab-stop style:position="6.9252in" style:type="right" style:leader-style="dotted" style:leader-text="."/>
        </style:tab-stops>
      </style:paragraph-properties>
    </style:style>
    <style:style style:name="P137" style:family="paragraph" style:parent-style-name="Text_20_body" style:list-style-name="L1">
      <style:text-properties officeooo:rsid="0109e7cf" officeooo:paragraph-rsid="0109e7cf"/>
    </style:style>
    <style:style style:name="P138" style:family="paragraph" style:parent-style-name="Text_20_body" style:list-style-name="L1">
      <style:text-properties officeooo:rsid="002ab2e0" officeooo:paragraph-rsid="003998d4"/>
    </style:style>
    <style:style style:name="P139" style:family="paragraph" style:parent-style-name="Text_20_body" style:list-style-name="L2">
      <style:text-properties officeooo:rsid="0035b36c" officeooo:paragraph-rsid="0035b36c"/>
    </style:style>
    <style:style style:name="P140" style:family="paragraph" style:parent-style-name="Text_20_body" style:list-style-name="L2">
      <style:text-properties officeooo:rsid="002c44f7" officeooo:paragraph-rsid="002c44f7"/>
    </style:style>
    <style:style style:name="P141" style:family="paragraph" style:parent-style-name="Text_20_body" style:list-style-name="L2">
      <style:text-properties officeooo:rsid="002f573b" officeooo:paragraph-rsid="0030e9cf"/>
    </style:style>
    <style:style style:name="P142" style:family="paragraph" style:parent-style-name="Text_20_body" style:list-style-name="L1">
      <style:text-properties officeooo:rsid="002f573b" officeooo:paragraph-rsid="003998d4"/>
    </style:style>
    <style:style style:name="P143" style:family="paragraph" style:parent-style-name="Text_20_body" style:list-style-name="L2">
      <style:text-properties officeooo:rsid="0032724a" officeooo:paragraph-rsid="0032724a"/>
    </style:style>
    <style:style style:name="P144" style:family="paragraph" style:parent-style-name="Text_20_body" style:list-style-name="L2">
      <style:text-properties officeooo:rsid="0030e9cf" officeooo:paragraph-rsid="0030e9cf"/>
    </style:style>
    <style:style style:name="P145" style:family="paragraph" style:parent-style-name="Text_20_body" style:list-style-name="L1">
      <style:text-properties officeooo:rsid="0030e9cf" officeooo:paragraph-rsid="003998d4"/>
    </style:style>
    <style:style style:name="P146" style:family="paragraph" style:parent-style-name="Text_20_body" style:list-style-name="L2">
      <style:text-properties officeooo:rsid="003568f1" officeooo:paragraph-rsid="00358304"/>
    </style:style>
    <style:style style:name="P147" style:family="paragraph" style:parent-style-name="Text_20_body" style:list-style-name="L2">
      <style:text-properties officeooo:rsid="003af909" officeooo:paragraph-rsid="003af909"/>
    </style:style>
    <style:style style:name="P148" style:family="paragraph" style:parent-style-name="Text_20_body" style:list-style-name="L3">
      <style:text-properties officeooo:rsid="00152d0b" officeooo:paragraph-rsid="00533714"/>
    </style:style>
    <style:style style:name="P149" style:family="paragraph" style:parent-style-name="Text_20_body" style:list-style-name="L3">
      <style:text-properties officeooo:rsid="00155620" officeooo:paragraph-rsid="00533714"/>
    </style:style>
    <style:style style:name="P150" style:family="paragraph" style:parent-style-name="Text_20_body" style:list-style-name="L3">
      <style:text-properties officeooo:rsid="00155620" officeooo:paragraph-rsid="010d2e85"/>
    </style:style>
    <style:style style:name="P151" style:family="paragraph" style:parent-style-name="Text_20_body" style:list-style-name="L3">
      <style:text-properties fo:font-style="normal" officeooo:rsid="00155620" officeooo:paragraph-rsid="010d2e85" style:font-style-asian="normal" style:font-style-complex="normal"/>
    </style:style>
    <style:style style:name="P152" style:family="paragraph" style:parent-style-name="Text_20_body" style:list-style-name="L4">
      <style:text-properties officeooo:rsid="005aa7e1" officeooo:paragraph-rsid="005aa7e1"/>
    </style:style>
    <style:style style:name="P153" style:family="paragraph" style:parent-style-name="Text_20_body" style:list-style-name="L4">
      <style:text-properties officeooo:rsid="00627b05" officeooo:paragraph-rsid="00627b05"/>
    </style:style>
    <style:style style:name="P154" style:family="paragraph" style:parent-style-name="Text_20_body" style:list-style-name="L4">
      <style:text-properties officeooo:rsid="0062880f" officeooo:paragraph-rsid="0062880f"/>
    </style:style>
    <style:style style:name="P155" style:family="paragraph" style:parent-style-name="Text_20_body" style:list-style-name="L4">
      <style:text-properties officeooo:rsid="010f1764" officeooo:paragraph-rsid="010f1764"/>
    </style:style>
    <style:style style:name="P156" style:family="paragraph" style:parent-style-name="Text_20_body" style:list-style-name="L4">
      <style:text-properties officeooo:rsid="0058bdbd" officeooo:paragraph-rsid="005aa7e1"/>
    </style:style>
    <style:style style:name="P157" style:family="paragraph" style:parent-style-name="Text_20_body" style:list-style-name="L4">
      <style:text-properties officeooo:rsid="0058bdbd" officeooo:paragraph-rsid="0058bdbd"/>
    </style:style>
    <style:style style:name="P158" style:family="paragraph" style:parent-style-name="Text_20_body" style:list-style-name="L5">
      <style:text-properties officeooo:rsid="00eb9117" officeooo:paragraph-rsid="00eb9117"/>
    </style:style>
    <style:style style:name="P159" style:family="paragraph" style:parent-style-name="Text_20_body" style:list-style-name="L5">
      <style:text-properties officeooo:rsid="00ec5cfb" officeooo:paragraph-rsid="00ec5cfb"/>
    </style:style>
    <style:style style:name="P160" style:family="paragraph" style:parent-style-name="Text_20_body" style:list-style-name="L6">
      <style:text-properties officeooo:rsid="006fdbb7" officeooo:paragraph-rsid="00ec9441"/>
    </style:style>
    <style:style style:name="P161" style:family="paragraph" style:parent-style-name="Text_20_body" style:list-style-name="L6">
      <style:text-properties officeooo:rsid="00eeee41" officeooo:paragraph-rsid="00eeee41"/>
    </style:style>
    <style:style style:name="P162" style:family="paragraph" style:parent-style-name="Text_20_body" style:list-style-name="L7">
      <style:text-properties officeooo:rsid="00718cdb" officeooo:paragraph-rsid="00718cdb"/>
    </style:style>
    <style:style style:name="P163" style:family="paragraph" style:parent-style-name="Text_20_body" style:list-style-name="L7">
      <style:text-properties officeooo:rsid="0072e227" officeooo:paragraph-rsid="0072e227"/>
    </style:style>
    <style:style style:name="P164" style:family="paragraph" style:parent-style-name="Text_20_body" style:list-style-name="L8">
      <style:text-properties officeooo:rsid="007366a8" officeooo:paragraph-rsid="007366a8"/>
    </style:style>
    <style:style style:name="P165" style:family="paragraph" style:parent-style-name="Text_20_body" style:list-style-name="L9">
      <style:text-properties officeooo:rsid="00c32b53" officeooo:paragraph-rsid="00c32b53"/>
    </style:style>
    <style:style style:name="P166" style:family="paragraph" style:parent-style-name="Text_20_body" style:list-style-name="L9">
      <style:text-properties fo:font-style="italic" officeooo:rsid="00c32b53" officeooo:paragraph-rsid="00ca1331" style:font-style-asian="italic" style:font-style-complex="italic"/>
    </style:style>
    <style:style style:name="P167" style:family="paragraph" style:parent-style-name="Text_20_body" style:list-style-name="L9">
      <style:text-properties fo:font-style="italic" officeooo:paragraph-rsid="00c39bc4" style:font-style-asian="italic" style:font-style-complex="italic"/>
    </style:style>
    <style:style style:name="P168" style:family="paragraph" style:parent-style-name="Text_20_body" style:list-style-name="L9">
      <style:text-properties fo:font-style="italic" officeooo:rsid="00c58783" officeooo:paragraph-rsid="00c58783" style:font-style-asian="italic" style:font-style-complex="italic"/>
    </style:style>
    <style:style style:name="P169" style:family="paragraph" style:parent-style-name="Text_20_body" style:list-style-name="L9">
      <style:text-properties fo:font-style="italic" officeooo:rsid="00c5bcf4" officeooo:paragraph-rsid="00c5bcf4" style:font-style-asian="italic" style:font-style-complex="italic"/>
    </style:style>
    <style:style style:name="P170" style:family="paragraph" style:parent-style-name="Text_20_body" style:list-style-name="L10">
      <style:paragraph-properties fo:text-align="start" style:justify-single-word="false"/>
      <style:text-properties officeooo:rsid="007afe64" officeooo:paragraph-rsid="007afe64"/>
    </style:style>
    <style:style style:name="P171" style:family="paragraph" style:parent-style-name="Text_20_body" style:list-style-name="L10">
      <style:paragraph-properties fo:text-align="start" style:justify-single-word="false"/>
      <style:text-properties officeooo:rsid="00b3c38f" officeooo:paragraph-rsid="00b97c1a"/>
    </style:style>
    <style:style style:name="P172" style:family="paragraph" style:parent-style-name="Text_20_body" style:list-style-name="L10">
      <style:paragraph-properties fo:text-align="start" style:justify-single-word="false"/>
      <style:text-properties fo:font-weight="normal" officeooo:rsid="00b97c1a" officeooo:paragraph-rsid="00b97c1a" style:font-weight-asian="normal" style:font-weight-complex="normal"/>
    </style:style>
    <style:style style:name="P173" style:family="paragraph" style:parent-style-name="Text_20_body" style:list-style-name="L14">
      <style:paragraph-properties fo:text-align="start" style:justify-single-word="false"/>
      <style:text-properties fo:font-weight="normal" officeooo:rsid="00dc1386" officeooo:paragraph-rsid="00dc1386" style:font-weight-asian="normal" style:font-weight-complex="normal"/>
    </style:style>
    <style:style style:name="P174" style:family="paragraph" style:parent-style-name="Text_20_body" style:list-style-name="L11">
      <style:paragraph-properties fo:text-align="start" style:justify-single-word="false"/>
      <style:text-properties fo:font-weight="bold" officeooo:rsid="00b97c1a" officeooo:paragraph-rsid="00b97c1a" style:font-weight-asian="bold" style:font-weight-complex="bold"/>
    </style:style>
    <style:style style:name="P175" style:family="paragraph" style:parent-style-name="Text_20_body" style:list-style-name="L12">
      <style:paragraph-properties fo:text-align="start" style:justify-single-word="false"/>
      <style:text-properties fo:font-weight="bold" officeooo:rsid="00b97c1a" officeooo:paragraph-rsid="00b97c1a" style:font-weight-asian="bold" style:font-weight-complex="bold"/>
    </style:style>
    <style:style style:name="P176" style:family="paragraph" style:parent-style-name="Text_20_body" style:list-style-name="L13">
      <style:paragraph-properties fo:text-align="start" style:justify-single-word="false"/>
      <style:text-properties fo:font-weight="bold" officeooo:rsid="00d44223" officeooo:paragraph-rsid="00d44223" style:font-weight-asian="bold" style:font-weight-complex="bold"/>
    </style:style>
    <style:style style:name="P177" style:family="paragraph" style:parent-style-name="Text_20_body" style:list-style-name="L14">
      <style:paragraph-properties fo:text-align="start" style:justify-single-word="false"/>
      <style:text-properties fo:font-weight="bold" officeooo:rsid="00dc1386" officeooo:paragraph-rsid="00dc1386" style:font-weight-asian="bold" style:font-weight-complex="bold"/>
    </style:style>
    <style:style style:name="P178" style:family="paragraph" style:parent-style-name="Text_20_body" style:list-style-name="L15">
      <style:text-properties officeooo:rsid="0130db95" officeooo:paragraph-rsid="0130db95"/>
    </style:style>
    <style:style style:name="P179" style:family="paragraph" style:parent-style-name="Text_20_body" style:list-style-name="L16">
      <style:text-properties officeooo:rsid="01327ce2" officeooo:paragraph-rsid="01327ce2"/>
    </style:style>
    <style:style style:name="P180" style:family="paragraph" style:parent-style-name="Text_20_body" style:list-style-name="L17">
      <style:text-properties officeooo:rsid="01327ce2" officeooo:paragraph-rsid="01327ce2"/>
    </style:style>
    <style:style style:name="P181" style:family="paragraph" style:parent-style-name="Text_20_body" style:list-style-name="L18">
      <style:text-properties officeooo:rsid="01327ce2" officeooo:paragraph-rsid="01327ce2"/>
    </style:style>
    <style:style style:name="P182" style:family="paragraph" style:parent-style-name="Text_20_body" style:list-style-name="L19">
      <style:paragraph-properties fo:line-height="100%"/>
      <style:text-properties style:font-name="Liberation Sans" fo:font-size="12pt" officeooo:rsid="0130db95" officeooo:paragraph-rsid="0134e1a0" style:font-size-asian="10.5pt" style:font-size-complex="12pt"/>
    </style:style>
    <style:style style:name="P183" style:family="paragraph" style:parent-style-name="Text_20_body" style:list-style-name="L19">
      <style:paragraph-properties fo:line-height="100%"/>
      <style:text-properties style:font-name="Liberation Sans" fo:font-size="12pt" officeooo:rsid="0134e1a0" officeooo:paragraph-rsid="0134e1a0" style:font-size-asian="10.5pt" style:font-size-complex="12pt"/>
    </style:style>
    <style:style style:name="P184" style:family="paragraph" style:parent-style-name="Text_20_body" style:list-style-name="L19">
      <style:paragraph-properties fo:line-height="100%"/>
      <style:text-properties style:font-name="Liberation Sans" fo:font-size="12pt" officeooo:rsid="0135928e" officeooo:paragraph-rsid="01369ddc" style:font-size-asian="10.5pt" style:font-size-complex="12pt"/>
    </style:style>
    <style:style style:name="P185" style:family="paragraph" style:parent-style-name="Text_20_body" style:list-style-name="L19">
      <style:paragraph-properties fo:line-height="100%"/>
      <style:text-properties style:font-name="Liberation Sans" fo:font-size="12pt" officeooo:rsid="01369ddc" officeooo:paragraph-rsid="01369ddc" style:font-size-asian="10.5pt" style:font-size-complex="12pt"/>
    </style:style>
    <style:style style:name="P186" style:family="paragraph" style:parent-style-name="Heading_20_3">
      <style:text-properties officeooo:rsid="012bb768" officeooo:paragraph-rsid="012bb768"/>
    </style:style>
    <style:style style:name="P187" style:family="paragraph" style:parent-style-name="Heading_20_3">
      <style:text-properties officeooo:rsid="0057cf7e" officeooo:paragraph-rsid="0057cf7e"/>
    </style:style>
    <style:style style:name="P188" style:family="paragraph" style:parent-style-name="Heading_20_3">
      <style:text-properties officeooo:rsid="00eb9117" officeooo:paragraph-rsid="00eb9117"/>
    </style:style>
    <style:style style:name="P189" style:family="paragraph" style:parent-style-name="Heading_20_3">
      <style:text-properties officeooo:rsid="00ec9441" officeooo:paragraph-rsid="00ec9441"/>
    </style:style>
    <style:style style:name="P190" style:family="paragraph" style:parent-style-name="Heading_20_3">
      <style:text-properties officeooo:rsid="0062a713" officeooo:paragraph-rsid="00646e5e"/>
    </style:style>
    <style:style style:name="P191" style:family="paragraph" style:parent-style-name="Heading_20_3">
      <style:text-properties officeooo:rsid="00f63d88" officeooo:paragraph-rsid="00f63d88"/>
    </style:style>
    <style:style style:name="P192" style:family="paragraph" style:parent-style-name="Heading_20_3">
      <style:text-properties officeooo:rsid="00f8126f" officeooo:paragraph-rsid="00f8126f"/>
    </style:style>
    <style:style style:name="P193" style:family="paragraph" style:parent-style-name="Heading_20_3">
      <style:text-properties officeooo:rsid="0075ca2a" officeooo:paragraph-rsid="0075ca2a"/>
    </style:style>
    <style:style style:name="P194" style:family="paragraph" style:parent-style-name="Heading_20_3">
      <style:text-properties officeooo:rsid="00a3a259" officeooo:paragraph-rsid="00a3a259"/>
    </style:style>
    <style:style style:name="P195" style:family="paragraph" style:parent-style-name="Heading_20_1">
      <style:text-properties officeooo:rsid="003b136a" officeooo:paragraph-rsid="003b136a"/>
    </style:style>
    <style:style style:name="P196" style:family="paragraph" style:parent-style-name="Heading_20_1">
      <style:text-properties officeooo:paragraph-rsid="005cfc9f"/>
    </style:style>
    <style:style style:name="P197" style:family="paragraph" style:parent-style-name="Heading_20_1">
      <style:paragraph-properties fo:text-align="center" style:justify-single-word="false"/>
      <style:text-properties officeooo:paragraph-rsid="0010d1de"/>
    </style:style>
    <style:style style:name="P198" style:family="paragraph" style:parent-style-name="Heading_20_1">
      <style:paragraph-properties fo:text-align="center" style:justify-single-word="false"/>
      <style:text-properties officeooo:rsid="0014c11d" officeooo:paragraph-rsid="0014c11d"/>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rsid="003b7a0c" officeooo:paragraph-rsid="003b7a0c"/>
    </style:style>
    <style:style style:name="P201" style:family="paragraph" style:parent-style-name="Heading_20_1">
      <style:paragraph-properties fo:text-align="center" style:justify-single-word="false" fo:break-before="page"/>
      <style:text-properties officeooo:paragraph-rsid="00133bac"/>
    </style:style>
    <style:style style:name="P202" style:family="paragraph" style:parent-style-name="Heading_20_1">
      <style:paragraph-properties fo:text-align="center" style:justify-single-word="false" fo:break-before="page"/>
      <style:text-properties officeooo:rsid="0014c11d" officeooo:paragraph-rsid="0130db95"/>
    </style:style>
    <style:style style:name="T1" style:family="text">
      <style:text-properties officeooo:rsid="012d7542"/>
    </style:style>
    <style:style style:name="T2" style:family="text">
      <style:text-properties officeooo:rsid="000d7439"/>
    </style:style>
    <style:style style:name="T3" style:family="text">
      <style:text-properties fo:color="#000000" fo:letter-spacing="normal" fo:font-weight="normal"/>
    </style:style>
    <style:style style:name="T4" style:family="text">
      <style:text-properties fo:font-style="italic" style:font-style-asian="italic" style:font-style-complex="italic"/>
    </style:style>
    <style:style style:name="T5" style:family="text">
      <style:text-properties fo:font-style="italic" officeooo:rsid="00052c3f" style:font-style-asian="italic" style:font-style-complex="italic"/>
    </style:style>
    <style:style style:name="T6" style:family="text">
      <style:text-properties fo:font-style="italic" officeooo:rsid="00967bfd"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52c3f" style:font-style-asian="normal" style:font-style-complex="normal"/>
    </style:style>
    <style:style style:name="T9" style:family="text">
      <style:text-properties fo:font-style="normal" officeooo:rsid="00967bfd" style:font-style-asian="normal" style:font-style-complex="normal"/>
    </style:style>
    <style:style style:name="T10" style:family="text">
      <style:text-properties fo:font-style="normal" officeooo:rsid="00c75eca" style:font-style-asian="normal" style:font-style-complex="normal"/>
    </style:style>
    <style:style style:name="T11" style:family="text">
      <style:text-properties fo:font-style="normal" officeooo:rsid="00c80c5e" style:font-style-asian="normal" style:font-style-complex="normal"/>
    </style:style>
    <style:style style:name="T12" style:family="text">
      <style:text-properties fo:font-style="normal" officeooo:rsid="00c95abb" style:font-style-asian="normal" style:font-style-complex="normal"/>
    </style:style>
    <style:style style:name="T13" style:family="text">
      <style:text-properties fo:font-style="normal" officeooo:rsid="00ca1331" style:font-style-asian="normal" style:font-style-complex="normal"/>
    </style:style>
    <style:style style:name="T14" style:family="text">
      <style:text-properties fo:font-style="normal" officeooo:rsid="00c39bc4" style:font-style-asian="normal" style:font-style-complex="normal"/>
    </style:style>
    <style:style style:name="T15" style:family="text">
      <style:text-properties fo:font-style="normal" officeooo:rsid="00cbc3ba" style:font-style-asian="normal" style:font-style-complex="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weight="normal"/>
    </style:style>
    <style:style style:name="T18" style:family="text">
      <style:text-properties fo:font-variant="normal" fo:text-transform="none" fo:color="#000000" style:font-name="Liberation Serif" fo:font-size="12pt" fo:letter-spacing="normal" fo:font-weight="normal" style:font-size-asian="12pt" style:font-size-complex="12pt"/>
    </style:style>
    <style:style style:name="T19" style:family="text">
      <style:text-properties fo:font-variant="normal" fo:text-transform="none" fo:color="#000000" style:font-name="Liberation Serif" fo:font-size="12pt" fo:letter-spacing="normal" fo:font-weight="normal" officeooo:rsid="00ef55dd" style:font-size-asian="12pt" style:font-size-complex="12pt"/>
    </style:style>
    <style:style style:name="T20" style:family="text">
      <style:text-properties fo:font-variant="normal" fo:text-transform="none" fo:color="#000000" style:font-name="Liberation Serif" fo:font-size="12pt" fo:letter-spacing="normal" fo:font-weight="normal" officeooo:rsid="00f128d9" style:font-size-asian="12pt" style:font-size-complex="12pt"/>
    </style:style>
    <style:style style:name="T21" style:family="text">
      <style:text-properties fo:font-variant="normal" fo:text-transform="none" fo:color="#333333" style:font-name="Liberation Serif" fo:font-size="12pt" fo:letter-spacing="normal" fo:font-style="normal" fo:font-weight="bold"/>
    </style:style>
    <style:style style:name="T22" style:family="text">
      <style:text-properties fo:font-variant="normal" fo:text-transform="none" fo:color="#333333" style:font-name="Liberation Serif" fo:font-size="12pt" fo:letter-spacing="normal" fo:font-style="normal" fo:font-weight="normal"/>
    </style:style>
    <style:style style:name="T23" style:family="text">
      <style:text-properties fo:font-variant="normal" fo:text-transform="none" fo:color="#333333" style:font-name="Liberation Serif" fo:font-size="12pt" fo:letter-spacing="normal" fo:font-style="normal" fo:font-weight="normal" style:font-weight-asian="normal" style:font-weight-complex="normal"/>
    </style:style>
    <style:style style:name="T24" style:family="text">
      <style:text-properties fo:font-variant="normal" fo:text-transform="none" fo:color="#333333" style:font-name="Liberation Serif" fo:font-size="12pt" fo:letter-spacing="normal" fo:font-style="normal" fo:font-weight="normal" officeooo:rsid="0043f586"/>
    </style:style>
    <style:style style:name="T25" style:family="text">
      <style:text-properties fo:font-variant="normal" fo:text-transform="none" fo:color="#333333" style:font-name="Liberation Serif" fo:font-size="12pt" fo:letter-spacing="normal" fo:font-style="normal" style:text-underline-style="none" fo:font-weight="normal"/>
    </style:style>
    <style:style style:name="T26" style:family="text">
      <style:text-properties fo:font-variant="normal" fo:text-transform="none" fo:color="#333333" style:font-name="Liberation Serif" fo:font-size="12pt" fo:letter-spacing="normal" fo:font-style="normal" style:text-underline-style="none" fo:font-weight="normal" officeooo:rsid="0043f586"/>
    </style:style>
    <style:style style:name="T27" style:family="text">
      <style:text-properties fo:font-variant="normal" fo:text-transform="none" fo:color="#005c72" style:font-name="Liberation Serif" fo:font-size="12pt" fo:letter-spacing="normal" fo:font-style="normal" style:text-underline-style="solid" style:text-underline-width="auto" style:text-underline-color="font-color" fo:font-weight="normal"/>
    </style:style>
    <style:style style:name="T28" style:family="text">
      <style:text-properties style:font-weight-asian="normal" style:font-weight-complex="normal"/>
    </style:style>
    <style:style style:name="T29" style:family="text">
      <style:text-properties officeooo:rsid="00133bac"/>
    </style:style>
    <style:style style:name="T30" style:family="text">
      <style:text-properties officeooo:rsid="0014c11d"/>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officeooo:rsid="007cc14e" style:font-weight-asian="bold" style:font-weight-complex="bold"/>
    </style:style>
    <style:style style:name="T34" style:family="text">
      <style:text-properties fo:font-weight="bold" officeooo:rsid="00bb60fa" style:font-weight-asian="bold" style:font-weight-complex="bold"/>
    </style:style>
    <style:style style:name="T35" style:family="text">
      <style:text-properties fo:font-weight="bold" officeooo:rsid="00d14980" style:font-weight-asian="bold" style:font-weight-complex="bold"/>
    </style:style>
    <style:style style:name="T36" style:family="text">
      <style:text-properties fo:font-weight="bold" officeooo:rsid="00b97c1a" style:font-weight-asian="bold" style:font-weight-complex="bold"/>
    </style:style>
    <style:style style:name="T37" style:family="text">
      <style:text-properties fo:font-weight="bold" officeooo:rsid="00d2fce1" style:font-weight-asian="bold" style:font-weight-complex="bold"/>
    </style:style>
    <style:style style:name="T38" style:family="text">
      <style:text-properties fo:font-weight="bold" officeooo:rsid="00ddcdfd" style:font-weight-asian="bold" style:font-weight-complex="bold"/>
    </style:style>
    <style:style style:name="T39" style:family="text">
      <style:text-properties fo:font-weight="bold" officeooo:rsid="00e5b760" style:font-weight-asian="bold" style:font-weight-complex="bold"/>
    </style:style>
    <style:style style:name="T40" style:family="text">
      <style:text-properties officeooo:rsid="00252048"/>
    </style:style>
    <style:style style:name="T41" style:family="text">
      <style:text-properties officeooo:rsid="002be21d"/>
    </style:style>
    <style:style style:name="T42" style:family="text">
      <style:text-properties officeooo:rsid="0030e9cf"/>
    </style:style>
    <style:style style:name="T43" style:family="text">
      <style:text-properties officeooo:rsid="0032724a"/>
    </style:style>
    <style:style style:name="T44" style:family="text">
      <style:text-properties officeooo:rsid="0033a5e5"/>
    </style:style>
    <style:style style:name="T45" style:family="text">
      <style:text-properties officeooo:rsid="003568f1"/>
    </style:style>
    <style:style style:name="T46" style:family="text">
      <style:text-properties officeooo:rsid="00358304"/>
    </style:style>
    <style:style style:name="T47" style:family="text">
      <style:text-properties officeooo:rsid="00364396"/>
    </style:style>
    <style:style style:name="T48" style:family="text">
      <style:text-properties officeooo:rsid="0037d0d6"/>
    </style:style>
    <style:style style:name="T49" style:family="text">
      <style:text-properties officeooo:rsid="0039c901"/>
    </style:style>
    <style:style style:name="T50" style:family="text">
      <style:text-properties officeooo:rsid="004307c4"/>
    </style:style>
    <style:style style:name="T51" style:family="text">
      <style:text-properties officeooo:rsid="00470845"/>
    </style:style>
    <style:style style:name="T52" style:family="text">
      <style:text-properties officeooo:rsid="005aa7e1"/>
    </style:style>
    <style:style style:name="T53" style:family="text">
      <style:text-properties officeooo:rsid="00042ff4"/>
    </style:style>
    <style:style style:name="T54" style:family="text">
      <style:text-properties officeooo:rsid="00052c3f"/>
    </style:style>
    <style:style style:name="T55" style:family="text">
      <style:text-properties style:text-position="sub 58%" fo:font-style="normal" style:font-style-asian="normal" style:font-style-complex="normal"/>
    </style:style>
    <style:style style:name="T56" style:family="text">
      <style:text-properties style:text-position="sub 58%" fo:font-style="normal" officeooo:rsid="00052c3f" style:font-style-asian="normal" style:font-style-complex="normal"/>
    </style:style>
    <style:style style:name="T57" style:family="text">
      <style:text-properties style:text-position="sub 58%" fo:font-style="normal" officeooo:rsid="00b7a5d7" style:font-style-asian="normal" style:font-style-complex="normal"/>
    </style:style>
    <style:style style:name="T58" style:family="text">
      <style:text-properties style:text-position="sub 58%" fo:font-style="normal" officeooo:rsid="00d14980" style:font-style-asian="normal" style:font-style-complex="normal"/>
    </style:style>
    <style:style style:name="T59" style:family="text">
      <style:text-properties style:text-position="sub 58%" officeooo:rsid="00a024a5"/>
    </style:style>
    <style:style style:name="T60" style:family="text">
      <style:text-properties style:text-position="0% 100%" fo:font-style="normal" style:font-style-asian="normal" style:font-style-complex="normal"/>
    </style:style>
    <style:style style:name="T61" style:family="text">
      <style:text-properties style:text-position="0% 100%" fo:font-style="normal" officeooo:rsid="00052c3f" style:font-style-asian="normal" style:font-style-complex="normal"/>
    </style:style>
    <style:style style:name="T62" style:family="text">
      <style:text-properties style:text-position="0% 100%" fo:font-style="normal" officeooo:rsid="00b5b625" style:font-style-asian="normal" style:font-style-complex="normal"/>
    </style:style>
    <style:style style:name="T63" style:family="text">
      <style:text-properties style:text-position="0% 100%" fo:font-style="normal" officeooo:rsid="00b7a5d7" style:font-style-asian="normal" style:font-style-complex="normal"/>
    </style:style>
    <style:style style:name="T64" style:family="text">
      <style:text-properties style:text-position="0% 100%" fo:font-style="normal" officeooo:rsid="00d14980" style:font-style-asian="normal" style:font-style-complex="normal"/>
    </style:style>
    <style:style style:name="T65" style:family="text">
      <style:text-properties style:text-position="0% 100%" fo:font-style="normal" officeooo:rsid="00e5b760" style:font-style-asian="normal" style:font-style-complex="normal"/>
    </style:style>
    <style:style style:name="T66" style:family="text">
      <style:text-properties style:text-position="0% 100%" fo:font-style="normal" officeooo:rsid="01086293" style:font-style-asian="normal" style:font-style-complex="normal"/>
    </style:style>
    <style:style style:name="T67" style:family="text">
      <style:text-properties style:text-position="0% 100%" fo:font-style="normal" fo:font-weight="normal" officeooo:rsid="00b7a5d7" style:font-style-asian="normal" style:font-weight-asian="normal" style:font-style-complex="normal" style:font-weight-complex="normal"/>
    </style:style>
    <style:style style:name="T68" style:family="text">
      <style:text-properties style:text-position="0% 100%" fo:font-style="normal" fo:font-weight="normal" officeooo:rsid="00d14980" style:font-style-asian="normal" style:font-weight-asian="normal" style:font-style-complex="normal" style:font-weight-complex="normal"/>
    </style:style>
    <style:style style:name="T69" style:family="text">
      <style:text-properties style:text-position="0% 100%" fo:font-style="normal" fo:font-weight="normal" officeooo:rsid="00e5b760" style:font-style-asian="normal" style:font-weight-asian="normal" style:font-style-complex="normal" style:font-weight-complex="normal"/>
    </style:style>
    <style:style style:name="T70" style:family="text">
      <style:text-properties style:text-position="0% 100%" officeooo:rsid="00a024a5"/>
    </style:style>
    <style:style style:name="T71" style:family="text">
      <style:text-properties officeooo:rsid="00607756"/>
    </style:style>
    <style:style style:name="T72" style:family="text">
      <style:text-properties officeooo:rsid="00625cd1"/>
    </style:style>
    <style:style style:name="T73" style:family="text">
      <style:text-properties officeooo:rsid="006c7a80"/>
    </style:style>
    <style:style style:name="T74" style:family="text">
      <style:text-properties officeooo:rsid="0073e106"/>
    </style:style>
    <style:style style:name="T75" style:family="text">
      <style:text-properties style:font-name="Liberation Serif"/>
    </style:style>
    <style:style style:name="T76" style:family="text">
      <style:text-properties style:font-name="Liberation Serif" fo:font-size="12pt" style:font-size-asian="12pt" style:font-size-complex="12pt"/>
    </style:style>
    <style:style style:name="T77" style:family="text">
      <style:text-properties officeooo:rsid="007cc14e"/>
    </style:style>
    <style:style style:name="T78" style:family="text">
      <style:text-properties officeooo:rsid="007ea086"/>
    </style:style>
    <style:style style:name="T79" style:family="text">
      <style:text-properties officeooo:rsid="00967bfd"/>
    </style:style>
    <style:style style:name="T80" style:family="text">
      <style:text-properties officeooo:rsid="009f6ce9"/>
    </style:style>
    <style:style style:name="T81" style:family="text">
      <style:text-properties officeooo:rsid="00a024a5"/>
    </style:style>
    <style:style style:name="T82" style:family="text">
      <style:text-properties style:text-position="super 58%"/>
    </style:style>
    <style:style style:name="T83" style:family="text">
      <style:text-properties style:text-position="super 58%" officeooo:rsid="00a024a5"/>
    </style:style>
    <style:style style:name="T84" style:family="text">
      <style:text-properties style:text-position="super 58%" fo:font-weight="normal" style:font-weight-asian="normal" style:font-weight-complex="normal"/>
    </style:style>
    <style:style style:name="T85" style:family="text">
      <style:text-properties officeooo:rsid="00a2052f"/>
    </style:style>
    <style:style style:name="T86" style:family="text">
      <style:text-properties fo:font-weight="normal" style:font-weight-asian="normal" style:font-weight-complex="normal"/>
    </style:style>
    <style:style style:name="T87" style:family="text">
      <style:text-properties fo:font-weight="normal" officeooo:rsid="00b3c38f" style:font-weight-asian="normal" style:font-weight-complex="normal"/>
    </style:style>
    <style:style style:name="T88" style:family="text">
      <style:text-properties fo:font-weight="normal" officeooo:rsid="00cd6773" style:font-weight-asian="normal" style:font-weight-complex="normal"/>
    </style:style>
    <style:style style:name="T89" style:family="text">
      <style:text-properties fo:font-weight="normal" officeooo:rsid="00ce3b01" style:font-weight-asian="normal" style:font-weight-complex="normal"/>
    </style:style>
    <style:style style:name="T90" style:family="text">
      <style:text-properties fo:font-weight="normal" officeooo:rsid="00d08487" style:font-weight-asian="normal" style:font-weight-complex="normal"/>
    </style:style>
    <style:style style:name="T91" style:family="text">
      <style:text-properties fo:font-weight="normal" officeooo:rsid="00d0a8ea" style:font-weight-asian="normal" style:font-weight-complex="normal"/>
    </style:style>
    <style:style style:name="T92" style:family="text">
      <style:text-properties fo:font-weight="normal" officeooo:rsid="00d2fce1" style:font-weight-asian="normal" style:font-weight-complex="normal"/>
    </style:style>
    <style:style style:name="T93" style:family="text">
      <style:text-properties fo:font-weight="normal" officeooo:rsid="00d4204a" style:font-weight-asian="normal" style:font-weight-complex="normal"/>
    </style:style>
    <style:style style:name="T94" style:family="text">
      <style:text-properties fo:font-weight="normal" officeooo:rsid="00e01bd3" style:font-weight-asian="normal" style:font-weight-complex="normal"/>
    </style:style>
    <style:style style:name="T95" style:family="text">
      <style:text-properties fo:font-weight="normal" officeooo:rsid="00e099e1" style:font-weight-asian="normal" style:font-weight-complex="normal"/>
    </style:style>
    <style:style style:name="T96" style:family="text">
      <style:text-properties fo:font-weight="normal" officeooo:rsid="00e1276f" style:font-weight-asian="normal" style:font-weight-complex="normal"/>
    </style:style>
    <style:style style:name="T97" style:family="text">
      <style:text-properties fo:font-weight="normal" officeooo:rsid="00e2d941" style:font-weight-asian="normal" style:font-weight-complex="normal"/>
    </style:style>
    <style:style style:name="T98" style:family="text">
      <style:text-properties fo:font-weight="normal" officeooo:rsid="00e3cd01" style:font-weight-asian="normal" style:font-weight-complex="normal"/>
    </style:style>
    <style:style style:name="T99" style:family="text">
      <style:text-properties fo:font-weight="normal" officeooo:rsid="00e5b760" style:font-weight-asian="normal" style:font-weight-complex="normal"/>
    </style:style>
    <style:style style:name="T100" style:family="text">
      <style:text-properties fo:font-weight="normal" officeooo:rsid="00e69cf2" style:font-weight-asian="normal" style:font-weight-complex="normal"/>
    </style:style>
    <style:style style:name="T101" style:family="text">
      <style:text-properties fo:font-weight="normal" officeooo:rsid="011b1f50" style:font-weight-asian="normal" style:font-weight-complex="normal"/>
    </style:style>
    <style:style style:name="T102" style:family="text">
      <style:text-properties fo:font-weight="normal" officeooo:rsid="011ce10c" style:font-weight-asian="normal" style:font-weight-complex="normal"/>
    </style:style>
    <style:style style:name="T103" style:family="text">
      <style:text-properties fo:font-weight="normal" officeooo:rsid="011da2e9" style:font-weight-asian="normal" style:font-weight-complex="normal"/>
    </style:style>
    <style:style style:name="T104" style:family="text">
      <style:text-properties officeooo:rsid="00b7a5d7"/>
    </style:style>
    <style:style style:name="T105" style:family="text">
      <style:text-properties officeooo:rsid="00b97c1a"/>
    </style:style>
    <style:style style:name="T106" style:family="text">
      <style:text-properties officeooo:rsid="00bb60fa"/>
    </style:style>
    <style:style style:name="T107" style:family="text">
      <style:text-properties fo:color="#004080"/>
    </style:style>
    <style:style style:name="T108" style:family="text">
      <style:text-properties officeooo:rsid="00c39bc4"/>
    </style:style>
    <style:style style:name="T109" style:family="text">
      <style:text-properties officeooo:rsid="00c75eca"/>
    </style:style>
    <style:style style:name="T110" style:family="text">
      <style:text-properties officeooo:rsid="00ccb9e1"/>
    </style:style>
    <style:style style:name="T111" style:family="text">
      <style:text-properties officeooo:rsid="00d14980"/>
    </style:style>
    <style:style style:name="T112" style:family="text">
      <style:text-properties officeooo:rsid="00d5bbcb"/>
    </style:style>
    <style:style style:name="T113" style:family="text">
      <style:text-properties officeooo:rsid="00d9b339"/>
    </style:style>
    <style:style style:name="T114" style:family="text">
      <style:text-properties officeooo:rsid="00ddcdfd"/>
    </style:style>
    <style:style style:name="T115" style:family="text">
      <style:text-properties officeooo:rsid="00e7ea76"/>
    </style:style>
    <style:style style:name="T116" style:family="text">
      <style:text-properties officeooo:rsid="00eac1e3"/>
    </style:style>
    <style:style style:name="T117" style:family="text">
      <style:text-properties officeooo:rsid="00ec9441"/>
    </style:style>
    <style:style style:name="T118" style:family="text">
      <style:text-properties officeooo:rsid="00edba1b"/>
    </style:style>
    <style:style style:name="T119" style:family="text">
      <style:text-properties officeooo:rsid="00f14dfa"/>
    </style:style>
    <style:style style:name="T120" style:family="text">
      <style:text-properties officeooo:rsid="00f2e8a5"/>
    </style:style>
    <style:style style:name="T121" style:family="text">
      <style:text-properties officeooo:rsid="00f92718"/>
    </style:style>
    <style:style style:name="T122" style:family="text">
      <style:text-properties officeooo:rsid="00f9c611"/>
    </style:style>
    <style:style style:name="T123" style:family="text">
      <style:text-properties officeooo:rsid="00fb2046"/>
    </style:style>
    <style:style style:name="T124" style:family="text">
      <style:text-properties officeooo:rsid="00fd1d96"/>
    </style:style>
    <style:style style:name="T125" style:family="text">
      <style:text-properties officeooo:rsid="0101fe61"/>
    </style:style>
    <style:style style:name="T126" style:family="text">
      <style:text-properties officeooo:rsid="01056ced"/>
    </style:style>
    <style:style style:name="T127" style:family="text">
      <style:text-properties officeooo:rsid="0109e7cf"/>
    </style:style>
    <style:style style:name="T128" style:family="text">
      <style:text-properties officeooo:rsid="010d1ce4"/>
    </style:style>
    <style:style style:name="T129" style:family="text">
      <style:text-properties officeooo:rsid="010f1764"/>
    </style:style>
    <style:style style:name="T130" style:family="text">
      <style:text-properties officeooo:rsid="0128b169"/>
    </style:style>
    <style:style style:name="T131" style:family="text">
      <style:text-properties officeooo:rsid="0134e1a0"/>
    </style:style>
    <style:style style:name="T132" style:family="text">
      <style:text-properties officeooo:rsid="013b2180"/>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774_16543808"/>Summary<text:bookmark-end text:name="__RefHeading___Toc774_16543808"/></text:h>
      <text:list xml:id="list474588056" text:style-name="L1">
        <text:list-item>
          <text:p text:style-name="P137">I wanted to mate a solar-powered WSPR transmitter with a bunch of helium party balloons (balloon). The idea is to have the balloon report its position and status over WSPR via radio transmission. Amateur radio operators monitor WSPR and report any WSPR transmissions they receive to a central database. I can query the database over the Internet and have a record of the balloon’s progress. I have visions of grandeur and can picture the balloon traveling great distances. Joel suggested the name Magellan. I like that; seems quite appropriate. My wife suggested shortening the name to something a bit more cryptic, so I’m currently referring to the project as <text:span text:style-name="T4">Ferd</text:span><text:span text:style-name="T7"> after Ferdinand Magellan.</text:span></text:p>
        </text:list-item>
        <text:list-item>
          <text:p text:style-name="P138"><text:span text:style-name="T127">Ferd</text:span> is an attempt to create an inexpensive balloon/payload/antenna system capable of being tracked over long distances. The idea is to use a balloon to carry a transmitter sending out a Weak Signal Propagation Reporter (WSPR) signal. <text:span text:style-name="T41">The transmitter is computer controlled and powered by a small solar panel. The antenna is an offcenter-fed antenna hanging from the balloon cluster above the transmitter.</text:span></text:p>
        </text:list-item>
      </text:list>
      <text:list xml:id="list781735842" text:style-name="L2">
        <text:list-item>
          <text:p text:style-name="P139">The transmitter power level will be somewhere between 100 mW – <text:span text:style-name="T127">2</text:span>00 mW. This should be capable of being received thousands of miles away under normal band conditions, <text:span text:style-name="T49">so Ferd should be trackable anywhere in the world.</text:span></text:p>
        </text:list-item>
        <text:list-item>
          <text:p text:style-name="P140">The total package should weigh less than <text:span text:style-name="T127">3 </text:span>ounces and cost less than $<text:span text:style-name="T127">10</text:span>0 to make, not including the cost of the balloons.</text:p>
        </text:list-item>
        <text:list-item>
          <text:p text:style-name="P141"><text:span text:style-name="T42">I want to make the hardware and software o</text:span>pensource. <text:span text:style-name="T42">I like the Microsoft Public License (</text:span><text:a xlink:type="simple" xlink:href="https://opensource.org/license/MS-PL" text:style-name="Internet_20_link" text:visited-style-name="Visited_20_Internet_20_Link"><text:span text:style-name="T42">https://opensource.org/license/MS-PL</text:span></text:a><text:span text:style-name="T42">) for software and the TAPR Open Hardware License (</text:span><text:a xlink:type="simple" xlink:href="https://www.tapr.org/ohl.html" text:style-name="Internet_20_link" text:visited-style-name="Visited_20_Internet_20_Link"><text:span text:style-name="T42">https://www.tapr.org/ohl.html</text:span></text:a><text:span text:style-name="T42">) for hardware.</text:span></text:p>
        </text:list-item>
        <text:list-item>
          <text:p text:style-name="P143"><text:span text:style-name="T127">Ferd</text:span> should be user-friendly, meaning no surface mount parts and a relatively straightforward programming environment. I’m currently planning on using an Arduino. <text:span text:style-name="T44">The Arduino development environment was designed to be as unpainful as practical.</text:span></text:p>
        </text:list-item>
        <text:list-item>
          <text:p text:style-name="P144"><text:span text:style-name="T45">There are a range of parameters that I’d like to explore. For example, choice of frequency to transmit on, choice of gas to use in the balloon(s), and what altitude to aim for. This will require m</text:span>ultiple launches.</text:p>
        </text:list-item>
        <text:list-item>
          <text:p text:style-name="P146"><text:span text:style-name="T46">I would like to have units available for sale at </text:span>Hamvention 2018. <text:span text:style-name="T46">The project will have to be presented and approved by the TAPR board meeting at the DCC in September 2017, so the development work and hopefully a flight should be complete by then.</text:span></text:p>
        </text:list-item>
        <text:list-item>
          <text:p text:style-name="P147"><text:soft-page-break/>I intend to use this document as a sort of catchall to record design and operational information so I can find it later.</text:p>
        </text:list-item>
      </text:list>
      <text:h text:style-name="Heading_20_1" text:outline-level="1"><text:bookmark-start text:name="__RefHeading___Toc776_16543808"/>Objective<text:span text:style-name="T48">s</text:span><text:bookmark-end text:name="__RefHeading___Toc776_16543808"/></text:h>
      <text:list xml:id="list95328439526019" text:continue-list="list474588056" text:style-name="L1">
        <text:list-item>
          <text:p text:style-name="P142">I am interested in doing the project for my own enlightenment and to satisfy my curiosity. In addition, I think it would be an interesting and informative project for my friends <text:span text:style-name="T47">to take part (not to mention that there’s a lot of work and I can definitely use the help)</text:span>.</text:p>
        </text:list-item>
        <text:list-item>
          <text:p text:style-name="P142">A developed version of <text:span text:style-name="T128">Ferd </text:span>could be marketable by Tuscon Amateur Packet Radio (TAPR). I am a member of TAPR and willing to turn the design over to them for that purpose. <text:span text:style-name="T42">TAPR has also offered to cover the cost of materials used in the development effort.</text:span></text:p>
        </text:list-item>
        <text:list-item>
          <text:p text:style-name="P145">I can envision schools <text:span text:style-name="T43">and groups like scouts being interested in launching and tracking a low cost balloon. I intend to try make the project buildable by people with limited computer and electronic skills, but make no promises as to how low we can go.</text:span></text:p>
        </text:list-item>
      </text:list>
      <text:p text:style-name="P11"/>
      <text:p text:style-name="P11">73 Bruce Raymond/ND8I</text:p>
      <text:p text:style-name="P11"/>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_Toc774_16543808" text:style-name="Index_20_Link" text:visited-style-name="Index_20_Link">Summary<text:tab/>1</text:a></text:p>
          <text:p text:style-name="P136"><text:a xlink:type="simple" xlink:href="#__RefHeading___Toc776_16543808" text:style-name="Index_20_Link" text:visited-style-name="Index_20_Link">Objectives<text:tab/>2</text:a></text:p>
          <text:p text:style-name="P136"><text:a xlink:type="simple" xlink:href="#__RefHeading___Toc747_1217270422" text:style-name="Index_20_Link" text:visited-style-name="Index_20_Link">Design<text:tab/>4</text:a></text:p>
          <text:p text:style-name="P134"><text:a xlink:type="simple" xlink:href="#__RefHeading___Toc2102_3555052298" text:style-name="Index_20_Link" text:visited-style-name="Index_20_Link">Frequencies<text:tab/>4</text:a></text:p>
          <text:p text:style-name="P134"><text:a xlink:type="simple" xlink:href="#__RefHeading___Toc854_16543808" text:style-name="Index_20_Link" text:visited-style-name="Index_20_Link">Antenna Design/Optimization<text:tab/>5</text:a></text:p>
          <text:p text:style-name="P135"><text:a xlink:type="simple" xlink:href="#__RefHeading___Toc2390_1910169004" text:style-name="Index_20_Link" text:visited-style-name="Index_20_Link">Final Antenna Design<text:tab/>6</text:a></text:p>
          <text:p text:style-name="P134"><text:a xlink:type="simple" xlink:href="#__RefHeading___Toc856_16543808" text:style-name="Index_20_Link" text:visited-style-name="Index_20_Link">Power/Solar Panel Design<text:tab/>6</text:a></text:p>
          <text:p text:style-name="P134"><text:a xlink:type="simple" xlink:href="#__RefHeading___Toc860_16543808" text:style-name="Index_20_Link" text:visited-style-name="Index_20_Link">Hardware<text:tab/>6</text:a></text:p>
          <text:p text:style-name="P135"><text:a xlink:type="simple" xlink:href="#__RefHeading___Toc960_334827594" text:style-name="Index_20_Link" text:visited-style-name="Index_20_Link">Payload<text:tab/>6</text:a></text:p>
          <text:p text:style-name="P135"><text:a xlink:type="simple" xlink:href="#__RefHeading___Toc962_334827594" text:style-name="Index_20_Link" text:visited-style-name="Index_20_Link">Support Infrastructure<text:tab/>7</text:a></text:p>
          <text:p text:style-name="P134"><text:a xlink:type="simple" xlink:href="#__RefHeading___Toc1007_570251464" text:style-name="Index_20_Link" text:visited-style-name="Index_20_Link">Software<text:tab/>7</text:a></text:p>
          <text:p text:style-name="P135"><text:a xlink:type="simple" xlink:href="#__RefHeading___Toc4465_3180284440" text:style-name="Index_20_Link" text:visited-style-name="Index_20_Link">Initialization<text:tab/>7</text:a></text:p>
          <text:p text:style-name="P135"><text:a xlink:type="simple" xlink:href="#__RefHeading___Toc4467_3180284440" text:style-name="Index_20_Link" text:visited-style-name="Index_20_Link">Time Synchronization<text:tab/>7</text:a></text:p>
          <text:p text:style-name="P135"><text:a xlink:type="simple" xlink:href="#__RefHeading___Toc4469_3180284440" text:style-name="Index_20_Link" text:visited-style-name="Index_20_Link">Telemetry Data<text:tab/>8</text:a></text:p>
          <text:p text:style-name="P135"><text:a xlink:type="simple" xlink:href="#__RefHeading___Toc1009_570251464" text:style-name="Index_20_Link" text:visited-style-name="Index_20_Link">State Machine<text:tab/>8</text:a></text:p>
          <text:p text:style-name="P135"><text:a xlink:type="simple" xlink:href="#__RefHeading___Toc735_1217270422" text:style-name="Index_20_Link" text:visited-style-name="Index_20_Link">Power<text:tab/>9</text:a></text:p>
          <text:p text:style-name="P136"><text:a xlink:type="simple" xlink:href="#__RefHeading___Toc864_16543808" text:style-name="Index_20_Link" text:visited-style-name="Index_20_Link">Testing<text:tab/>9</text:a></text:p>
          <text:p text:style-name="P134"><text:a xlink:type="simple" xlink:href="#__RefHeading___Toc1027_16543808" text:style-name="Index_20_Link" text:visited-style-name="Index_20_Link">Test Plan/Procedures<text:tab/>9</text:a></text:p>
          <text:p text:style-name="P134"><text:a xlink:type="simple" xlink:href="#__RefHeading___Toc866_16543808" text:style-name="Index_20_Link" text:visited-style-name="Index_20_Link">Temperature Testing<text:tab/>9</text:a></text:p>
          <text:p text:style-name="P134"><text:a xlink:type="simple" xlink:href="#__RefHeading___Toc868_16543808" text:style-name="Index_20_Link" text:visited-style-name="Index_20_Link">Functional Testing<text:tab/>9</text:a></text:p>
          <text:p text:style-name="P134"><text:a xlink:type="simple" xlink:href="#__RefHeading___Toc313_1217270422" text:style-name="Index_20_Link" text:visited-style-name="Index_20_Link">Endurance Testing (day/night)<text:tab/>9</text:a></text:p>
          <text:p text:style-name="P134"><text:a xlink:type="simple" xlink:href="#__RefHeading___Toc4549_3180284440" text:style-name="Index_20_Link" text:visited-style-name="Index_20_Link">Weight Tradeoffs<text:tab/>10</text:a></text:p>
          <text:p text:style-name="P136"><text:a xlink:type="simple" xlink:href="#__RefHeading___Toc870_16543808" text:style-name="Index_20_Link" text:visited-style-name="Index_20_Link">Launch<text:tab/>10</text:a></text:p>
          <text:p text:style-name="P134"><text:a xlink:type="simple" xlink:href="#__RefHeading___Toc307_1217270422" text:style-name="Index_20_Link" text:visited-style-name="Index_20_Link">Balloon Management<text:tab/>10</text:a></text:p>
          <text:p text:style-name="P134"><text:a xlink:type="simple" xlink:href="#__RefHeading___Toc872_16543808" text:style-name="Index_20_Link" text:visited-style-name="Index_20_Link">Launch Procedures &amp; Checklists<text:tab/>10</text:a></text:p>
          <text:p text:style-name="P134"><text:a xlink:type="simple" xlink:href="#__RefHeading___Toc876_16543808" text:style-name="Index_20_Link" text:visited-style-name="Index_20_Link">Launch Schedule<text:tab/>10</text:a></text:p>
          <text:p text:style-name="P136"><text:a xlink:type="simple" xlink:href="#__RefHeading___Toc878_16543808" text:style-name="Index_20_Link" text:visited-style-name="Index_20_Link">Tracking<text:tab/>11</text:a></text:p>
          <text:p text:style-name="P134"><text:a xlink:type="simple" xlink:href="#__RefHeading___Toc1338_2050874014" text:style-name="Index_20_Link" text:visited-style-name="Index_20_Link">Telemetry<text:tab/>12</text:a></text:p>
          <text:p text:style-name="P135"><text:a xlink:type="simple" xlink:href="#__RefHeading___Toc4471_3180284440" text:style-name="Index_20_Link" text:visited-style-name="Index_20_Link">Data Encoding<text:tab/>12</text:a></text:p>
          <text:p text:style-name="P135"><text:a xlink:type="simple" xlink:href="#__RefHeading___Toc4473_3180284440" text:style-name="Index_20_Link" text:visited-style-name="Index_20_Link">Data Decoding<text:tab/>13</text:a></text:p>
          <text:p text:style-name="P135"><text:a xlink:type="simple" xlink:href="#__RefHeading___Toc1340_2050874014" text:style-name="Index_20_Link" text:visited-style-name="Index_20_Link">Altitude<text:tab/>14</text:a></text:p>
          <text:p text:style-name="P135"><text:a xlink:type="simple" xlink:href="#__RefHeading___Toc1342_2050874014" text:style-name="Index_20_Link" text:visited-style-name="Index_20_Link">Velocity<text:tab/>14</text:a></text:p>
          <text:p text:style-name="P135"><text:a xlink:type="simple" xlink:href="#__RefHeading___Toc1344_2050874014" text:style-name="Index_20_Link" text:visited-style-name="Index_20_Link">Temperature<text:tab/>14</text:a></text:p>
          <text:p text:style-name="P135"><text:a xlink:type="simple" xlink:href="#__RefHeading___Toc1346_2050874014" text:style-name="Index_20_Link" text:visited-style-name="Index_20_Link">Power Supply Voltage<text:tab/>15</text:a></text:p>
          <text:p text:style-name="P135"><text:a xlink:type="simple" xlink:href="#__RefHeading___Toc2373_2389349489" text:style-name="Index_20_Link" text:visited-style-name="Index_20_Link">Solar Cell Calculations<text:tab/>15</text:a></text:p>
          <text:p text:style-name="P136"><text:a xlink:type="simple" xlink:href="#__RefHeading___Toc880_16543808" text:style-name="Index_20_Link" text:visited-style-name="Index_20_Link">Other<text:tab/>15</text:a></text:p>
          <text:p text:style-name="P134"><text:a xlink:type="simple" xlink:href="#__RefHeading___Toc882_16543808" text:style-name="Index_20_Link" text:visited-style-name="Index_20_Link">TAPR Considerations<text:tab/>15</text:a></text:p>
          <text:p text:style-name="P136"><text:a xlink:type="simple" xlink:href="#__RefHeading___Toc884_16543808" text:style-name="Index_20_Link" text:visited-style-name="Index_20_Link">Legal &amp; Regulatory Issues<text:tab/>16</text:a></text:p>
          <text:p text:style-name="P134"><text:soft-page-break/><text:a xlink:type="simple" xlink:href="#__RefHeading___Toc1721_663629572" text:style-name="Index_20_Link" text:visited-style-name="Index_20_Link">FCC Issues – Is transmitting on 30m legal?<text:tab/>16</text:a></text:p>
          <text:p text:style-name="P134"><text:a xlink:type="simple" xlink:href="#__RefHeading___Toc1723_663629572" text:style-name="Index_20_Link" text:visited-style-name="Index_20_Link">FAA Issues<text:tab/>16</text:a></text:p>
          <text:p text:style-name="P135"><text:a xlink:type="simple" xlink:href="#__RefHeading___Toc1725_663629572" text:style-name="Index_20_Link" text:visited-style-name="Index_20_Link">Liability<text:tab/>16</text:a></text:p>
          <text:p text:style-name="P135"><text:a xlink:type="simple" xlink:href="#__RefHeading___Toc1727_663629572" text:style-name="Index_20_Link" text:visited-style-name="Index_20_Link">Hazard Matrix<text:tab/>17</text:a></text:p>
          <text:p text:style-name="P135"><text:a xlink:type="simple" xlink:href="#__RefHeading___Toc1729_663629572" text:style-name="Index_20_Link" text:visited-style-name="Index_20_Link">Hazards<text:tab/>17</text:a></text:p>
          <text:p text:style-name="P136"><text:a xlink:type="simple" xlink:href="#__RefHeading___Toc549_1217270422" text:style-name="Index_20_Link" text:visited-style-name="Index_20_Link">Appendix A – Lift Analysis<text:tab/>18</text:a></text:p>
          <text:p text:style-name="P136"><text:a xlink:type="simple" xlink:href="#__RefHeading___Toc966_334827594" text:style-name="Index_20_Link" text:visited-style-name="Index_20_Link">Ideal Gas Law<text:tab/>18</text:a></text:p>
          <text:p text:style-name="P136"><text:a xlink:type="simple" xlink:href="#__RefHeading___Toc1356_2050874014" text:style-name="Index_20_Link" text:visited-style-name="Index_20_Link">Conditions<text:tab/>19</text:a></text:p>
          <text:p text:style-name="P136"><text:a xlink:type="simple" xlink:href="#__RefHeading___Toc1358_2050874014" text:style-name="Index_20_Link" text:visited-style-name="Index_20_Link">Balloon<text:tab/>19</text:a></text:p>
          <text:p text:style-name="P136"><text:a xlink:type="simple" xlink:href="#__RefHeading___Toc559_1217270422" text:style-name="Index_20_Link" text:visited-style-name="Index_20_Link">Appendix B - Part 97 Summary (FCC)<text:tab/>23</text:a></text:p>
          <text:p text:style-name="P136"><text:a xlink:type="simple" xlink:href="#__RefHeading___Toc737_1217270422" text:style-name="Index_20_Link" text:visited-style-name="Index_20_Link">Appendix C – Part 101 Summary (FAA)<text:tab/>24</text:a></text:p>
          <text:p text:style-name="P136"><text:a xlink:type="simple" xlink:href="#__RefHeading___Toc2444_77788443" text:style-name="Index_20_Link" text:visited-style-name="Index_20_Link">Appendix D – Module Operation<text:tab/>25</text:a></text:p>
          <text:p text:style-name="P134"><text:a xlink:type="simple" xlink:href="#__RefHeading___Toc2446_77788443" text:style-name="Index_20_Link" text:visited-style-name="Index_20_Link">LEDs<text:tab/>25</text:a></text:p>
          <text:p text:style-name="P134"><text:a xlink:type="simple" xlink:href="#__RefHeading___Toc2448_77788443" text:style-name="Index_20_Link" text:visited-style-name="Index_20_Link">Serial Output<text:tab/>25</text:a></text:p>
        </text:index-body>
      </text:table-of-content>
      <text:h text:style-name="P195" text:outline-level="1"><text:bookmark-start text:name="__RefHeading___Toc747_1217270422"/>Design<text:bookmark-end text:name="__RefHeading___Toc747_1217270422"/></text:h>
      <text:list xml:id="list3935776616" text:style-name="L3">
        <text:list-item>
          <text:p text:style-name="P148">WSPR transmitter on 30m</text:p>
        </text:list-item>
        <text:list-item>
          <text:p text:style-name="P148">GPS for location, <text:span text:style-name="T116">altitude, and</text:span> time</text:p>
        </text:list-item>
        <text:list-item>
          <text:p text:style-name="P148">~200 mW output</text:p>
        </text:list-item>
        <text:list-item>
          <text:p text:style-name="P148"><text:span text:style-name="T116">off center-</text:span>fed antenna</text:p>
        </text:list-item>
        <text:list-item>
          <text:p text:style-name="P149">telemetry: grid square, refinement of grid square, altitude, velocity, temperature, power supply voltage, <text:span text:style-name="T116">transmitter output power</text:span></text:p>
        </text:list-item>
        <text:list-item>
          <text:p text:style-name="P150">lifted by multiple mylar <text:span text:style-name="T4">party</text:span><text:span text:style-name="T7"> balloons; </text:span></text:p>
        </text:list-item>
        <text:list-item>
          <text:p text:style-name="P151">cruising altitude of 20,000 ft and stay aloft for several weeks under ideal conditions</text:p>
        </text:list-item>
      </text:list>
      <text:h text:style-name="P85" text:outline-level="2"><text:bookmark-start text:name="__RefHeading___Toc2102_3555052298"/>Frequencies<text:bookmark-end text:name="__RefHeading___Toc2102_3555052298"/></text:h>
      <text:p text:style-name="P30"/>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128">Band (Mtr)</text:p>
          </table:table-cell>
          <table:table-cell table:style-name="Table1.A1" office:value-type="string">
            <text:p text:style-name="P128">Dial Frequency (MHz)</text:p>
          </table:table-cell>
          <table:table-cell table:style-name="Table1.A1" office:value-type="string">
            <text:p text:style-name="P128">Lower Band Pass Frequency (MHz)</text:p>
          </table:table-cell>
          <table:table-cell table:style-name="Table1.A1" office:value-type="string">
            <text:p text:style-name="P128">Upper Band Pass Frequency (MHz)</text:p>
          </table:table-cell>
          <table:table-cell table:style-name="Table1.A1" office:value-type="string">
            <text:p text:style-name="P128">Band Width (Hz)</text:p>
          </table:table-cell>
        </table:table-row>
        <table:table-row table:style-name="Table1.2">
          <table:table-cell table:style-name="Table1.A1" office:value-type="string">
            <text:p text:style-name="P129">33400m</text:p>
          </table:table-cell>
          <table:table-cell table:style-name="Table1.A1" office:value-type="string">
            <text:p text:style-name="P129">0.0072</text:p>
          </table:table-cell>
          <table:table-cell table:style-name="Table1.A1" office:value-type="string">
            <text:p text:style-name="P129">0.0087</text:p>
          </table:table-cell>
          <table:table-cell table:style-name="Table1.A1" office:value-type="string">
            <text:p text:style-name="P129">0.0089</text:p>
          </table:table-cell>
          <table:table-cell table:style-name="Table1.A1" office:value-type="string">
            <text:p text:style-name="P129">200</text:p>
          </table:table-cell>
        </table:table-row>
        <table:table-row table:style-name="Table1.2">
          <table:table-cell table:style-name="Table1.A1" office:value-type="string">
            <text:p text:style-name="P129">2200m</text:p>
          </table:table-cell>
          <table:table-cell table:style-name="Table1.A1" office:value-type="string">
            <text:p text:style-name="P129">0.1360</text:p>
          </table:table-cell>
          <table:table-cell table:style-name="Table1.A1" office:value-type="string">
            <text:p text:style-name="P129">0.1374</text:p>
          </table:table-cell>
          <table:table-cell table:style-name="Table1.A1" office:value-type="string">
            <text:p text:style-name="P129">0.1376</text:p>
          </table:table-cell>
          <table:table-cell table:style-name="Table1.A1" office:value-type="string">
            <text:p text:style-name="P129">200</text:p>
          </table:table-cell>
        </table:table-row>
        <table:table-row table:style-name="Table1.2">
          <table:table-cell table:style-name="Table1.A1" office:value-type="string">
            <text:p text:style-name="P129">600m</text:p>
          </table:table-cell>
          <table:table-cell table:style-name="Table1.A1" office:value-type="string">
            <text:p text:style-name="P129">0.4742</text:p>
          </table:table-cell>
          <table:table-cell table:style-name="Table1.A1" office:value-type="string">
            <text:p text:style-name="P129">0.4756</text:p>
          </table:table-cell>
          <table:table-cell table:style-name="Table1.A1" office:value-type="string">
            <text:p text:style-name="P129">0.4758</text:p>
          </table:table-cell>
          <table:table-cell table:style-name="Table1.A1" office:value-type="string">
            <text:p text:style-name="P129">200</text:p>
          </table:table-cell>
        </table:table-row>
        <table:table-row table:style-name="Table1.2">
          <table:table-cell table:style-name="Table1.A1" office:value-type="string">
            <text:p text:style-name="P129">160m</text:p>
          </table:table-cell>
          <table:table-cell table:style-name="Table1.A1" office:value-type="string">
            <text:p text:style-name="P129">1.8366</text:p>
          </table:table-cell>
          <table:table-cell table:style-name="Table1.A1" office:value-type="string">
            <text:p text:style-name="P129">1.8380</text:p>
          </table:table-cell>
          <table:table-cell table:style-name="Table1.A1" office:value-type="string">
            <text:p text:style-name="P129">1.8382</text:p>
          </table:table-cell>
          <table:table-cell table:style-name="Table1.A1" office:value-type="string">
            <text:p text:style-name="P129">200</text:p>
          </table:table-cell>
        </table:table-row>
        <text:soft-page-break/>
        <table:table-row table:style-name="Table1.2">
          <table:table-cell table:style-name="Table1.A1" office:value-type="string">
            <text:p text:style-name="P129">80m</text:p>
          </table:table-cell>
          <table:table-cell table:style-name="Table1.A1" office:value-type="string">
            <text:p text:style-name="P129">3.5926</text:p>
          </table:table-cell>
          <table:table-cell table:style-name="Table1.A1" office:value-type="string">
            <text:p text:style-name="P129">3.5940</text:p>
          </table:table-cell>
          <table:table-cell table:style-name="Table1.A1" office:value-type="string">
            <text:p text:style-name="P129">3.5942</text:p>
          </table:table-cell>
          <table:table-cell table:style-name="Table1.A1" office:value-type="string">
            <text:p text:style-name="P129">200</text:p>
          </table:table-cell>
        </table:table-row>
        <table:table-row table:style-name="Table1.2">
          <table:table-cell table:style-name="Table1.A1" office:value-type="string">
            <text:p text:style-name="P129">60m</text:p>
          </table:table-cell>
          <table:table-cell table:style-name="Table1.A1" office:value-type="string">
            <text:p text:style-name="P129">5.2872</text:p>
          </table:table-cell>
          <table:table-cell table:style-name="Table1.A1" office:value-type="string">
            <text:p text:style-name="P129">5.2886</text:p>
          </table:table-cell>
          <table:table-cell table:style-name="Table1.A1" office:value-type="string">
            <text:p text:style-name="P129">5.2888</text:p>
          </table:table-cell>
          <table:table-cell table:style-name="Table1.A1" office:value-type="string">
            <text:p text:style-name="P129">200</text:p>
          </table:table-cell>
        </table:table-row>
        <table:table-row table:style-name="Table1.2">
          <table:table-cell table:style-name="Table1.A1" office:value-type="string">
            <text:p text:style-name="P129">40m</text:p>
          </table:table-cell>
          <table:table-cell table:style-name="Table1.A1" office:value-type="string">
            <text:p text:style-name="P129">7.0386</text:p>
          </table:table-cell>
          <table:table-cell table:style-name="Table1.A1" office:value-type="string">
            <text:p text:style-name="P129">7.0400</text:p>
          </table:table-cell>
          <table:table-cell table:style-name="Table1.A1" office:value-type="string">
            <text:p text:style-name="P129">7.0402</text:p>
          </table:table-cell>
          <table:table-cell table:style-name="Table1.A1" office:value-type="string">
            <text:p text:style-name="P129">200</text:p>
          </table:table-cell>
        </table:table-row>
        <table:table-row table:style-name="Table1.2">
          <table:table-cell table:style-name="Table1.A1" office:value-type="string">
            <text:p text:style-name="P129">30m</text:p>
          </table:table-cell>
          <table:table-cell table:style-name="Table1.A1" office:value-type="string">
            <text:p text:style-name="P129">10.1387</text:p>
          </table:table-cell>
          <table:table-cell table:style-name="Table1.A1" office:value-type="string">
            <text:p text:style-name="P129">10.1401</text:p>
          </table:table-cell>
          <table:table-cell table:style-name="Table1.A1" office:value-type="string">
            <text:p text:style-name="P129">10.1403</text:p>
          </table:table-cell>
          <table:table-cell table:style-name="Table1.A1" office:value-type="string">
            <text:p text:style-name="P129">200</text:p>
          </table:table-cell>
        </table:table-row>
        <table:table-row table:style-name="Table1.2">
          <table:table-cell table:style-name="Table1.A1" office:value-type="string">
            <text:p text:style-name="P129">20m</text:p>
          </table:table-cell>
          <table:table-cell table:style-name="Table1.A1" office:value-type="string">
            <text:p text:style-name="P129">14.0956</text:p>
          </table:table-cell>
          <table:table-cell table:style-name="Table1.A1" office:value-type="string">
            <text:p text:style-name="P129">14.0970</text:p>
          </table:table-cell>
          <table:table-cell table:style-name="Table1.A1" office:value-type="string">
            <text:p text:style-name="P129">14.0972</text:p>
          </table:table-cell>
          <table:table-cell table:style-name="Table1.A1" office:value-type="string">
            <text:p text:style-name="P129">200</text:p>
          </table:table-cell>
        </table:table-row>
        <table:table-row table:style-name="Table1.2">
          <table:table-cell table:style-name="Table1.A1" office:value-type="string">
            <text:p text:style-name="P129">17m</text:p>
          </table:table-cell>
          <table:table-cell table:style-name="Table1.A1" office:value-type="string">
            <text:p text:style-name="P129">18.1046</text:p>
          </table:table-cell>
          <table:table-cell table:style-name="Table1.A1" office:value-type="string">
            <text:p text:style-name="P129">18.1060</text:p>
          </table:table-cell>
          <table:table-cell table:style-name="Table1.A1" office:value-type="string">
            <text:p text:style-name="P129">18.1062</text:p>
          </table:table-cell>
          <table:table-cell table:style-name="Table1.A1" office:value-type="string">
            <text:p text:style-name="P129">200</text:p>
          </table:table-cell>
        </table:table-row>
        <table:table-row table:style-name="Table1.2">
          <table:table-cell table:style-name="Table1.A1" office:value-type="string">
            <text:p text:style-name="P129">15m</text:p>
          </table:table-cell>
          <table:table-cell table:style-name="Table1.A1" office:value-type="string">
            <text:p text:style-name="P129">21.0946</text:p>
          </table:table-cell>
          <table:table-cell table:style-name="Table1.A1" office:value-type="string">
            <text:p text:style-name="P129">21.0960</text:p>
          </table:table-cell>
          <table:table-cell table:style-name="Table1.A1" office:value-type="string">
            <text:p text:style-name="P129">21.0962</text:p>
          </table:table-cell>
          <table:table-cell table:style-name="Table1.A1" office:value-type="string">
            <text:p text:style-name="P129">200</text:p>
          </table:table-cell>
        </table:table-row>
        <table:table-row table:style-name="Table1.2">
          <table:table-cell table:style-name="Table1.A1" office:value-type="string">
            <text:p text:style-name="P129">12m</text:p>
          </table:table-cell>
          <table:table-cell table:style-name="Table1.A1" office:value-type="string">
            <text:p text:style-name="P129">24.9246</text:p>
          </table:table-cell>
          <table:table-cell table:style-name="Table1.A1" office:value-type="string">
            <text:p text:style-name="P129">24.9260</text:p>
          </table:table-cell>
          <table:table-cell table:style-name="Table1.A1" office:value-type="string">
            <text:p text:style-name="P129">24.9262</text:p>
          </table:table-cell>
          <table:table-cell table:style-name="Table1.A1" office:value-type="string">
            <text:p text:style-name="P129">200</text:p>
          </table:table-cell>
        </table:table-row>
        <table:table-row table:style-name="Table1.2">
          <table:table-cell table:style-name="Table1.A1" office:value-type="string">
            <text:p text:style-name="P129">10m</text:p>
          </table:table-cell>
          <table:table-cell table:style-name="Table1.A1" office:value-type="string">
            <text:p text:style-name="P129">28.1246</text:p>
          </table:table-cell>
          <table:table-cell table:style-name="Table1.A1" office:value-type="string">
            <text:p text:style-name="P129">28.1260</text:p>
          </table:table-cell>
          <table:table-cell table:style-name="Table1.A1" office:value-type="string">
            <text:p text:style-name="P129">28.1262</text:p>
          </table:table-cell>
          <table:table-cell table:style-name="Table1.A1" office:value-type="string">
            <text:p text:style-name="P129">200</text:p>
          </table:table-cell>
        </table:table-row>
        <table:table-row table:style-name="Table1.2">
          <table:table-cell table:style-name="Table1.A1" office:value-type="string">
            <text:p text:style-name="P129">6m</text:p>
          </table:table-cell>
          <table:table-cell table:style-name="Table1.A1" office:value-type="string">
            <text:p text:style-name="P129">50.2930</text:p>
          </table:table-cell>
          <table:table-cell table:style-name="Table1.A1" office:value-type="string">
            <text:p text:style-name="P129">50.2944</text:p>
          </table:table-cell>
          <table:table-cell table:style-name="Table1.A1" office:value-type="string">
            <text:p text:style-name="P129">50.2946</text:p>
          </table:table-cell>
          <table:table-cell table:style-name="Table1.A1" office:value-type="string">
            <text:p text:style-name="P129">200</text:p>
          </table:table-cell>
        </table:table-row>
        <table:table-row table:style-name="Table1.2">
          <table:table-cell table:style-name="Table1.A1" office:value-type="string">
            <text:p text:style-name="P129">4m</text:p>
          </table:table-cell>
          <table:table-cell table:style-name="Table1.A1" office:value-type="string">
            <text:p text:style-name="P129">70.0910</text:p>
          </table:table-cell>
          <table:table-cell table:style-name="Table1.A1" office:value-type="string">
            <text:p text:style-name="P129">70.0924</text:p>
          </table:table-cell>
          <table:table-cell table:style-name="Table1.A1" office:value-type="string">
            <text:p text:style-name="P129">70.0926</text:p>
          </table:table-cell>
          <table:table-cell table:style-name="Table1.A1" office:value-type="string">
            <text:p text:style-name="P129">200</text:p>
          </table:table-cell>
        </table:table-row>
        <table:table-row table:style-name="Table1.17">
          <table:table-cell table:style-name="Table1.A1" office:value-type="string">
            <text:p text:style-name="P129">2m</text:p>
          </table:table-cell>
          <table:table-cell table:style-name="Table1.A1" office:value-type="string">
            <text:p text:style-name="P129">144.4885</text:p>
          </table:table-cell>
          <table:table-cell table:style-name="Table1.A1" office:value-type="string">
            <text:p text:style-name="P129">144.4899</text:p>
          </table:table-cell>
          <table:table-cell table:style-name="Table1.A1" office:value-type="string">
            <text:p text:style-name="P129">144.4901</text:p>
          </table:table-cell>
          <table:table-cell table:style-name="Table1.A1" office:value-type="string">
            <text:p text:style-name="P129">200</text:p>
          </table:table-cell>
        </table:table-row>
      </table:table>
      <text:p text:style-name="P69">Channel bandwidth used is 6 Hz and the transmission time is 110.6 sec. The length of a single tone is 0,6827 s and maximum allowed drift is about 1 Hz.</text:p>
      <text:h text:style-name="Heading_20_2" text:outline-level="2"><text:bookmark-start text:name="__RefHeading___Toc854_16543808"/><text:span text:style-name="T2">A</text:span>ntenna <text:span text:style-name="T2">D</text:span>esign/<text:span text:style-name="T2">O</text:span>ptimization<text:bookmark-end text:name="__RefHeading___Toc854_16543808"/></text:h>
      <text:p text:style-name="P32">Ron Thomas and Bill Dionne have made antenna suggestions and calcs that I’d like to acknowledge. Based upon their inputs, The final antenna design is an off-center fed dipole. Well, it’s fed <text:span text:style-name="T32">really</text:span><text:span text:style-name="T86"> off center. The overall antenna is </text:span><text:span text:style-name="T94">11</text:span><text:span text:style-name="T90">.0</text:span><text:span text:style-name="T94">6</text:span><text:span text:style-name="T96">5</text:span><text:span text:style-name="T86"> meters (</text:span><text:span text:style-name="T91">3</text:span><text:span text:style-name="T94">6</text:span><text:span text:style-name="T86">’-</text:span><text:span text:style-name="T96">4</text:span><text:span text:style-name="T86">”) long with the feed point a</text:span><text:span text:style-name="T91">t</text:span><text:span text:style-name="T86"> </text:span><text:span text:style-name="T90">2</text:span><text:span text:style-name="T86"> meters (</text:span><text:span text:style-name="T90">6</text:span><text:span text:style-name="T86">’-</text:span><text:span text:style-name="T90">7</text:span><text:span text:style-name="T86">”) from the end, so it’s fed about </text:span><text:span text:style-name="T91">1/5 </text:span><text:span text:style-name="T86">of the way </text:span><text:span text:style-name="T101">from</text:span><text:span text:style-name="T86"> the end. This means the long </text:span><text:span text:style-name="T89">leg</text:span><text:span text:style-name="T86"> is </text:span><text:span text:style-name="T89">2</text:span><text:span text:style-name="T91">9</text:span><text:span text:style-name="T89">’-</text:span><text:span text:style-name="T94">9</text:span><text:span text:style-name="T89">” long and the short leg is </text:span><text:span text:style-name="T91">6</text:span><text:span text:style-name="T89">’</text:span><text:span text:style-name="T91">-7</text:span><text:span text:style-name="T89">” long. The two legs are fed through a common mode choke (FT37-43: 5 turns). There is a </text:span><text:span text:style-name="T91">12</text:span><text:span text:style-name="T89"> uH loading coil between the two legs </text:span><text:span text:style-name="T91">(across the antenna feed).</text:span></text:p>
      <text:p text:style-name="P55"><text:span text:style-name="T86">This arrangement gives us a resistance of </text:span><text:span text:style-name="T91">5</text:span><text:span text:style-name="T97">0</text:span><text:span text:style-name="T86"> ohms and a </text:span><text:span text:style-name="T97">inductive</text:span><text:span text:style-name="T86"> reactance of </text:span><text:span text:style-name="T97">0.2</text:span><text:span text:style-name="T86"> ohms for an SWR of 1.</text:span><text:span text:style-name="T94">0</text:span><text:span text:style-name="T86">:1. There are a number of combinations of lengths and feedpoint positions that will give us 50 ohms. </text:span><text:span text:style-name="T95">The 3 dB bandwidth is 24</text:span><text:span text:style-name="T98">4</text:span><text:span text:style-name="T95"> Khz.</text:span><text:span text:style-name="T86"> The thought was that we could tune out the reactance. What bothered me was that it appears that the tuning is very critical, so if the inductor value is off, the SWR rises quickly. This problem is more acute with higher reactance values (small percentage change in inductance yields a large change in reactance). Consequently, I chose a design that had relatively lower reactance to minimize this effect.</text:span></text:p>
      <text:p text:style-name="P55"><text:span text:style-name="T102">Note that the model/calculation assumes that the balloon is well up in the air so that there aren’t any ground effects affecting the antenna characteristics. </text:span><text:span text:style-name="T103">The model showed substantially different characteristics when the antenna is closer to the ground (say, 30 ft).</text:span></text:p>
      <text:p text:style-name="P52"><text:soft-page-break/>Previous Design</text:p>
      <text:p text:style-name="P7">End-fed dipole; <text:span text:style-name="T72">FT37-43 toroid 24 turns:3 turns to transform 50 ohms to 3200 ohms</text:span></text:p>
      <text:p text:style-name="P25">Antenna 44”-9”</text:p>
      <text:p text:style-name="P25">Transmission Line 20” RG-174 with plastic outer casing removed</text:p>
      <text:p text:style-name="P25">resonant at 10.180 MHz<text:tab/>SWR = 1.10:1<text:tab/><text:tab/>Z = 55.3 ohms<text:tab/><text:tab/>X = j 0.7 ohms</text:p>
      <text:p text:style-name="P25"><text:tab/> <text:s text:c="2"/>at 10.140 MHz<text:tab/>SWR = 1.13:1<text:tab/><text:tab/>Z = 55.5 ohms<text:tab/><text:tab/>X = j 3.4 ohms</text:p>
      <text:h text:style-name="P186" text:outline-level="3"><text:bookmark-start text:name="__RefHeading___Toc2390_1910169004"/>Final Antenna Design<text:bookmark-end text:name="__RefHeading___Toc2390_1910169004"/></text:h>
      <text:p text:style-name="P56">As it turns out, Joel, Ray, and I played with the antenna in Ray’s backyard using Joel’s AA-54 antenna analyzer. The final design ended up being 30’ long, total. The long section is 25’-7”. The short section is 4’3”. This was done with the top of the antenna at about 35’ and the bottom at 5’. We couldn’t go any higher because I couldn’t convince Joel to hand from a rope in the tree at 40’. What a spoil sport. <text:span text:style-name="T132">I also got rid of the common mode choke.</text:span></text:p>
      <text:h text:style-name="P77" text:outline-level="2"><text:bookmark-start text:name="__RefHeading___Toc856_16543808"/><text:span text:style-name="T2">P</text:span>ower/<text:span text:style-name="T2">S</text:span>olar <text:span text:style-name="T2">P</text:span>anel <text:span text:style-name="T2">D</text:span>esign<text:bookmark-end text:name="__RefHeading___Toc856_16543808"/></text:h>
      <text:p text:style-name="P6">Packaged solar panel vs combining multiple fragile solar cells –<text:span text:style-name="T71"> pick robust, packaged solar panel</text:span></text:p>
      <text:p text:style-name="P26">Solar Panel: 6 V/1 W, weight ~23 g, 110 x 60 x 2.5 mm</text:p>
      <text:h text:style-name="P80" text:outline-level="2"><text:bookmark-start text:name="__RefHeading___Toc860_16543808"/>Hardware<text:bookmark-end text:name="__RefHeading___Toc860_16543808"/></text:h>
      <text:p text:style-name="P21">The hardware consists of a payload and support infrastructure.</text:p>
      <text:h text:style-name="Heading_20_3" text:outline-level="3"><text:bookmark-start text:name="__RefHeading___Toc960_334827594"/>Payload<text:bookmark-end text:name="__RefHeading___Toc960_334827594"/></text:h>
      <text:p text:style-name="P22">The payload consists of:</text:p>
      <text:list xml:id="list1794844194" text:style-name="L4">
        <text:list-item>
          <text:p text:style-name="P152">Main Assembly consists of carriage board, Arduino ProMini/3.3 volt, Adafruit Si5351 oscillator board, uBlox GPS board.</text:p>
          <text:p text:style-name="P153"><text:span text:style-name="T129">The </text:span>LED on <text:span text:style-name="T129">the</text:span> Arduino <text:span text:style-name="T129">is on when transmitting.</text:span></text:p>
          <text:p text:style-name="P154">Carriage board contains amplifier (BS-170) and seven pole low pass filter, voltage regulator, and MOSFET(s) switch to turn on/off GPS board power.</text:p>
          <text:p text:style-name="P155">A future version of the electronics could be done with surface mount parts and automated assembly. This would simplify soldering part of the kit building to just connecting the three <text:soft-page-break/>circuit boards plus any components that can’t be surface mount, for whatever reason. This option would require producing a significant quantity of kits to be economically feasible.</text:p>
        </text:list-item>
        <text:list-item>
          <text:p text:style-name="P156"><text:span text:style-name="T52">S</text:span>olar <text:span text:style-name="T52">P</text:span>anel</text:p>
        </text:list-item>
      </text:list>
      <text:p text:style-name="P90">The solar panel is a monolithic unit with + and – connections on its underside. These connections provide power to the main assembly through a pair of wires. The wires are longer than necessary for a short path connection to help with fatigue resistance from relative movement between the solar panel and the main assembly from vibration and thermal expansion.</text:p>
      <text:list xml:id="list95328644749690" text:continue-numbering="true" text:style-name="L4">
        <text:list-item>
          <text:p text:style-name="P157">Antenna <text:span text:style-name="T52">is offcenter-fed.</text:span></text:p>
        </text:list-item>
      </text:list>
      <text:h text:style-name="P187" text:outline-level="3"><text:bookmark-start text:name="__RefHeading___Toc962_334827594"/>Support Infrastructure<text:bookmark-end text:name="__RefHeading___Toc962_334827594"/></text:h>
      <text:p text:style-name="P21">The support infrastructure is the connections between the balloons and the payload along with the internal payload connections (attaching the solar panel to the rest of the payload).</text:p>
      <text:h text:style-name="P82" text:outline-level="2"><text:bookmark-start text:name="__RefHeading___Toc1007_570251464"/>Software<text:bookmark-end text:name="__RefHeading___Toc1007_570251464"/></text:h>
      <text:h text:style-name="P188" text:outline-level="3"><text:bookmark-start text:name="__RefHeading___Toc4465_3180284440"/>Initialization<text:bookmark-end text:name="__RefHeading___Toc4465_3180284440"/></text:h>
      <text:list xml:id="list937648111" text:style-name="L5">
        <text:list-item>
          <text:p text:style-name="P158">Open serial port and second serial port (to talk to GPS).</text:p>
        </text:list-item>
        <text:list-item>
          <text:p text:style-name="P158">Instantiate wspr object for controlling RF chain.</text:p>
        </text:list-item>
        <text:list-item>
          <text:p text:style-name="P158">Setup Timer0 for timing (currently unused).</text:p>
        </text:list-item>
        <text:list-item>
          <text:p text:style-name="P158">Setup Timer1 to count timer overflows.</text:p>
        </text:list-item>
        <text:list-item>
          <text:p text:style-name="P158">Setup the External Interrupt (INT0) to capture the 1 PPS signal from the GPS.</text:p>
        </text:list-item>
        <text:list-item>
          <text:p text:style-name="P159">Initial variables.</text:p>
        </text:list-item>
      </text:list>
      <text:h text:style-name="P188" text:outline-level="3"><text:bookmark-start text:name="__RefHeading___Toc4467_3180284440"/>Time Synchronization<text:bookmark-end text:name="__RefHeading___Toc4467_3180284440"/></text:h>
      <text:p text:style-name="P53">The second channel of the TXCO/PLL is configured to generate a 1 MHz signal that is fed into Timer1. Timer1 overflows every 1,000 counts, giving a fairly accurate 1 ms clock interrupt. A counter is incremented inside of the interrupt handler and used to control timing events to within a few milliseconds.</text:p>
      <text:p text:style-name="P38"><text:soft-page-break/>The 1 PPS output from the GPS is connected to the INT0 interrupt. This is used to signal the beginning of a one second interval. This signal is used in conjunction with the time (HH:MM:SS) data from the GPS to accurately set the internal clock/counter. </text:p>
      <text:p text:style-name="P38">There is an issue with using the GPS and PLL at the same time. The PLL output appears to swamp the input of the GPS. Also, the GPS draws ~70 mA on startup. There isn’t enough current capacity from the solar panel to drive both the GPS and transmitter simultaneously. Therefore, the PLL (which drives the transmitter) is turned off while the GPS is running and the GPS is turned off while the transmitter is running. The Arduino Pro-Mini internal clock is used to maintain the time during the transition between when the GPS is turned off and the PLL is turned on.</text:p>
      <text:h text:style-name="P189" text:outline-level="3"><text:bookmark-start text:name="__RefHeading___Toc4469_3180284440"/><text:span text:style-name="T118">Telemetry </text:span>Data<text:bookmark-end text:name="__RefHeading___Toc4469_3180284440"/></text:h>
      <text:p text:style-name="P39">Data are collected from the GPS at the beginning of the cycle. After that the GPS is turned off for the remainder of the cycle, so there is no opportunity to refresh the data during the cycle. Internal measurements (bus voltage and temperature) are made at this time. Transmitter output power can’t be measured yet because the transmitter hasn’t been turned on.</text:p>
      <text:p text:style-name="P40">There are four WSPR cycles following turning the GPS off. The first is a regular WSPR transmission (call sign, grid square, power level). The second is a bogus WSPR transmission with the telemetry data formatted into a WSPR message. The callsign starts with the letter <text:span text:style-name="T4">Q</text:span><text:span text:style-name="T7">, making it an invalid callsign so as not to be confused with a legitimate callsign. The third transmission is a repeat of the first and the fourth transmission is a repeat of the second.</text:span></text:p>
      <text:p text:style-name="P29">After the four WSPR transmissions the GPS is restarted and the process repeats.</text:p>
      <text:p text:style-name="P40">The transmitter output is measured ¼ th of the way through the first transmission. ¼ was selected so that the transmitter output could stabilize (if necessary). </text:p>
      <text:p text:style-name="P41">The Arduino LED is turned on when transmitting.</text:p>
      <text:h text:style-name="P190" text:outline-level="3"><text:bookmark-start text:name="__RefHeading___Toc1009_570251464"/>State Machine<text:bookmark-end text:name="__RefHeading___Toc1009_570251464"/></text:h>
      <text:list xml:id="list594601526" text:style-name="L6">
        <text:list-item>
          <text:p text:style-name="P160"><text:span text:style-name="T117">Turn on </text:span>GPS, <text:span text:style-name="T117">wait for GPS lock. (state= StartGPS)</text:span></text:p>
        </text:list-item>
        <text:list-item>
          <text:p text:style-name="P160"><text:span text:style-name="T117">C</text:span>alibrate clock, turn GPS off, <text:span text:style-name="T117">encode WSPR data. (state = WaitingForSatelliteLock)</text:span></text:p>
        </text:list-item>
        <text:list-item>
          <text:p text:style-name="P161">Transmit WSPR message (state = Transmittion1)</text:p>
        </text:list-item>
        <text:list-item>
          <text:p text:style-name="P161">Transmit alternate message (state = Transmittion2)</text:p>
        </text:list-item>
        <text:list-item>
          <text:p text:style-name="P161">Transmit WSPR message (state = Transmittion3)</text:p>
        </text:list-item>
        <text:list-item>
          <text:p text:style-name="P161"><text:soft-page-break/>Transmit alternate message (state = Transmittion4)</text:p>
        </text:list-item>
      </text:list>
      <text:h text:style-name="Heading_20_3" text:outline-level="3"><text:bookmark-start text:name="__RefHeading___Toc735_1217270422"/>Power<text:bookmark-end text:name="__RefHeading___Toc735_1217270422"/></text:h>
      <text:list xml:id="list2650497973" text:style-name="L7">
        <text:list-item>
          <text:p text:style-name="P162">Solar panel puts out about roughly 5 volts at 130 mA</text:p>
        </text:list-item>
        <text:list-item>
          <text:p text:style-name="P162">Arduino Pro Mini uses an Atmel ATmega328P processor. Maximum current draw is 9 mA</text:p>
        </text:list-item>
        <text:list-item>
          <text:p text:style-name="P162">Adafruit Si5351 board draws 15 mA</text:p>
        </text:list-item>
        <text:list-item>
          <text:p text:style-name="P162">uBlox GPS module draws 47 mA</text:p>
        </text:list-item>
        <text:list-item>
          <text:p text:style-name="P163">Power amplifier draws 1<text:span text:style-name="T74">0</text:span>0 mA (<text:span text:style-name="T74">5</text:span> volts/ 50 ohms)</text:p>
        </text:list-item>
      </text:list>
      <text:p text:style-name="P27">Two operating states:</text:p>
      <text:list xml:id="list2080363251" text:style-name="L8">
        <text:list-item>
          <text:p text:style-name="P164">Arduino, Si5351, GPS =&gt; 9 mA + 15 mA + 47 mA = 71 mA</text:p>
        </text:list-item>
        <text:list-item>
          <text:p text:style-name="P164">Arduino, Si5351, Power Amplifier =&gt; 9 mA + 15 mA + 1<text:span text:style-name="T74">0</text:span>0 mA = 1<text:span text:style-name="T74">2</text:span>4 mA</text:p>
        </text:list-item>
      </text:list>
      <text:h text:style-name="Heading_20_1" text:outline-level="1"><text:bookmark-start text:name="__RefHeading___Toc864_16543808"/>Testing<text:bookmark-end text:name="__RefHeading___Toc864_16543808"/></text:h>
      <text:h text:style-name="P81" text:outline-level="2"><text:bookmark-start text:name="__RefHeading___Toc1027_16543808"/>Test Plan/<text:span text:style-name="T51">Procedures</text:span><text:bookmark-end text:name="__RefHeading___Toc1027_16543808"/></text:h>
      <text:h text:style-name="P78" text:outline-level="2"><text:bookmark-start text:name="__RefHeading___Toc866_16543808"/><text:span text:style-name="T2">T</text:span>emperature <text:span text:style-name="T2">T</text:span>esting<text:bookmark-end text:name="__RefHeading___Toc866_16543808"/></text:h>
      <text:p text:style-name="P5">Cold soak payload unit to assess how well it works in cold temperatures</text:p>
      <text:p text:style-name="P5">Cold soak solar panel and verify that it still works when cold</text:p>
      <text:p text:style-name="P5">use dry ice for cold soaking</text:p>
      <text:h text:style-name="P78" text:outline-level="2"><text:bookmark-start text:name="__RefHeading___Toc868_16543808"/><text:span text:style-name="T2">F</text:span>unctional <text:span text:style-name="T2">T</text:span>esting<text:bookmark-end text:name="__RefHeading___Toc868_16543808"/></text:h>
      <text:p text:style-name="P13">Individual function tests</text:p>
      <text:h text:style-name="P78" text:outline-level="2"><text:bookmark-start text:name="__RefHeading___Toc313_1217270422"/><text:span text:style-name="T2">E</text:span>ndurance <text:span text:style-name="T2">T</text:span>esting (day/night)<text:bookmark-end text:name="__RefHeading___Toc313_1217270422"/></text:h>
      <text:p text:style-name="P13">Combined system test – hang solar panel/transmitter/antenna from tree and verify that unit starts up and transmits as expected over a period of several days</text:p>
      <text:h text:style-name="Heading_20_2" text:outline-level="2"><text:bookmark-start text:name="__RefHeading___Toc4549_3180284440"/><text:soft-page-break/>Weight Tradeoffs<text:bookmark-end text:name="__RefHeading___Toc4549_3180284440"/></text:h>
      <text:p text:style-name="P51">I’m always trying to make the payload lighter. There are some practical limits. The balloons weight 0.56 oz/each. The weight of the three circuit boards (Arduino, GPS, PLL) are fixed. I could use a smaller solar panel (I have one that is about 75% the size of my current solar panel), but I’m worried about not having enough power in cloudy conditions. There are probably diminishing returns for much more extensive weight cutting. The payload is currently somewhere around 2 oz.</text:p>
      <text:h text:style-name="Heading_20_1" text:outline-level="1"><text:bookmark-start text:name="__RefHeading___Toc870_16543808"/>Launch<text:bookmark-end text:name="__RefHeading___Toc870_16543808"/></text:h>
      <text:h text:style-name="Heading_20_2" text:outline-level="2"><text:bookmark-start text:name="__RefHeading___Toc307_1217270422"/><text:span text:style-name="T2">B</text:span>alloon <text:span text:style-name="T2">M</text:span>anagement<text:bookmark-end text:name="__RefHeading___Toc307_1217270422"/></text:h>
      <text:p text:style-name="P4">Gas selection (hydrogen vs helium)</text:p>
      <text:p text:style-name="P4">rent vs buy for regulators and tanks</text:p>
      <text:p text:style-name="P8">filling process</text:p>
      <text:p text:style-name="P9">filling calculations – design maximum height</text:p>
      <text:p text:style-name="P12">what kind of balloons to get</text:p>
      <text:p text:style-name="P16">where to get balloons</text:p>
      <text:h text:style-name="P80" text:outline-level="2"><text:bookmark-start text:name="__RefHeading___Toc872_16543808"/><text:span text:style-name="T2">L</text:span>aunch <text:span text:style-name="T2">P</text:span>rocedures &amp; <text:span text:style-name="T2">C</text:span>hecklists<text:bookmark-end text:name="__RefHeading___Toc872_16543808"/></text:h>
      <text:p text:style-name="Standard"><text:bookmark-start text:name="__RefHeading___Toc874_16543808"/>Test port on uC for preflight functional testing (serial communications through microUSB port to a laptop)<text:bookmark-end text:name="__RefHeading___Toc874_16543808"/></text:p>
      <text:h text:style-name="Heading_20_2" text:outline-level="2"><text:bookmark-start text:name="__RefHeading___Toc876_16543808"/>Launch Schedule<text:bookmark-end text:name="__RefHeading___Toc876_16543808"/></text:h>
      <text:p text:style-name="Text_20_body"/>
      <text:h text:style-name="P200" text:outline-level="1"><text:bookmark-start text:name="__RefHeading___Toc878_16543808"/>Tracking<text:bookmark-end text:name="__RefHeading___Toc878_16543808"/></text:h>
      <text:p text:style-name="P17">Monitoring WSPR site (<text:a xlink:type="simple" xlink:href="http://wsprnet.org/drupal/wsprnet/map" text:style-name="Internet_20_link" text:visited-style-name="Visited_20_Internet_20_Link">http://wsprnet.org/drupal/wsprnet/map</text:a>).</text:p>
      <text:p text:style-name="P17">Downloading data.</text:p>
      <text:p text:style-name="P17">Interpreting data.</text:p>
      <text:p text:style-name="P17">Recording data.</text:p>
      <text:p text:style-name="P130"/>
      <text:p text:style-name="P131">Message Structure:<text:line-break/>$GPGGA,hhmmss.ss,Latitude,N,Longitude,E,FS,NoSV,HDOP,msl,m,Altref,m,</text:p>
      <text:p text:style-name="P131"><text:tab/><text:tab/>DiffAge,DiffStation*cs&lt;CR&gt;&lt;LF&gt;<text:line-break/>Example:<text:line-break/>$GPGGA,092725.00,4717.11399,N,00833.91590,E,1,8,1.01,499.6,M,48.0,M,,0*5B</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Contents">Field<text:line-break/>No.</text:p>
          </table:table-cell>
          <table:table-cell table:style-name="Table2.A1" office:value-type="string">
            <text:p text:style-name="Table_20_Contents">Example </text:p>
          </table:table-cell>
          <table:table-cell table:style-name="Table2.A1" office:value-type="string">
            <text:p text:style-name="Table_20_Contents">Format </text:p>
          </table:table-cell>
          <table:table-cell table:style-name="Table2.A1" office:value-type="string">
            <text:p text:style-name="Table_20_Contents">Name </text:p>
          </table:table-cell>
          <table:table-cell table:style-name="Table2.A1" office:value-type="string">
            <text:p text:style-name="Table_20_Contents">Unit </text:p>
          </table:table-cell>
          <table:table-cell table:style-name="Table2.A1" office:value-type="string">
            <text:p text:style-name="Table_20_Contents">Description</text:p>
          </table:table-cell>
        </table:table-row>
        <table:table-row>
          <table:table-cell table:style-name="Table2.A1" office:value-type="string">
            <text:p text:style-name="Table_20_Contents">0 </text:p>
          </table:table-cell>
          <table:table-cell table:style-name="Table2.A1" office:value-type="string">
            <text:p text:style-name="Table_20_Contents">$GPGGA </text:p>
          </table:table-cell>
          <table:table-cell table:style-name="Table2.A1" office:value-type="string">
            <text:p text:style-name="Table_20_Contents">string </text:p>
          </table:table-cell>
          <table:table-cell table:style-name="Table2.A1" office:value-type="string">
            <text:p text:style-name="P125">$GPGGA </text:p>
          </table:table-cell>
          <table:table-cell table:style-name="Table2.A1" office:value-type="string">
            <text:p text:style-name="Table_20_Contents">- </text:p>
          </table:table-cell>
          <table:table-cell table:style-name="Table2.A1" office:value-type="string">
            <text:p text:style-name="Table_20_Contents">Message ID, GGA protocol header</text:p>
          </table:table-cell>
        </table:table-row>
        <table:table-row>
          <table:table-cell table:style-name="Table2.A1" office:value-type="string">
            <text:p text:style-name="Table_20_Contents">1 </text:p>
          </table:table-cell>
          <table:table-cell table:style-name="Table2.A1" office:value-type="string">
            <text:p text:style-name="Table_20_Contents">092725.00 </text:p>
          </table:table-cell>
          <table:table-cell table:style-name="Table2.A1" office:value-type="string">
            <text:p text:style-name="Table_20_Contents">hhmmss.sss </text:p>
          </table:table-cell>
          <table:table-cell table:style-name="Table2.A1" office:value-type="string">
            <text:p text:style-name="P125">hhmmss.<text:line-break/>ss</text:p>
          </table:table-cell>
          <table:table-cell table:style-name="Table2.A1" office:value-type="string">
            <text:p text:style-name="Table_20_Contents">- </text:p>
          </table:table-cell>
          <table:table-cell table:style-name="Table2.A1" office:value-type="string">
            <text:p text:style-name="Table_20_Contents">UTC Time, Current time</text:p>
          </table:table-cell>
        </table:table-row>
        <table:table-row>
          <table:table-cell table:style-name="Table2.A1" office:value-type="string">
            <text:p text:style-name="Table_20_Contents">2 </text:p>
          </table:table-cell>
          <table:table-cell table:style-name="Table2.A1" office:value-type="string">
            <text:p text:style-name="Table_20_Contents">4717.11399 </text:p>
          </table:table-cell>
          <table:table-cell table:style-name="Table2.A1" office:value-type="string">
            <text:p text:style-name="Table_20_Contents">ddmm.mmmm </text:p>
          </table:table-cell>
          <table:table-cell table:style-name="Table2.A1" office:value-type="string">
            <text:p text:style-name="P125">Latitude </text:p>
          </table:table-cell>
          <table:table-cell table:style-name="Table2.A1" office:value-type="string">
            <text:p text:style-name="Table_20_Contents">- </text:p>
          </table:table-cell>
          <table:table-cell table:style-name="Table2.A1" office:value-type="string">
            <text:p text:style-name="Table_20_Contents">Latitude, Degrees + minutes, see <text:span text:style-name="T107">Format description</text:span></text:p>
          </table:table-cell>
        </table:table-row>
        <table:table-row>
          <table:table-cell table:style-name="Table2.A1" office:value-type="string">
            <text:p text:style-name="Table_20_Contents">3 </text:p>
          </table:table-cell>
          <table:table-cell table:style-name="Table2.A1" office:value-type="string">
            <text:p text:style-name="Table_20_Contents">N </text:p>
          </table:table-cell>
          <table:table-cell table:style-name="Table2.A1" office:value-type="string">
            <text:p text:style-name="Table_20_Contents">character </text:p>
          </table:table-cell>
          <table:table-cell table:style-name="Table2.A1" office:value-type="string">
            <text:p text:style-name="P125">N </text:p>
          </table:table-cell>
          <table:table-cell table:style-name="Table2.A1" office:value-type="string">
            <text:p text:style-name="Table_20_Contents">- </text:p>
          </table:table-cell>
          <table:table-cell table:style-name="Table2.A1" office:value-type="string">
            <text:p text:style-name="Table_20_Contents">N/S Indicator, N=north or S=south</text:p>
          </table:table-cell>
        </table:table-row>
        <table:table-row>
          <table:table-cell table:style-name="Table2.A1" office:value-type="string">
            <text:p text:style-name="Table_20_Contents">4 </text:p>
          </table:table-cell>
          <table:table-cell table:style-name="Table2.A1" office:value-type="string">
            <text:p text:style-name="Table_20_Contents">00833.91590 </text:p>
          </table:table-cell>
          <table:table-cell table:style-name="Table2.A1" office:value-type="string">
            <text:p text:style-name="Table_20_Contents">dddmm.<text:line-break/>mmmm</text:p>
          </table:table-cell>
          <table:table-cell table:style-name="Table2.A1" office:value-type="string">
            <text:p text:style-name="P125">Longitud<text:line-break/>e</text:p>
          </table:table-cell>
          <table:table-cell table:style-name="Table2.A1" office:value-type="string">
            <text:p text:style-name="Table_20_Contents">- </text:p>
          </table:table-cell>
          <table:table-cell table:style-name="Table2.A1" office:value-type="string">
            <text:p text:style-name="Table_20_Contents">Longitude, Degrees + minutes, see <text:span text:style-name="T107">Format<text:line-break/>description</text:span></text:p>
          </table:table-cell>
        </table:table-row>
        <table:table-row>
          <table:table-cell table:style-name="Table2.A1" office:value-type="string">
            <text:p text:style-name="Table_20_Contents">5 </text:p>
          </table:table-cell>
          <table:table-cell table:style-name="Table2.A1" office:value-type="string">
            <text:p text:style-name="Table_20_Contents">E </text:p>
          </table:table-cell>
          <table:table-cell table:style-name="Table2.A1" office:value-type="string">
            <text:p text:style-name="Table_20_Contents">character </text:p>
          </table:table-cell>
          <table:table-cell table:style-name="Table2.A1" office:value-type="string">
            <text:p text:style-name="P125">E </text:p>
          </table:table-cell>
          <table:table-cell table:style-name="Table2.A1" office:value-type="string">
            <text:p text:style-name="Table_20_Contents">- </text:p>
          </table:table-cell>
          <table:table-cell table:style-name="Table2.A1" office:value-type="string">
            <text:p text:style-name="Table_20_Contents">E/W indicator, E=east or W=west</text:p>
          </table:table-cell>
        </table:table-row>
        <table:table-row>
          <table:table-cell table:style-name="Table2.A1" office:value-type="string">
            <text:p text:style-name="Table_20_Contents">6 </text:p>
          </table:table-cell>
          <table:table-cell table:style-name="Table2.A1" office:value-type="string">
            <text:p text:style-name="Table_20_Contents">1 </text:p>
          </table:table-cell>
          <table:table-cell table:style-name="Table2.A1" office:value-type="string">
            <text:p text:style-name="Table_20_Contents">digit </text:p>
          </table:table-cell>
          <table:table-cell table:style-name="Table2.A1" office:value-type="string">
            <text:p text:style-name="P125">FS </text:p>
          </table:table-cell>
          <table:table-cell table:style-name="Table2.A1" office:value-type="string">
            <text:p text:style-name="Table_20_Contents">- </text:p>
          </table:table-cell>
          <table:table-cell table:style-name="Table2.A1" office:value-type="string">
            <text:p text:style-name="Table_20_Contents">Position Fix Status Indicator, See Table below and<text:line-break/><text:span text:style-name="T107">Position Fix Flags description</text:span></text:p>
          </table:table-cell>
        </table:table-row>
        <table:table-row>
          <table:table-cell table:style-name="Table2.A1" office:value-type="string">
            <text:p text:style-name="Table_20_Contents">7 </text:p>
          </table:table-cell>
          <table:table-cell table:style-name="Table2.A1" office:value-type="string">
            <text:p text:style-name="Table_20_Contents">8 </text:p>
          </table:table-cell>
          <table:table-cell table:style-name="Table2.A1" office:value-type="string">
            <text:p text:style-name="Table_20_Contents">numeric </text:p>
          </table:table-cell>
          <table:table-cell table:style-name="Table2.A1" office:value-type="string">
            <text:p text:style-name="P125">NoSV </text:p>
          </table:table-cell>
          <table:table-cell table:style-name="Table2.A1" office:value-type="string">
            <text:p text:style-name="Table_20_Contents">- </text:p>
          </table:table-cell>
          <table:table-cell table:style-name="Table2.A1" office:value-type="string">
            <text:p text:style-name="Table_20_Contents">Satellites Used, Range 0 to 12</text:p>
          </table:table-cell>
        </table:table-row>
        <table:table-row>
          <table:table-cell table:style-name="Table2.A1" office:value-type="string">
            <text:p text:style-name="Table_20_Contents">8 </text:p>
          </table:table-cell>
          <table:table-cell table:style-name="Table2.A1" office:value-type="string">
            <text:p text:style-name="Table_20_Contents">1.01 </text:p>
          </table:table-cell>
          <table:table-cell table:style-name="Table2.A1" office:value-type="string">
            <text:p text:style-name="Table_20_Contents">numeric </text:p>
          </table:table-cell>
          <table:table-cell table:style-name="Table2.A1" office:value-type="string">
            <text:p text:style-name="P125">HDOP </text:p>
          </table:table-cell>
          <table:table-cell table:style-name="Table2.A1" office:value-type="string">
            <text:p text:style-name="Table_20_Contents">- </text:p>
          </table:table-cell>
          <table:table-cell table:style-name="Table2.A1" office:value-type="string">
            <text:p text:style-name="Table_20_Contents">HDOP, Horizontal Dilution of Precision</text:p>
          </table:table-cell>
        </table:table-row>
        <table:table-row>
          <table:table-cell table:style-name="Table2.A1" office:value-type="string">
            <text:p text:style-name="Table_20_Contents">9 </text:p>
          </table:table-cell>
          <table:table-cell table:style-name="Table2.A1" office:value-type="string">
            <text:p text:style-name="Table_20_Contents">499.6 </text:p>
          </table:table-cell>
          <table:table-cell table:style-name="Table2.A1" office:value-type="string">
            <text:p text:style-name="Table_20_Contents">numeric </text:p>
          </table:table-cell>
          <table:table-cell table:style-name="Table2.A1" office:value-type="string">
            <text:p text:style-name="P125">msl </text:p>
          </table:table-cell>
          <table:table-cell table:style-name="Table2.A1" office:value-type="string">
            <text:p text:style-name="Table_20_Contents">m </text:p>
          </table:table-cell>
          <table:table-cell table:style-name="Table2.A1" office:value-type="string">
            <text:p text:style-name="Table_20_Contents">MSL Altitude</text:p>
          </table:table-cell>
        </table:table-row>
        <table:table-row>
          <table:table-cell table:style-name="Table2.A1" office:value-type="string">
            <text:p text:style-name="Table_20_Contents">10 </text:p>
          </table:table-cell>
          <table:table-cell table:style-name="Table2.A1" office:value-type="string">
            <text:p text:style-name="Table_20_Contents">M </text:p>
          </table:table-cell>
          <table:table-cell table:style-name="Table2.A1" office:value-type="string">
            <text:p text:style-name="Table_20_Contents">character </text:p>
          </table:table-cell>
          <table:table-cell table:style-name="Table2.A1" office:value-type="string">
            <text:p text:style-name="P125">uMsl </text:p>
          </table:table-cell>
          <table:table-cell table:style-name="Table2.A1" office:value-type="string">
            <text:p text:style-name="Table_20_Contents">- </text:p>
          </table:table-cell>
          <table:table-cell table:style-name="Table2.A1" office:value-type="string">
            <text:p text:style-name="Table_20_Contents">Units, Meters (fixed field)</text:p>
          </table:table-cell>
        </table:table-row>
        <table:table-row>
          <table:table-cell table:style-name="Table2.A1" office:value-type="string">
            <text:p text:style-name="Table_20_Contents">11 </text:p>
          </table:table-cell>
          <table:table-cell table:style-name="Table2.A1" office:value-type="string">
            <text:p text:style-name="Table_20_Contents">48.0 </text:p>
          </table:table-cell>
          <table:table-cell table:style-name="Table2.A1" office:value-type="string">
            <text:p text:style-name="Table_20_Contents">numeric </text:p>
          </table:table-cell>
          <table:table-cell table:style-name="Table2.A1" office:value-type="string">
            <text:p text:style-name="P125">Altref </text:p>
          </table:table-cell>
          <table:table-cell table:style-name="Table2.A1" office:value-type="string">
            <text:p text:style-name="Table_20_Contents">m </text:p>
          </table:table-cell>
          <table:table-cell table:style-name="Table2.A1" office:value-type="string">
            <text:p text:style-name="Table_20_Contents">Geoid Separation</text:p>
          </table:table-cell>
        </table:table-row>
        <table:table-row>
          <table:table-cell table:style-name="Table2.A1" office:value-type="string">
            <text:p text:style-name="Table_20_Contents">12 </text:p>
          </table:table-cell>
          <table:table-cell table:style-name="Table2.A1" office:value-type="string">
            <text:p text:style-name="Table_20_Contents">M </text:p>
          </table:table-cell>
          <table:table-cell table:style-name="Table2.A1" office:value-type="string">
            <text:p text:style-name="Table_20_Contents">character </text:p>
          </table:table-cell>
          <table:table-cell table:style-name="Table2.A1" office:value-type="string">
            <text:p text:style-name="P125">uSep </text:p>
          </table:table-cell>
          <table:table-cell table:style-name="Table2.A1" office:value-type="string">
            <text:p text:style-name="Table_20_Contents">- </text:p>
          </table:table-cell>
          <table:table-cell table:style-name="Table2.A1" office:value-type="string">
            <text:p text:style-name="Table_20_Contents">Units, Meters (fixed field)</text:p>
          </table:table-cell>
        </table:table-row>
        <table:table-row>
          <table:table-cell table:style-name="Table2.A1" office:value-type="string">
            <text:p text:style-name="Table_20_Contents">13 </text:p>
          </table:table-cell>
          <table:table-cell table:style-name="Table2.A1" office:value-type="string">
            <text:p text:style-name="Table_20_Contents">- </text:p>
          </table:table-cell>
          <table:table-cell table:style-name="Table2.A1" office:value-type="string">
            <text:p text:style-name="Table_20_Contents">numeric </text:p>
          </table:table-cell>
          <table:table-cell table:style-name="Table2.A1" office:value-type="string">
            <text:p text:style-name="P125">DiffAge </text:p>
          </table:table-cell>
          <table:table-cell table:style-name="Table2.A1" office:value-type="string">
            <text:p text:style-name="Table_20_Contents">s </text:p>
          </table:table-cell>
          <table:table-cell table:style-name="Table2.A1" office:value-type="string">
            <text:p text:style-name="Table_20_Contents">Age of Differential Corrections, Blank (Null) fields<text:line-break/>when DGPS is not used</text:p>
          </table:table-cell>
        </table:table-row>
        <table:table-row>
          <table:table-cell table:style-name="Table2.A1" office:value-type="string">
            <text:p text:style-name="Table_20_Contents">14 </text:p>
          </table:table-cell>
          <table:table-cell table:style-name="Table2.A1" office:value-type="string">
            <text:p text:style-name="Table_20_Contents">0 </text:p>
          </table:table-cell>
          <table:table-cell table:style-name="Table2.A1" office:value-type="string">
            <text:p text:style-name="Table_20_Contents">numeric </text:p>
          </table:table-cell>
          <table:table-cell table:style-name="Table2.A1" office:value-type="string">
            <text:p text:style-name="P125">DiffStat<text:line-break/><text:soft-page-break/>ion</text:p>
          </table:table-cell>
          <table:table-cell table:style-name="Table2.A1" office:value-type="string">
            <text:p text:style-name="Table_20_Contents">- </text:p>
          </table:table-cell>
          <table:table-cell table:style-name="Table2.A1" office:value-type="string">
            <text:p text:style-name="Table_20_Contents">Diff. Reference Station ID</text:p>
          </table:table-cell>
        </table:table-row>
        <table:table-row>
          <table:table-cell table:style-name="Table2.A1" office:value-type="string">
            <text:p text:style-name="Table_20_Contents">15 </text:p>
          </table:table-cell>
          <table:table-cell table:style-name="Table2.A1" office:value-type="string">
            <text:p text:style-name="Table_20_Contents">*5B </text:p>
          </table:table-cell>
          <table:table-cell table:style-name="Table2.A1" office:value-type="string">
            <text:p text:style-name="Table_20_Contents">hexadecimal </text:p>
          </table:table-cell>
          <table:table-cell table:style-name="Table2.A1" office:value-type="string">
            <text:p text:style-name="P125">cs </text:p>
          </table:table-cell>
          <table:table-cell table:style-name="Table2.A1" office:value-type="string">
            <text:p text:style-name="Table_20_Contents">- </text:p>
          </table:table-cell>
          <table:table-cell table:style-name="Table2.A1" office:value-type="string">
            <text:p text:style-name="Table_20_Contents">Checksum</text:p>
          </table:table-cell>
        </table:table-row>
        <table:table-row>
          <table:table-cell table:style-name="Table2.A1" office:value-type="string">
            <text:p text:style-name="Table_20_Contents">16 </text:p>
          </table:table-cell>
          <table:table-cell table:style-name="Table2.A1" office:value-type="string">
            <text:p text:style-name="Table_20_Contents">- </text:p>
          </table:table-cell>
          <table:table-cell table:style-name="Table2.A1" office:value-type="string">
            <text:p text:style-name="Table_20_Contents">character </text:p>
          </table:table-cell>
          <table:table-cell table:style-name="Table2.A1" office:value-type="string">
            <text:p text:style-name="P125">&lt;CR&gt;&lt;LF&gt; </text:p>
          </table:table-cell>
          <table:table-cell table:style-name="Table2.A1" office:value-type="string">
            <text:p text:style-name="Table_20_Contents">- </text:p>
          </table:table-cell>
          <table:table-cell table:style-name="Table2.A1" office:value-type="string">
            <text:p text:style-name="Table_20_Contents">Carriage Return and Line Feed</text:p>
          </table:table-cell>
        </table:table-row>
      </table:table>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Table_20_Contents">Message </text:p>
          </table:table-cell>
          <table:table-cell table:style-name="Table4.A1" office:value-type="string">
            <text:p text:style-name="Table_20_Contents">VTG</text:p>
          </table:table-cell>
          <table:table-cell table:style-name="Table4.C6" office:value-type="string">
            <text:p text:style-name="P127"/>
          </table:table-cell>
        </table:table-row>
        <table:table-row>
          <table:table-cell table:style-name="Table4.A1" office:value-type="string">
            <text:p text:style-name="Table_20_Contents">Description </text:p>
          </table:table-cell>
          <table:table-cell table:style-name="Table4.A1" office:value-type="string">
            <text:p text:style-name="Table_20_Contents">Course over ground and Ground speed</text:p>
          </table:table-cell>
          <table:table-cell table:style-name="Table4.C6" office:value-type="string">
            <text:p text:style-name="P127"/>
          </table:table-cell>
        </table:table-row>
        <table:table-row>
          <table:table-cell table:style-name="Table4.A1" office:value-type="string">
            <text:p text:style-name="Table_20_Contents">Type </text:p>
          </table:table-cell>
          <table:table-cell table:style-name="Table4.A1" office:value-type="string">
            <text:p text:style-name="Table_20_Contents">Output Message</text:p>
          </table:table-cell>
          <table:table-cell table:style-name="Table4.C6" office:value-type="string">
            <text:p text:style-name="P127"/>
          </table:table-cell>
        </table:table-row>
        <table:table-row>
          <table:table-cell table:style-name="Table4.A1" office:value-type="string">
            <text:p text:style-name="Table_20_Contents">Comment </text:p>
          </table:table-cell>
          <table:table-cell table:style-name="Table4.A1" office:value-type="string">
            <text:p text:style-name="Table_20_Contents">Velocity is given as Course over Ground (COG) and Speed over Ground (SOG).</text:p>
          </table:table-cell>
          <table:table-cell table:style-name="Table4.C6" office:value-type="string">
            <text:p text:style-name="P127"/>
          </table:table-cell>
        </table:table-row>
        <table:table-row>
          <table:table-cell table:style-name="Table4.A1" office:value-type="string">
            <text:p text:style-name="P126">ID for CFG-MSG </text:p>
          </table:table-cell>
          <table:table-cell table:style-name="Table4.A1" office:value-type="string">
            <text:p text:style-name="Table_20_Contents">Number of fields</text:p>
          </table:table-cell>
          <table:table-cell table:style-name="Table4.A1" office:value-type="string">
            <text:p text:style-name="Table_20_Contents">Message Info </text:p>
          </table:table-cell>
        </table:table-row>
        <table:table-row>
          <table:table-cell table:style-name="Table4.A1" office:value-type="string">
            <text:p text:style-name="Table_20_Contents">0xF0 0x05 </text:p>
          </table:table-cell>
          <table:table-cell table:style-name="Table4.A1" office:value-type="string">
            <text:p text:style-name="Table_20_Contents">12</text:p>
          </table:table-cell>
          <table:table-cell table:style-name="Table4.C6" office:value-type="string">
            <text:p text:style-name="P127"/>
          </table:table-cell>
        </table:table-row>
      </table:table>
      <text:p text:style-name="P54"><text:line-break/>Message Structure:<text:line-break/>$GPVTG,cogt,T,cogm,M,sog,N,kph,K,mode*cs&lt;CR&gt;&lt;LF&gt;<text:line-break/>Example:<text:line-break/>$GPVTG,77.52,T,,M,0.004,N,0.008,K,A*06 </text:p>
      <text:h text:style-name="P84" text:outline-level="2"><text:bookmark-start text:name="__RefHeading___Toc1338_2050874014"/>Telemetry<text:bookmark-end text:name="__RefHeading___Toc1338_2050874014"/></text:h>
      <text:h text:style-name="P191" text:outline-level="3"><text:bookmark-start text:name="__RefHeading___Toc4471_3180284440"/>Data Encoding<text:bookmark-end text:name="__RefHeading___Toc4471_3180284440"/></text:h>
      <text:p text:style-name="P28">T<text:span text:style-name="T75">he data stream consists of two WSPR messages. The first is a standard WSPR message with call sign, grid square, and power level (dBm). </text:span><text:span text:style-name="T76">The second </text:span><text:span text:style-name="T18">encodes the additional data carries 5th and 6th Maidenhead locator characters, altitude, speed, </text:span><text:span text:style-name="T19">power bus voltage</text:span><text:span text:style-name="T18">, temperature, </text:span><text:span text:style-name="T19">transmitter output power</text:span><text:span text:style-name="T18">. The second message type will show up in the database as callsigns whose 1st character is "</text:span><text:span text:style-name="T19">Q</text:span><text:span text:style-name="T18">" and 3rd character is "</text:span><text:span text:style-name="T20">5</text:span><text:span text:style-name="T18">". The other characters and locator and power contain the encoded data, not a valid location.</text:span><text:span text:style-name="T76"> </text:span></text:p>
      <text:p text:style-name="P37">Telemetry is embedded into the <text:span text:style-name="T119">second message</text:span>. A WSPR data string contains a) call sign, b) grid square, c) power level (dBm). <text:span text:style-name="T119">The second message is encoded as follows:</text:span></text:p>
      <text:p text:style-name="P42">Altitude is encoded as two characters (altitude1 and altitude2). <text:span text:style-name="T120">Velocity is encoded as two characters (velocity1 and velocity2). Temperature and bus voltage are stored in one character. Transmitter power (transmitPower) is a single variable spread across two characters in the message.</text:span></text:p>
      <text:p text:style-name="P103"/>
      <text:p text:style-name="P43">Second message format is shown below:</text:p>
      <text:h text:style-name="P192" text:outline-level="3"><draw:frame draw:style-name="fr1" draw:name="Object3" text:anchor-type="paragraph" svg:width="5.6445in" svg:height="2.8453in" draw:z-index="1"><draw:object xlink:href="./Object 3" xlink:type="simple" xlink:show="embed" xlink:actuate="onLoad"/><draw:image xlink:href="./ObjectReplacements/Object 3" xlink:type="simple" xlink:show="embed" xlink:actuate="onLoad"/></draw:frame><text:bookmark-start text:name="__RefHeading___Toc4473_3180284440"/><text:soft-page-break/>Data Decoding<text:bookmark-end text:name="__RefHeading___Toc4473_3180284440"/></text:h>
      <text:p text:style-name="P104">callsign is made up of 6 characters =&gt; c1 <text:s/>c2 <text:s/>c3 <text:s/>c4 <text:s/>c5 <text:s/>c6</text:p>
      <text:p text:style-name="P104">gridsquare is made up of 4 characters =&gt; g1 <text:s/>g2 <text:s/>g3 <text:s/>g4</text:p>
      <text:p text:style-name="P104">power is made up of 2 characters =&gt; p1 <text:s/>p2</text:p>
      <text:p text:style-name="P44">Alpha characters are converted to numeric values by subtracting 65 (0x40, or <text:span text:style-name="T4">A</text:span>) from the ASCII value, so that A=0, B=1, C=2, etc. Alpha versions of numeric values are are converted to numeric by subtracting 48 (0x30, or <text:span text:style-name="T4">0</text:span><text:span text:style-name="T7">).</text:span> This is a straightforward substitution if done manually. Once this is done, the telemetry data are extracted as follows:</text:p>
      <text:p text:style-name="P105">altitude<text:tab/>= <text:span text:style-name="T121">1750 * g1 + 50 * c2<text:tab/></text:span></text:p>
      <text:p text:style-name="P112"><text:tab/><text:tab/><text:tab/>e.g.: g1=F, c2=R =&gt; altitude = 1750 * 5 + 50 * 17 = 9,600 ft</text:p>
      <text:p text:style-name="P104">velocity<text:tab/>= <text:span text:style-name="T121">10 * g3 + g4</text:span></text:p>
      <text:p text:style-name="P104"><text:tab/><text:tab/><text:tab/><text:span text:style-name="T123">e.g.: g3=5, g4=9 =&gt; velocity = 10 * 5 + 9 = 59 Km/hr</text:span></text:p>
      <text:p text:style-name="P104">temperature<text:tab/>= <text:s/><text:span text:style-name="T122">5 * c4 – 30 </text:span></text:p>
      <text:p text:style-name="P104"><text:tab/><text:tab/><text:tab/><text:span text:style-name="T124">e.g.: c4 = D =&gt; temperature = 5 * 4 – 30 =&gt; temperature = -10 degC</text:span></text:p>
      <text:p text:style-name="P104"/>
      <text:p text:style-name="P104">bus voltage<text:tab/>= <text:span text:style-name="T122">g2 / 4 + 3</text:span></text:p>
      <text:p text:style-name="P104"><text:tab/><text:tab/><text:tab/><text:span text:style-name="T124">e.g.: g2=M =&gt; bus voltage = 12 / 4 + 3 =&gt; bus voltage = 6.0 volts</text:span></text:p>
      <text:p text:style-name="P104"><text:soft-page-break/>power<text:tab/><text:tab/>= <text:span text:style-name="T122">10 * p1 + p2 =&gt; yields</text:span></text:p>
      <text:p text:style-name="P104"><text:tab/><text:tab/><text:tab/><text:span text:style-name="T124">e.g.: p1=3, p2=7 =&gt; power level = 0.16 watts (see below)</text:span></text:p>
      <text:p text:style-name="P107"><draw:frame draw:style-name="fr2" draw:name="Object4" text:anchor-type="paragraph" svg:x="0.0791in" svg:y="0.0693in" svg:width="6.0299in" svg:height="2.0008in" draw:z-index="2"><draw:object xlink:href="./Object 4" xlink:type="simple" xlink:show="embed" xlink:actuate="onLoad"/><draw:image xlink:href="./ObjectReplacements/Object 4" xlink:type="simple" xlink:show="embed" xlink:actuate="onLoad"/></draw:frame></text:p>
      <text:p text:style-name="P106"/>
      <text:p text:style-name="P106"/>
      <text:p text:style-name="P106"/>
      <text:p text:style-name="P106"/>
      <text:p text:style-name="P106"/>
      <text:p text:style-name="P106"/>
      <text:p text:style-name="P106">The read<text:span text:style-name="T130">er</text:span> is cautioned to take this number with several large grains of salt. There are a lot of factors that can affect the validity of the reading. The telemetry power level should probably only be used as a relative measurement (“Our range just seems to have dropped. I wonder if the transmit power has dropped?”).</text:p>
      <text:h text:style-name="P193" text:outline-level="3"><text:bookmark-start text:name="__RefHeading___Toc1340_2050874014"/>Altitude<text:bookmark-end text:name="__RefHeading___Toc1340_2050874014"/></text:h>
      <text:p text:style-name="P33">From GPS.</text:p>
      <text:h text:style-name="P193" text:outline-level="3"><text:bookmark-start text:name="__RefHeading___Toc1342_2050874014"/>Velocity<text:bookmark-end text:name="__RefHeading___Toc1342_2050874014"/></text:h>
      <text:p text:style-name="P34">From GPS.</text:p>
      <text:h text:style-name="P193" text:outline-level="3"><text:bookmark-start text:name="__RefHeading___Toc1344_2050874014"/>Temperature<text:bookmark-end text:name="__RefHeading___Toc1344_2050874014"/></text:h>
      <text:p text:style-name="P49">I’m using a thermistor I bought from DigiKey years ago. Its parameters are:</text:p>
      <text:p text:style-name="P35"><text:tab/><text:span text:style-name="T125">B0 = 3,977 ohms, R0 = 10,000 ohms, T0 = 298 degC, NTC</text:span></text:p>
      <text:p text:style-name="P47">The thermistor is in a voltage divider circuit with an 8,200 ohm resistor feeding <text:span text:style-name="T126">it from a 3.3 volt supply. The output of the voltage divider is fed into</text:span> a 10-bit A/D converter with a 3.3 volt reference. The output from the A/D converter is converted to resistance as follows -</text:p>
      <text:p text:style-name="P109">A/D output goes from 0 – 1023 counts: v = A/D counts * (3.3 volts / 1023 counts)</text:p>
      <text:p text:style-name="P74"><text:tab/>v <text:s/>= <text:s/>R * 3.3 volts / (R + 8,200 ohms) = 3.3 volts / 1023 counts</text:p>
      <text:p text:style-name="P74">rearranging</text:p>
      <text:p text:style-name="P109"><text:soft-page-break/>R <text:s/>= <text:s/>8,200 * <text:span text:style-name="T126">A/D</text:span> / (<text:span text:style-name="T126">1023</text:span> – <text:span text:style-name="T126">A/D</text:span>)</text:p>
      <text:p text:style-name="P48">Converting from resistance (R) into temperature u<text:span text:style-name="T125">sing a rearranged Steinhart-Hart equation is of the form -</text:span></text:p>
      <text:p text:style-name="P108">T <text:span text:style-name="T126">= B0 / ln( R / (R0 * exp( -B0 / T0 ) ) ) = 3977 / ln( R / (10,000 * exp( -3977 / 298 )))</text:span></text:p>
      <text:p text:style-name="P108"><text:s text:c="4"/><text:span text:style-name="T126">= 3977 / (4.315 + ln( R ))</text:span></text:p>
      <text:h text:style-name="P193" text:outline-level="3"><text:bookmark-start text:name="__RefHeading___Toc1346_2050874014"/>Power Supply Voltage<text:bookmark-end text:name="__RefHeading___Toc1346_2050874014"/></text:h>
      <text:p text:style-name="P50">The bus voltage is fed to an A/D converter channel after running through a voltage divider (8.2K for both resistors). The output voltage is <text:span text:style-name="T4">V / 2.</text:span><text:span text:style-name="T7"> This is converted into counts (A/D numbers) by multiplying by 1023 (full scale counts) and dividing by 3.3 volts (reference). IOW -</text:span></text:p>
      <text:p text:style-name="P110"><text:span text:style-name="T7">V <text:s/>= <text:s/>(V</text:span><text:span text:style-name="T55">bus</text:span><text:span text:style-name="T60"> / 2)</text:span></text:p>
      <text:p text:style-name="P111"><text:span text:style-name="T60">A/D = V * 1023 counts / 3.3 volts <text:s text:c="2"/>=&gt; <text:s/>V = A/D * 3.3 / </text:span><text:span text:style-name="T66">1023</text:span></text:p>
      <text:p text:style-name="P113">combining -</text:p>
      <text:p text:style-name="P111"><text:span text:style-name="T60">V</text:span><text:span text:style-name="T55">bus</text:span><text:span text:style-name="T60"> = (2 * V) </text:span><text:span text:style-name="T66">= 2 * A/D * 3.3 / 1023 = 6.4516E-3 * A/D</text:span></text:p>
      <text:p text:style-name="P75">I noticed that my voltage reading were low by about 4.1%, so I added a fudge factor/multiplier (1.041) to compensate.</text:p>
      <text:h text:style-name="Heading_20_3" text:outline-level="3"><text:bookmark-start text:name="__RefHeading___Toc2373_2389349489"/>Solar Cell Calculations<text:bookmark-end text:name="__RefHeading___Toc2373_2389349489"/></text:h>
      <text:p text:style-name="P132">6V/1W solar cell =&gt; Voc = 6 volt, Isc = 1W / 6V = 166 mA</text:p>
      <text:p text:style-name="P132"/>
      <text:p text:style-name="P132">Vmp = 0.75 * Voc = 0.75 * 6 = 4.5 volts</text:p>
      <text:p text:style-name="P132">Imp = 0.85 * Isc = 0.85 * 166 mA = 141 mA</text:p>
      <text:p text:style-name="P132"/>
      <text:p text:style-name="P132">Maximum power = Vmp * Imp = 4.5 volts * 141 mA = 634 mW</text:p>
      <text:h text:style-name="Heading_20_1" text:outline-level="1"><text:bookmark-start text:name="__RefHeading___Toc880_16543808"/>Other<text:bookmark-end text:name="__RefHeading___Toc880_16543808"/></text:h>
      <text:h text:style-name="P79" text:outline-level="2"><text:bookmark-start text:name="__RefHeading___Toc882_16543808"/>TAPR <text:span text:style-name="T40">Considerations</text:span><text:bookmark-end text:name="__RefHeading___Toc882_16543808"/></text:h>
      <text:p text:style-name="P14">What extra needs to be done to make a kit sellable by TAPR?</text:p>
      <text:p text:style-name="P45">Who puts the kits together?</text:p>
      <text:p text:style-name="P46">Can we have the boards stuffed in China and then the kit builder only attaches the Arduino, PLL, and GPS boards?</text:p>
      <text:h text:style-name="Heading_20_1" text:outline-level="1"><text:bookmark-start text:name="__RefHeading___Toc884_16543808"/><text:soft-page-break/>Legal<text:span text:style-name="T2"> &amp; R</text:span>egulatory <text:span text:style-name="T2">Issues</text:span><text:bookmark-end text:name="__RefHeading___Toc884_16543808"/></text:h>
      <text:h text:style-name="Heading_20_2" text:outline-level="2"><text:bookmark-start text:name="__RefHeading___Toc1721_663629572"/><text:span text:style-name="T85">FCC Issues – </text:span>Is transmitting on 30m legal?<text:bookmark-end text:name="__RefHeading___Toc1721_663629572"/></text:h>
      <text:p text:style-name="P31"><text:span text:style-name="T80">It is legal to operate an automatic transmitter on 30m in a digital mode. Part 97.221(b) specifically authorizes an automatically controlled digital station transmitting on the packet/data segment of the 30m band. Part 97.221(c)(1) requires that the station be responding to local or remote control. The on-board microcontroller is our proxy for local control. It monitors conditions and transmitter inputs and shuts down the transmitter if transmitting would be problematic. Note that the final amplifier can only generate 360 mW (V</text:span><text:span text:style-name="T83">2</text:span><text:span text:style-name="T70">/2P</text:span><text:span text:style-name="T59">o</text:span><text:span text:style-name="T81">) at most.</text:span></text:p>
      <text:p text:style-name="P70"/>
      <text:p text:style-name="P70">§97.221 Automatically controlled digital station.</text:p>
      <text:p text:style-name="P66">(b) A station may be automatically controlled while transmitting a RTTY or data emission on the 6 m or shorter wavelength bands, and on the 28.120-28.189 MHz, 24.925-24.930 MHz, 21.090-21.100 MHz, 18.105-18.110 MHz, 14.0950-14.0995 MHz, 14.1005-14.112 MHz, <text:span text:style-name="T32">10.140-10.150 MHz</text:span>, 7.100-7.105 MHz, or 3.585-3.600 MHz segments.</text:p>
      <text:p text:style-name="P66">(c) Except for channels specified in §97.303(h), a station may be automatically controlled while transmitting a RTTY or data emission on any other frequency authorized for such emission types provided that:</text:p>
      <text:p text:style-name="P89">(1) <text:span text:style-name="T28">The station is responding to interrogation by a station under local or remote control</text:span>;</text:p>
      <text:h text:style-name="P83" text:outline-level="2"><text:bookmark-start text:name="__RefHeading___Toc1723_663629572"/>FAA Issues<text:bookmark-end text:name="__RefHeading___Toc1723_663629572"/></text:h>
      <text:p text:style-name="P67">Our payload is under 6 lbs, so technically we do not have to comply with any other parts of Part 101 by virtue of subsection § 101.1(a)(4).</text:p>
      <text:p text:style-name="P68">That said, we should notify the FAA/local ATC of our intentions and get guidance as to what notifications (e.g. NOTAMS) are useful.</text:p>
      <text:h text:style-name="P194" text:outline-level="3"><text:bookmark-start text:name="__RefHeading___Toc1725_663629572"/>L<text:span text:style-name="T110">i</text:span>ability<text:bookmark-end text:name="__RefHeading___Toc1725_663629572"/></text:h>
      <text:p text:style-name="P18">Our/my liability?</text:p>
      <text:p text:style-name="P18">TAPR liability?</text:p>
      <text:p text:style-name="P19"/>
      <text:h text:style-name="P194" text:outline-level="3"><text:bookmark-start text:name="__RefHeading___Toc1727_663629572"/><text:soft-page-break/>Hazard Matrix<text:bookmark-end text:name="__RefHeading___Toc1727_663629572"/></text:h>
      <text:p text:style-name="P19">Hazard Matrix</text:p>
      <text:p text:style-name="P20"/>
      <text:p text:style-name="P10">How do other balloons and beacons handle this? </text:p>
      <text:p text:style-name="P10">What happens if the balloon travels into another country’s air space?</text:p>
      <text:h text:style-name="Heading_20_3" text:outline-level="3"><text:bookmark-start text:name="__RefHeading___Toc1729_663629572"/>Hazards<text:bookmark-end text:name="__RefHeading___Toc1729_663629572"/></text:h>
      <text:list xml:id="list952892550" text:style-name="L9">
        <text:list-item>
          <text:p text:style-name="P165"><text:span text:style-name="T4">Line supporting payload breaks.</text:span> <text:span text:style-name="T109">Low probability. We have multiple balloons and supporting tethers so that a failure of one or several balloons or tethers will not cause a catastrophic drop of the payload. The net result of a balloon failure will be a controlled descent. A failure of one or more tethers will also be a controlled descent.</text:span></text:p>
        </text:list-item>
        <text:list-item>
          <text:p text:style-name="P166">Balloon/Payload sucked into airplane engine.<text:span text:style-name="T7"> </text:span><text:span text:style-name="T10">This is a concern, although the probability of it happening is very low. The mitigation is to notify FAA/ATC of flight plans and issue a NOTAMS. The payload is well under the FAA weight limit for taking precautions (4 oz vs 6 lbs). </text:span><text:span text:style-name="T11">The smallest weight listed for bird strikes appears to be 0.85 Kg (1.87 lbs), which is at least seven times heavier than </text:span><text:span text:style-name="T12">the payload </text:span><text:span text:style-name="T13">(https://www.skybrary.aero/index.php/Aircraft_Certification_for_Bird_Strike_Risk).</text:span></text:p>
        </text:list-item>
        <text:list-item>
          <text:p text:style-name="P167"><text:span text:style-name="T108">Hydrogen catches fire during or after inflating balloons.</text:span><text:span text:style-name="T14"> </text:span><text:span text:style-name="T15">The probability of this happening is low as long as proper storage and inflation procedures are followed. We’ll use helium for the initial launches.</text:span></text:p>
        </text:list-item>
        <text:list-item>
          <text:p text:style-name="P168">Complaints from owner of launch site.<text:span text:style-name="T7"> </text:span><text:span text:style-name="T15">Make sure we have permission to launch from any private property.</text:span></text:p>
        </text:list-item>
        <text:list-item>
          <text:p text:style-name="P169">Someone gets injured during launch.<text:span text:style-name="T7"> </text:span><text:span text:style-name="T15">Create and follow launch procedures.</text:span></text:p>
        </text:list-item>
      </text:list>
      <text:h text:style-name="P201" text:outline-level="1"><text:bookmark-start text:name="__RefHeading___Toc549_1217270422"/>Appendix <text:span text:style-name="T73">A</text:span> –<text:span text:style-name="T29"> Lift Analysis</text:span><text:bookmark-end text:name="__RefHeading___Toc549_1217270422"/></text:h>
      <text:h text:style-name="P196" text:outline-level="1"><text:bookmark-start text:name="__RefHeading___Toc966_334827594"/>Ideal <text:span text:style-name="T53">G</text:span>as <text:span text:style-name="T53">L</text:span>aw <text:bookmark-end text:name="__RefHeading___Toc966_334827594"/></text:h>
      <text:p text:style-name="P35">The basic calculations are formulated around the Ideal Gas Law – </text:p>
      <text:p text:style-name="P91">P * V = n * R * T</text:p>
      <text:p text:style-name="P23">where -</text:p>
      <text:p text:style-name="P91">P = pressure</text:p>
      <text:p text:style-name="P91">V = volume</text:p>
      <text:p text:style-name="P91">n = number of moles of gas <text:span text:style-name="T111">in the balloon</text:span></text:p>
      <text:p text:style-name="P91">R = universal gas constant </text:p>
      <text:p text:style-name="P91">T = absolute temperature</text:p>
      <text:p text:style-name="P24">The Ideal Gas Law can be rearranged as follows -</text:p>
      <text:p text:style-name="P92">P * V / T = n * R</text:p>
      <text:p text:style-name="P63"><text:span text:style-name="T79">R</text:span> and <text:span text:style-name="T4">n</text:span> will remain constant because <text:span text:style-name="T79">we’re assuming that there is </text:span>no leakage <text:span text:style-name="T79">from the balloon</text:span>. <text:span text:style-name="T54">Therefore, </text:span><text:span text:style-name="T5">P * V / T</text:span><text:span text:style-name="T8"> will be constant at any altitude:</text:span></text:p>
      <text:p text:style-name="P63"><text:span text:style-name="T8"><text:tab/>P</text:span><text:span text:style-name="T56">1</text:span><text:span text:style-name="T61"> * V</text:span><text:span text:style-name="T56">1</text:span><text:span text:style-name="T61"> / T</text:span><text:span text:style-name="T56">1</text:span><text:span text:style-name="T61"> <text:s/>= <text:s/>P</text:span><text:span text:style-name="T56">2</text:span><text:span text:style-name="T61"> * V</text:span><text:span text:style-name="T56">2</text:span><text:span text:style-name="T61"> / T</text:span><text:span text:style-name="T56">2</text:span></text:p>
      <text:p text:style-name="P64">The starting volume <text:span text:style-name="T79">(how much gas we fill the balloon with on the ground)</text:span> of gas can be derived by rearranging:</text:p>
      <text:p text:style-name="P65"><text:span text:style-name="T60"><text:tab/>V</text:span><text:span text:style-name="T55">1</text:span><text:span text:style-name="T60"> <text:s/>= <text:s/>P</text:span><text:span text:style-name="T55">2</text:span><text:span text:style-name="T60"> * V</text:span><text:span text:style-name="T55">2</text:span><text:span text:style-name="T60"> * T</text:span><text:span text:style-name="T55">1</text:span><text:span text:style-name="T60"> / ( P</text:span><text:span text:style-name="T55">1</text:span><text:span text:style-name="T60"> * T</text:span><text:span text:style-name="T55">2</text:span><text:span text:style-name="T60"> )<text:tab/><text:tab/><text:tab/><text:tab/><text:tab/><text:tab/><text:tab/></text:span><text:span text:style-name="T62">(1)</text:span></text:p>
      <text:p text:style-name="P71"/>
      <text:h text:style-name="P199" text:outline-level="1"><text:bookmark-start text:name="__RefHeading___Toc1356_2050874014"/>Conditions<text:bookmark-end text:name="__RefHeading___Toc1356_2050874014"/></text:h>
      <text:list xml:id="list3600515336" text:style-name="L10">
        <text:list-item>
          <text:p text:style-name="P170">The airspace between 15,000 ft – 25,000 ft is potentially less used than the airspace below 10,000 ft and above 25,000 ft. This would seem to be a good target range to fly in. <text:span text:style-name="T111">I chose </text:span><text:span text:style-name="T35">1</text:span><text:span text:style-name="T39">5</text:span><text:span text:style-name="T35">,000</text:span><text:span text:style-name="T111"> ft at a target altitude. Actually, this is the altitude where the gas inside of the balloon has expanded to the full volume of the balloon. </text:span></text:p>
        </text:list-item>
        <text:list-item>
          <text:p text:style-name="P170">A balloon will stop rising when it reaches equilibrium, <text:span text:style-name="T77">IOW when the lift equals the weight supported. For our purposes, I’ll assume that we’re using seven </text:span><text:span text:style-name="T33">17” cube balloons </text:span><text:span text:style-name="T87">(2 ft^3)</text:span><text:span text:style-name="T77"> and our </text:span><text:span text:style-name="T33">payload is </text:span><text:span text:style-name="T39">2.5</text:span><text:span text:style-name="T33"> oz</text:span><text:span text:style-name="T77">, not counting the weight of the balloons or the weight of the helium/gas.</text:span></text:p>
        </text:list-item>
        <text:list-item>
          <text:p text:style-name="P171">The helium mixture available from balloon stores is 80% helium and 20% air. I’m just going to assume that its <text:span text:style-name="T32">density is </text:span><text:span text:style-name="T34">31</text:span><text:span text:style-name="T32">% of air</text:span><text:span text:style-name="T86">.</text:span></text:p>
          <text:p text:style-name="P172">Atmosphere is 80% N2 and 20% O2, so average molecular weight = 80% * 2 * 14 (N2) + 20% * 2 * 16 (O2) = 28.8. Molecular weight of helium = 4. Average weight <text:span text:style-name="T106">= 80% * 4 (He) + 20% * 28.8 (air) = 8.96, or 8.96 / 28.8= 31% of the weight of air.</text:span></text:p>
        </text:list-item>
      </text:list>
      <text:h text:style-name="Heading_20_1" text:outline-level="1"><text:bookmark-start text:name="__RefHeading___Toc1358_2050874014"/>Balloon<text:bookmark-end text:name="__RefHeading___Toc1358_2050874014"/></text:h>
      <text:p text:style-name="P36">The balloon will be partially filled upon launch, so that as it rises and the air gets thinner it will eventually fill <text:span text:style-name="T79">completely</text:span> at some altitude <text:span text:style-name="T79">(</text:span><text:span text:style-name="T6">fill altitude</text:span><text:span text:style-name="T9">)</text:span>. <text:span text:style-name="T78">I’ve</text:span> select<text:span text:style-name="T78">ed</text:span> the fill altitude as <text:span text:style-name="T35">1</text:span><text:span text:style-name="T39">5</text:span><text:span text:style-name="T32">,000</text:span> ft. </text:p>
      <text:p text:style-name="P73">I fit the Standard Air Data to second order polynomials to make interpolation easier. The polynomial coefficients are shown at the end of the section. In particular, the pressure, temperature, and density numbers were arrived at using these polynomials. The values aren’t shown in the Standard Air Data table, but are close to the values at 20,000 ft.</text:p>
      <text:p text:style-name="P36">The gas required on the ground is <text:span text:style-name="T88">(values taken from standard gas data above)</text:span> –<text:span text:style-name="T78"> </text:span></text:p>
      <text:list xml:id="list291877789" text:style-name="L11">
        <text:list-item>
          <text:p text:style-name="P174">Gas Required </text:p>
        </text:list-item>
      </text:list>
      <text:p text:style-name="P94"><text:span text:style-name="T60">V</text:span><text:span text:style-name="T57">0</text:span><text:span text:style-name="T60"> <text:s/>= <text:s/>P</text:span><text:span text:style-name="T58">19</text:span><text:span text:style-name="T60"> * V</text:span><text:span text:style-name="T58">19</text:span><text:span text:style-name="T60"> * T</text:span><text:span text:style-name="T57">0</text:span><text:span text:style-name="T60"> / ( P</text:span><text:span text:style-name="T57">0</text:span><text:span text:style-name="T60"> * T</text:span><text:span text:style-name="T58">19</text:span><text:span text:style-name="T60"> )</text:span></text:p>
      <text:p text:style-name="P94"><text:span text:style-name="T60">V</text:span><text:span text:style-name="T57">0</text:span><text:span text:style-name="T60"> <text:s/>= </text:span><text:span text:style-name="T65">8</text:span><text:span text:style-name="T64">.</text:span><text:span text:style-name="T65">30</text:span><text:span text:style-name="T63"> psi * 2 ft^3 * 519 degR / ( 14.7 psi * 4</text:span><text:span text:style-name="T65">6</text:span><text:span text:style-name="T64">5.</text:span><text:span text:style-name="T65">6</text:span><text:span text:style-name="T63"> degR ) = </text:span><text:span text:style-name="T67">1.</text:span><text:span text:style-name="T68">2</text:span><text:span text:style-name="T69">6</text:span><text:span text:style-name="T67"> ft^3</text:span></text:p>
      <text:p text:style-name="P93">We’re only going to <text:span text:style-name="T32">inflate the balloon to 1.</text:span><text:span text:style-name="T39">26</text:span><text:span text:style-name="T32"> ft^3</text:span> (<text:span text:style-name="T35">6</text:span><text:span text:style-name="T39">3</text:span><text:span text:style-name="T32">%</text:span>) <text:span text:style-name="T105">so that it will be fully inflated at </text:span><text:span text:style-name="T36">1</text:span><text:span text:style-name="T39">5</text:span><text:span text:style-name="T36">,000</text:span><text:span text:style-name="T105"> ft.</text:span></text:p>
      <text:p text:style-name="P93"/>
      <text:list xml:id="list2478571462" text:style-name="L12">
        <text:list-item>
          <text:p text:style-name="P175">Lift</text:p>
        </text:list-item>
      </text:list>
      <text:p text:style-name="P95"><text:soft-page-break/>The lift of the balloon at <text:span text:style-name="T111">max altitude</text:span> should exactly cancel the weight of the payload. <text:span text:style-name="T104">Lift is equal to volume * difference in densities between the outside air and the gas in the balloon. The result is multiplied by the gravitational constant (32.2 ft/sec^2) and 16 oz/lb to convert to ounces.</text:span></text:p>
      <text:p text:style-name="P102"><text:span text:style-name="T86">lift = (</text:span><text:span text:style-name="T99">7</text:span><text:span text:style-name="T86"> balloons) * (1.2</text:span><text:span text:style-name="T100">6</text:span><text:span text:style-name="T86"> ft</text:span><text:span text:style-name="T84">3</text:span><text:span text:style-name="T86">) * (23.77 E-4 – 8.96 E-4) * 32.2 * 16 –</text:span><text:span text:style-name="T92"> 4 oz (payload)</text:span><text:span text:style-name="T86"> </text:span></text:p>
      <text:p text:style-name="P102"><text:span text:style-name="T93">lift </text:span><text:span text:style-name="T86">= </text:span><text:span text:style-name="T37">0.3</text:span><text:span text:style-name="T92"> oz</text:span></text:p>
      <text:p text:style-name="P101">I want to have multiple balloons for redundancy in case one of them breaks, we’ll have a gentle descent.</text:p>
      <text:list xml:id="list155617020" text:style-name="L13">
        <text:list-item>
          <text:p text:style-name="P176">Max Altitude</text:p>
        </text:list-item>
      </text:list>
      <text:p text:style-name="P98">The max altitude is the point where the lift goes to zero. <text:span text:style-name="T112">The balloon is fully inflated at altitude. The density at max altitude is equal to the weight of the gas plus payload all divided by the volume of the balloon.</text:span></text:p>
      <text:p text:style-name="P119">density = { (8.96 E-4 * 1.2<text:span text:style-name="T115">6</text:span> ft<text:span text:style-name="T82">3</text:span> * 32.2 * 16) + 4 oz / 5 balloons } / 2 ft<text:span text:style-name="T82">3</text:span></text:p>
      <text:p text:style-name="P119">density = ( 0.52 oz + 0.8 oz ) / (2 ft<text:span text:style-name="T82">3</text:span> * 32.2 * 16 ) = 12.8 E-4</text:p>
      <text:p text:style-name="P98">Rearranging the above formula -</text:p>
      <text:p text:style-name="P120">max altitude = <text:span text:style-name="T113">63.78</text:span> <text:s/><text:span text:style-name="T113">-</text:span> <text:s/><text:span text:style-name="T113">4.37</text:span> * <text:span text:style-name="T113">12.8 </text:span><text:s/><text:span text:style-name="T113">+</text:span> <text:s/>0.<text:span text:style-name="T113">0723 </text:span>* <text:span text:style-name="T113">12.8</text:span> * <text:span text:style-name="T113">12.8</text:span> <text:s/>= <text:s/><text:span text:style-name="T113">19,7</text:span>00 ft</text:p>
      <text:p text:style-name="P121">(The coefficients 63.78, -4.37, 0.0723 are from the polynomial fit to density data shown below.)</text:p>
      <text:list xml:id="list3446023704" text:style-name="L14">
        <text:list-item>
          <text:p text:style-name="P177">Balloon Stress</text:p>
          <text:p text:style-name="P173">I’ve treated the balloon as a thin 17” diameter shell. This isn’t really correct, but everything else is a guess, so it’s probably as close as we’re going to reasonably get. The hoop stress is -</text:p>
          <text:list>
            <text:list-header>
              <text:p text:style-name="P173">p * r / t <text:s/>= <text:s/>0.18 psi * ( 17” / 2 <text:s/>) <text:s/>/ <text:s/>0.001” <text:s/>= <text:s/>1.7 Ksi</text:p>
            </text:list-header>
          </text:list>
        </text:list-item>
      </text:list>
      <text:p text:style-name="P100">Longitudinal stress is half of that (0.85 Ksi), so the principal stress is sqrt( 1.<text:span text:style-name="T114">5</text:span><text:span text:style-name="T82">2</text:span> + 0.<text:span text:style-name="T114">7</text:span>5<text:span text:style-name="T82">2</text:span> ) = <text:span text:style-name="T114">1.6 Ksi. The tensile strength of mylar is approximately 34 Ksi, so our </text:span><text:span text:style-name="T38">factor of safety</text:span><text:span text:style-name="T114"> is </text:span><text:span text:style-name="T38">21</text:span><text:span text:style-name="T114"> (34 / 1.6).</text:span></text:p>
      <text:p text:style-name="P99"/>
      <text:p text:style-name="P72"/>
      <text:p text:style-name="P98"/>
      <text:p text:style-name="P98"><text:soft-page-break/></text:p>
      <text:p text:style-name="P98"><draw:frame draw:style-name="fr3" draw:name="Object1" text:anchor-type="paragraph" svg:width="6.5016in" svg:height="7.6728in" draw:z-index="3"><draw:object xlink:href="./Object 1" xlink:type="simple" xlink:show="embed" xlink:actuate="onLoad"/><draw:image xlink:href="./ObjectReplacements/Object 1" xlink:type="simple" xlink:show="embed" xlink:actuate="onLoad"/></draw:frame></text:p>
      <text:p text:style-name="P97"><draw:frame draw:style-name="fr3" draw:name="Object2" text:anchor-type="paragraph" svg:width="7.0701in" svg:height="6.6484in" draw:z-index="0"><draw:object xlink:href="./Object 2" xlink:type="simple" xlink:show="embed" xlink:actuate="onLoad"/><draw:image xlink:href="./ObjectReplacements/Object 2" xlink:type="simple" xlink:show="embed" xlink:actuate="onLoad"/></draw:frame><text:soft-page-break/></text:p>
      <text:p text:style-name="P96"/>
      <text:p text:style-name="P96"/>
      <text:p text:style-name="P96"/>
      <text:p text:style-name="P96"/>
      <text:h text:style-name="P197" text:outline-level="1"><text:bookmark-start text:name="__RefHeading___Toc559_1217270422"/><text:soft-page-break/><text:span text:style-name="T30">Appendix B - </text:span>Part 97 <text:span text:style-name="T30">Summary (FCC)</text:span><text:bookmark-end text:name="__RefHeading___Toc559_1217270422"/></text:h>
      <text:p text:style-name="P15">§97.1 Basis and purpose.</text:p>
      <text:p text:style-name="P87"><text:span text:style-name="T16">(6) </text:span><text:span text:style-name="T3">Automatic control.</text:span><text:span text:style-name="T17"> </text:span><text:span text:style-name="T16">The use of devices and procedures for control of a station when it is transmitting so that compliance with the FCC Rules is achieved without the control operator being present at a control point.</text:span></text:p>
      <text:p text:style-name="Text_20_body"><text:bookmark-start text:name="__RefHeading___Toc561_1217270422"/>§97.7 Control operator required.<text:bookmark-end text:name="__RefHeading___Toc561_1217270422"/></text:p>
      <text:p text:style-name="P88">When transmitting, each amateur station must have a control operator. The control operator must be a person</text:p>
      <text:p text:style-name="Text_20_body"><text:bookmark-start text:name="__RefHeading___Toc563_1217270422"/>§97.203 Beacon station.<text:bookmark-end text:name="__RefHeading___Toc563_1217270422"/></text:p>
      <text:p text:style-name="P88">(d) A beacon may be automatically controlled while it is transmitting on the 28.20-28.30 MHz, 50.06-50.08 MHz, 144.275-144.300 MHz, 222.05-222.06 MHz or 432.300-432.400 MHz segments, or on the 33 cm and shorter wavelength bands.</text:p>
      <text:p text:style-name="Text_20_body"><text:bookmark-start text:name="__RefHeading___Toc565_1217270422"/>§97.217 Telemetry.<text:bookmark-end text:name="__RefHeading___Toc565_1217270422"/></text:p>
      <text:p text:style-name="P88">Telemetry transmitted by an amateur station on or within 50 km of the Earth's surface is not considered to be codes or ciphers intended to obscure the meaning of communications.</text:p>
      <text:p text:style-name="Text_20_body"><text:bookmark-start text:name="__RefHeading___Toc567_1217270422"/>§97.221 Automatically controlled digital station.<text:bookmark-end text:name="__RefHeading___Toc567_1217270422"/></text:p>
      <text:p text:style-name="P88">(b) A station may be automatically controlled while transmitting a RTTY or data emission on the 6 m or shorter wavelength bands, and on the 28.120-28.189 MHz, 24.925-24.930 MHz, 21.090-21.100 MHz, 18.105-18.110 MHz, 14.0950-14.0995 MHz, 14.1005-14.112 MHz, 10.140-10.150 MHz, 7.100-7.105 MHz, or 3.585-3.600 MHz segments.</text:p>
      <text:p text:style-name="P88">(c) Except for channels specified in §97.303(h), a station may be automatically controlled while transmitting a RTTY or data emission on any other frequency authorized for such emission types provided that:</text:p>
      <text:p text:style-name="P118">(1) <text:span text:style-name="T28">The station is responding to interrogation by a station under local or remote control</text:span>; and</text:p>
      <text:p text:style-name="P118">(2) No transmission from the automatically controlled station occupies a bandwidth of more than 500 Hz.</text:p>
      <text:h text:style-name="P198" text:outline-level="1"><text:bookmark-start text:name="__RefHeading___Toc737_1217270422"/><text:soft-page-break/>Appendix <text:span text:style-name="T73">C</text:span> – Part 101 Summary <text:span text:style-name="T50">(FAA)</text:span><text:bookmark-end text:name="__RefHeading___Toc737_1217270422"/></text:h>
      <text:p text:style-name="Text_20_body">§ 101.1 Applicability.</text:p>
      <text:p text:style-name="P62"><text:bookmark text:name="a"/><text:span text:style-name="T23">(a) </text:span><text:span text:style-name="T22">This part prescribes rules governing the operation in the </text:span><text:span text:style-name="T24">United States,</text:span><text:span text:style-name="T22"> of the following:</text:span></text:p>
      <text:p text:style-name="P117"><text:bookmark text:name="a_4"/><text:span text:style-name="T23">(4)</text:span><text:span text:style-name="T21"> </text:span><text:span text:style-name="T22">Except as provided for in </text:span><text:a xlink:type="simple" xlink:href="https://www.law.cornell.edu/cfr/text/14/101.7" text:style-name="Internet_20_link" text:visited-style-name="Visited_20_Internet_20_Link"><text:span text:style-name="T27">§ 101.7</text:span></text:a><text:span text:style-name="T22">, any unmanned free </text:span><text:span text:style-name="T24">balloon,</text:span><text:span text:style-name="T22"> that -</text:span></text:p>
      <text:p text:style-name="P123"><text:bookmark text:name="a_4_i"/><text:span text:style-name="T28">(i) </text:span>Carries a payload package that weighs more than four pounds and has a weight/size ratio of more than three ounces per square inch on any surface of the package, determined by dividing the total weight in ounces of the payload package by the area in square inches of its smallest surface;</text:p>
      <text:p text:style-name="P123"><text:bookmark text:name="a_4_ii"/><text:span text:style-name="T28">(ii)</text:span><text:span text:style-name="T31"> </text:span>Carries a payload package that weighs more than six pounds;</text:p>
      <text:p text:style-name="P123"><text:bookmark text:name="a_4_iii"/><text:span text:style-name="T28">(iii) </text:span>Carries a payload, of two or more packages, that weighs more than 12 pounds; or</text:p>
      <text:p text:style-name="P124"><text:bookmark text:name="a_4_iv"/><text:span text:style-name="T23">(iv)</text:span><text:span text:style-name="T21"> </text:span><text:span text:style-name="T22">Uses a rope or other device for suspension of the payload that requires an impact force of more than 50 pounds to separate the suspended payload from the</text:span><text:span text:style-name="T25"> </text:span><text:span text:style-name="T26">balloon.</text:span></text:p>
      <text:p text:style-name="P61"/>
      <text:p text:style-name="P3"/>
      <text:p text:style-name="P3"/>
      <text:h text:style-name="P202" text:outline-level="1"><text:bookmark-start text:name="__RefHeading___Toc2444_77788443"/>Appendix D – Module Operation<text:bookmark-end text:name="__RefHeading___Toc2444_77788443"/></text:h>
      <text:h text:style-name="P86" text:outline-level="2"><text:bookmark-start text:name="__RefHeading___Toc2446_77788443"/>LEDs<text:bookmark-end text:name="__RefHeading___Toc2446_77788443"/></text:h>
      <text:p text:style-name="P57">There are several LEDs on the balloon electronics module:</text:p>
      <text:list xml:id="list2888420534" text:style-name="L15">
        <text:list-item>
          <text:p text:style-name="P178">Arduino power (red)</text:p>
        </text:list-item>
        <text:list-item>
          <text:p text:style-name="P178">Arduino user-controlled (red)</text:p>
        </text:list-item>
        <text:list-item>
          <text:p text:style-name="P178">GPS indicator (red)</text:p>
        </text:list-item>
      </text:list>
      <text:p text:style-name="P59">Arduino LED:</text:p>
      <text:list xml:id="list2403422748" text:style-name="L16">
        <text:list-item>
          <text:p text:style-name="P179">Always on when there’s enough power to illuminate it.</text:p>
        </text:list-item>
      </text:list>
      <text:p text:style-name="P59">GPS LED:</text:p>
      <text:list xml:id="list694189007" text:style-name="L17">
        <text:list-item>
          <text:p text:style-name="P180">On when power is on.</text:p>
        </text:list-item>
        <text:list-item>
          <text:p text:style-name="P180">Off when power is off <text:span text:style-name="T4">and </text:span><text:span text:style-name="T7">when GPS is in low power mode.</text:span></text:p>
        </text:list-item>
        <text:list-item>
          <text:p text:style-name="P180"><text:span text:style-name="T7">Flashes some times (I don’t understand when; may be when the GPS has found </text:span><text:span text:style-name="T4">some</text:span><text:span text:style-name="T7"> satellites).</text:span></text:p>
        </text:list-item>
      </text:list>
      <text:p text:style-name="P59">User-controlled LED:</text:p>
      <text:list xml:id="list4263042661" text:style-name="L18">
        <text:list-item>
          <text:p text:style-name="P181">Flashes four times on startup.</text:p>
        </text:list-item>
        <text:list-item>
          <text:p text:style-name="P181">Off while GPS is finding satellites.</text:p>
        </text:list-item>
        <text:list-item>
          <text:p text:style-name="P181">Flashes quickly and intermittently when bus voltage is too low to adequately drive the system.</text:p>
        </text:list-item>
        <text:list-item>
          <text:p text:style-name="P181">Flashes at one second interval after GPS has acquired time and location data, while waiting for the start of a two minute interval.</text:p>
        </text:list-item>
        <text:list-item>
          <text:p text:style-name="P181">On while transmitting.</text:p>
        </text:list-item>
      </text:list>
      <text:h text:style-name="P86" text:outline-level="2"><text:bookmark-start text:name="__RefHeading___Toc2448_77788443"/>Serial Output<text:bookmark-end text:name="__RefHeading___Toc2448_77788443"/></text:h>
      <text:p text:style-name="P58"><text:span text:style-name="T131">T</text:span>here is a serial output that can be used to display the status during preflight checkout.</text:p>
      <text:p text:style-name="P60">The programming connector returns serial ASCII data. This looks similar to -</text:p>
      <text:p text:style-name="P60"/>
      <text:p text:style-name="P60"/>
      <text:p text:style-name="P133"><text:soft-page-break/>Enabling GPS.</text:p>
      <text:p text:style-name="P133">Putting GPS to sleep.</text:p>
      <text:p text:style-name="P133"/>
      <text:p text:style-name="P133">//************************************//</text:p>
      <text:p text:style-name="P133">WSPR-Balloon Control Program</text:p>
      <text:p text:style-name="P133">copyright (c) Bruce Raymond 2017</text:p>
      <text:p text:style-name="P133">software version <text:s text:c="5"/>0.1 <text:s/>05 Sep 2017</text:p>
      <text:p text:style-name="P133">clock: <text:s text:c="15"/>70180 msec</text:p>
      <text:p text:style-name="P133">----------------------------------------</text:p>
      <text:p text:style-name="P133">call sign: <text:s text:c="11"/>ND8I</text:p>
      <text:p text:style-name="P133">grid square: <text:s text:c="9"/>EM60bq</text:p>
      <text:p text:style-name="P133">dBm: <text:s text:c="17"/>20</text:p>
      <text:p text:style-name="P133">----------------------------------------</text:p>
      <text:p text:style-name="P133">second call sign: <text:s text:c="4"/>QE7Lbq</text:p>
      <text:p text:style-name="P133">second grid square: <text:s text:c="2"/>AA00</text:p>
      <text:p text:style-name="P133">second dBm: <text:s text:c="10"/>30</text:p>
      <text:p text:style-name="P133">----------------------------------------</text:p>
      <text:p text:style-name="P133">latitude: <text:s text:c="12"/>30.69 deg</text:p>
      <text:p text:style-name="P133">longitude: <text:s text:c="11"/>-87.91 deg</text:p>
      <text:p text:style-name="P133">altitude: <text:s text:c="12"/>207.02 ft</text:p>
      <text:p text:style-name="P133">velocity: <text:s text:c="12"/>0.00 meters/sec</text:p>
      <text:p text:style-name="P133">voltage: <text:s text:c="13"/>2.81 volts</text:p>
      <text:p text:style-name="P133">temperature: <text:s text:c="9"/>28.58 degC</text:p>
      <text:p text:style-name="P133">transmit power: <text:s text:c="6"/>22 dBm (0=startup)</text:p>
      <text:p text:style-name="P133">number of sattelites: 4</text:p>
      <text:p text:style-name="P133">//************************************//</text:p>
      <text:p text:style-name="P133"/>
      <text:p text:style-name="P133">Symbols:</text:p>
      <text:p text:style-name="P133">3 3 0 2 0 0 2 0 3 2 2 2 3 3 3 0 2 0 </text:p>
      <text:p text:style-name="P133">3 0 2 1 2 1 1 1 1 0 2 0 2 2 2 0 1 0 </text:p>
      <text:p text:style-name="P133">0 1 0 3 2 2 2 0 2 2 1 2 1 1 2 2 3 3 </text:p>
      <text:p text:style-name="P133">0 1 2 2 0 1 1 2 3 0 0 0 2 1 1 2 3 0 </text:p>
      <text:p text:style-name="P133">1 0 1 0 3 0 2 3 0 2 1 0 3 3 2 0 2 1 </text:p>
      <text:p text:style-name="P133">3 2 3 0 1 0 2 2 3 0 0 2 2 0 1 0 0 1 </text:p>
      <text:p text:style-name="P133">2 2 3 3 3 0 1 3 2 0 1 3 0 1 0 0 2 1 </text:p>
      <text:p text:style-name="P133"><text:soft-page-break/>3 1 2 0 0 2 0 3 2 1 0 2 3 3 0 0 0 0 </text:p>
      <text:p text:style-name="P133">2 2 2 1 3 2 1 0 3 3 0 0 0 3 1 0 0 0 </text:p>
      <text:p text:style-name="P133"/>
      <text:p text:style-name="P133">segment 1</text:p>
      <text:p text:style-name="P133">segment 2</text:p>
      <text:p text:style-name="P133">segment 3</text:p>
      <text:p text:style-name="P133">segment 4</text:p>
      <text:p text:style-name="P114"/>
      <text:p text:style-name="P115">The first message indicates that the <text:span text:style-name="T131">electronics have powered up and are going through a startup sequence. After that, the GPS is turned on </text:span></text:p>
      <text:list xml:id="list2912691679" text:style-name="L19">
        <text:list-item>
          <text:p text:style-name="P182"><text:span text:style-name="T131">T</text:span>he <text:span text:style-name="T131">electronics have powered up and are going through a startup sequence.</text:span></text:p>
        </text:list-item>
        <text:list-item>
          <text:p text:style-name="P183">GPS is turned on and is looking for satellites.</text:p>
        </text:list-item>
        <text:list-item>
          <text:p text:style-name="P184">Main display: GPS has found satellites and updated location and time data.</text:p>
          <text:p text:style-name="P184">The display shows GPS data, bus voltage, temperature, and transmitter power. Also shown are the interpretation of the data (WSPR encoding). This last part is likely <text:s/>not of any interest except for debugging the WSPR encoding.</text:p>
        </text:list-item>
        <text:list-item>
          <text:p text:style-name="P185">Segment 1, 2, 3, 4</text:p>
          <text:p text:style-name="P185">The order of operations is -</text:p>
          <text:list>
            <text:list-item>
              <text:p text:style-name="P185">startup</text:p>
            </text:list-item>
            <text:list-item>
              <text:p text:style-name="P185">find satellites/get GPS data</text:p>
            </text:list-item>
            <text:list-item>
              <text:p text:style-name="P185">send basic WSPR message (segment 1)</text:p>
            </text:list-item>
            <text:list-item>
              <text:p text:style-name="P185">send telemetry data (segment 2)</text:p>
            </text:list-item>
            <text:list-item>
              <text:p text:style-name="P185">send basic WSPR message again (segment 3)</text:p>
            </text:list-item>
            <text:list-item>
              <text:p text:style-name="P185">send telemetry data again (segment 4)</text:p>
            </text:list-item>
          </text:list>
        </text:list-item>
      </text:list>
      <text:p text:style-name="P122"><text:s/></text:p>
      <text:p text:style-name="P114"/>
      <text:p text:style-name="P114"/>
      <text:p text:style-name="P114"/>
      <text:p text:style-name="P114"/>
      <text:p text:style-name="P114"/>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6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officeooo:paragraph-rsid="000d7439"/>
    </style:style>
    <style:style style:name="MP2" style:family="paragraph" style:parent-style-name="Text_20_body">
      <style:paragraph-properties fo:text-align="start" style:justify-single-word="false"/>
      <style:text-properties fo:font-size="9pt" officeooo:rsid="000ef0e6" officeooo:paragraph-rsid="000ef0e6" style:font-size-asian="9pt" style:font-size-complex="9pt"/>
    </style:style>
    <style:style style:name="MT1" style:family="text">
      <style:text-properties officeooo:rsid="012d75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lloon Project Program Plan</text:p>
      </style:header>
      <style:footer>
        <text:p text:style-name="MP2">Copyright (c) Bruce Raymond 2017<text:tab/><text:tab/><text:tab/><text:tab/><text:page-number text:select-page="current">27</text:page-number> of <text:page-count>27</text:page-count><text:tab/><text:tab/><text:tab/><text:tab/><text:tab/>Version 0.<text:span text:style-name="MT1">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08:52:17.835000000</meta:creation-date>
    <dc:date>2017-09-19T09:53:27.864000000</dc:date>
    <meta:editing-duration>P1DT22H32M48S</meta:editing-duration>
    <meta:editing-cycles>252</meta:editing-cycles>
    <meta:generator>LibreOffice/5.3.4.2$Windows_X86_64 LibreOffice_project/f82d347ccc0be322489bf7da61d7e4ad13fe2ff3</meta:generator>
    <meta:print-date>2017-09-18T16:59:01.343000000</meta:print-date>
    <meta:document-statistic meta:table-count="3" meta:image-count="0" meta:object-count="4" meta:page-count="27" meta:paragraph-count="597" meta:word-count="5704" meta:character-count="32067" meta:non-whitespace-character-count="26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95pt"/>
    </style:style>
    <style:style style:name="co2" style:family="table-column">
      <style:table-column-properties fo:break-before="auto" style:column-width="64.01pt"/>
    </style:style>
    <style:style style:name="co3" style:family="table-column">
      <style:table-column-properties fo:break-before="auto" style:column-width="74.86pt"/>
    </style:style>
    <style:style style:name="co4" style:family="table-column">
      <style:table-column-properties fo:break-before="auto" style:column-width="92.61pt"/>
    </style:style>
    <style:style style:name="co5" style:family="table-column">
      <style:table-column-properties fo:break-before="auto" style:column-width="80.7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pt"/>
      <style:text-properties fo:font-weight="bold" style:font-weight-asian="bold" style:font-weight-complex="bold"/>
    </style:style>
    <style:style style:name="ce11" style:family="table-cell" style:parent-style-name="Default">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data-style-name="N12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data-style-name="N127">
      <style:table-cell-properties style:rotation-align="none"/>
      <style:text-properties fo:color="#b847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data-style-name="N125">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4b1f6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rotation-align="none"/>
      <style:text-properties fo:font-weight="bold" style:font-weight-asian="bold" style:font-weight-complex="bold"/>
    </style:style>
    <style:style style:name="ce19" style:family="table-cell" style:parent-style-name="Default">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pt"/>
      <style:text-properties fo:font-weight="bold" style:font-weight-asian="bold" style:font-weight-complex="bold"/>
    </style:style>
    <style:style style:name="ce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125">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data-style-name="N127">
      <style:table-cell-properties style:rotation-align="none"/>
    </style:style>
    <style:style style:name="ce2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3"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008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rotation-align="none"/>
    </style:style>
    <style:style style:name="ce5" style:family="table-cell" style:parent-style-name="Default" style:data-style-name="N2">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127">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10">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fix" style:repeat-content="false" style:rotation-align="none"/>
      <style:paragraph-properties fo:text-align="center" fo:margin-left="0pt"/>
      <style:text-properties fo:font-weight="bold" style:font-weight-asian="bold"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rotation-align="none"/>
      <style:text-properties fo:color="#008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rotation-align="none"/>
    </style:style>
    <style:style style:name="ce51" style:family="table-cell" style:parent-style-name="Default" style:data-style-name="N2">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data-style-name="N127">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data-style-name="N10">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fix" style:repeat-content="false" style:rotation-align="none"/>
      <style:paragraph-properties fo:text-align="center" fo:margin-left="0pt"/>
      <style:text-properties fo:font-weight="bold" style:font-weight-asian="bold" style:font-weight-complex="bold"/>
    </style:style>
    <style:style style:name="ce56"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pt"/>
      <style:text-properties fo:font-weight="bold" style:font-weight-asian="bold" style:font-weight-complex="bold"/>
    </style:style>
    <style:style style:name="ce57" style:family="table-cell" style:parent-style-name="Default">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data-style-name="N12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data-style-name="N127">
      <style:table-cell-properties style:rotation-align="none"/>
      <style:text-properties fo:color="#b847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data-style-name="N125">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4b1f6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style:rotation-align="none"/>
      <style:text-properties fo:font-weight="bold" style:font-weight-asian="bold" style:font-weight-complex="bold"/>
    </style:style>
    <style:style style:name="ce65" style:family="table-cell" style:parent-style-name="Default">
      <style:table-cell-properties fo:border-bottom="0.06pt solid #000000" style:diagonal-bl-tr="none" style:diagonal-tl-br="none" style:text-align-source="fix" style:repeat-content="false" fo:border-left="none" fo:border-right="none" style:rotation-align="none" fo:border-top="none"/>
      <style:paragraph-properties fo:text-align="center" fo:margin-left="0pt"/>
      <style:text-properties fo:font-weight="bold" style:font-weight-asian="bold" style:font-weight-complex="bold"/>
    </style:style>
    <style:style style:name="ce66" style:family="table-cell" style:parent-style-name="Default" style:data-style-name="N125">
      <style:table-cell-properties style:rotation-align="none"/>
      <style:text-properties fo:color="#b80047"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data-style-name="N127">
      <style:table-cell-properties style:rotation-align="none"/>
    </style:style>
    <style:style style:name="ce6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9"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50"/>
        <table:table-column table:style-name="co2" table:default-cell-style-name="Default"/>
        <table:table-column table:style-name="co3" table:default-cell-style-name="ce50"/>
        <table:table-column table:style-name="co4" table:default-cell-style-name="ce50"/>
        <table:table-column table:style-name="co5" table:default-cell-style-name="ce50"/>
        <table:table-row table:style-name="ro1" table:number-rows-repeated="2">
          <table:table-cell table:style-name="Default"/>
          <table:table-cell/>
          <table:table-cell table:style-name="Default" table:number-columns-repeated="3"/>
        </table:table-row>
        <table:table-row table:style-name="ro1">
          <table:table-cell table:style-name="ce47" office:value-type="string" calcext:value-type="string">
            <text:p>Number</text:p>
          </table:table-cell>
          <table:table-cell table:style-name="ce47" office:value-type="string" calcext:value-type="string">
            <text:p>Payload</text:p>
          </table:table-cell>
          <table:table-cell table:style-name="ce62" office:value-type="string" calcext:value-type="string">
            <text:p>Volume</text:p>
          </table:table-cell>
          <table:table-cell table:style-name="ce47" office:value-type="string" calcext:value-type="string">
            <text:p>Desired Altitude</text:p>
          </table:table-cell>
          <table:table-cell table:style-name="ce47" office:value-type="string" calcext:value-type="string">
            <text:p>Balloon Weight</text:p>
          </table:table-cell>
        </table:table-row>
        <table:table-row table:style-name="ro1">
          <table:table-cell table:style-name="ce48" office:value-type="string" calcext:value-type="string">
            <text:p>Balloons</text:p>
          </table:table-cell>
          <table:table-cell table:style-name="ce48" office:value-type="string" calcext:value-type="string">
            <text:p>oz</text:p>
          </table:table-cell>
          <table:table-cell table:style-name="ce63" office:value-type="string" calcext:value-type="string">
            <text:p>ft^3/balloon</text:p>
          </table:table-cell>
          <table:table-cell table:style-name="ce48" office:value-type="string" calcext:value-type="string">
            <text:p>Kft</text:p>
          </table:table-cell>
          <table:table-cell table:style-name="ce48" office:value-type="string" calcext:value-type="string">
            <text:p>oz</text:p>
          </table:table-cell>
        </table:table-row>
        <table:table-row table:style-name="ro1">
          <table:table-cell table:style-name="ce49" office:value-type="float" office:value="7" calcext:value-type="float">
            <text:p>7</text:p>
          </table:table-cell>
          <table:table-cell table:style-name="ce49" office:value-type="float" office:value="2.5" calcext:value-type="float">
            <text:p>2.5</text:p>
          </table:table-cell>
          <table:table-cell table:style-name="ce49" office:value-type="float" office:value="2" calcext:value-type="float">
            <text:p>2</text:p>
          </table:table-cell>
          <table:table-cell table:style-name="ce49" office:value-type="float" office:value="15.4" calcext:value-type="float">
            <text:p>15.4</text:p>
          </table:table-cell>
          <table:table-cell table:style-name="ce49" office:value-type="float" office:value="0.56" calcext:value-type="float">
            <text:p>0.56</text:p>
          </table:table-cell>
        </table:table-row>
        <table:table-row table:style-name="ro1">
          <table:table-cell/>
          <table:table-cell table:style-name="ce50"/>
          <table:table-cell table:number-columns-repeated="3"/>
        </table:table-row>
        <table:table-row table:style-name="ro1">
          <table:table-cell table:style-name="ce47" office:value-type="string" calcext:value-type="string">
            <text:p>Fill Volume/Balloon</text:p>
          </table:table-cell>
          <table:table-cell table:style-name="ce47" office:value-type="string" calcext:value-type="string">
            <text:p>Fill Volume</text:p>
          </table:table-cell>
          <table:table-cell table:style-name="ce47" office:value-type="string" calcext:value-type="string">
            <text:p>Max Altitude</text:p>
          </table:table-cell>
          <table:table-cell table:number-columns-repeated="2" table:style-name="ce47" office:value-type="string" calcext:value-type="string">
            <text:p>Initial Lift</text:p>
          </table:table-cell>
        </table:table-row>
        <table:table-row table:style-name="ro1">
          <table:table-cell table:style-name="ce48" office:value-type="string" calcext:value-type="string">
            <text:p>ft^3</text:p>
          </table:table-cell>
          <table:table-cell table:style-name="ce48" office:value-type="string" calcext:value-type="string">
            <text:p>%</text:p>
          </table:table-cell>
          <table:table-cell table:style-name="ce48" office:value-type="string" calcext:value-type="string">
            <text:p>Kft</text:p>
          </table:table-cell>
          <table:table-cell table:style-name="ce48" office:value-type="string" calcext:value-type="string">
            <text:p>oz</text:p>
          </table:table-cell>
          <table:table-cell table:style-name="ce48" office:value-type="string" calcext:value-type="string">
            <text:p>gm</text:p>
          </table:table-cell>
        </table:table-row>
        <table:table-row table:style-name="ro1">
          <table:table-cell table:style-name="ce51" table:formula="of:=+[.B26]" office:value-type="float" office:value="1.26333758908896" calcext:value-type="float">
            <text:p>1.26</text:p>
          </table:table-cell>
          <table:table-cell table:style-name="ce54" table:formula="of:=+[.B27]" office:value-type="percentage" office:value="0.63166879454448" calcext:value-type="percentage">
            <text:p>63%</text:p>
          </table:table-cell>
          <table:table-cell table:style-name="ce52" table:formula="of:=+[.B34]" office:value-type="float" office:value="15.4407211861321" calcext:value-type="float">
            <text:p>15.4</text:p>
          </table:table-cell>
          <table:table-cell table:style-name="ce52" table:formula="of:=+[.B29]" office:value-type="float" office:value="0.327585108991121" calcext:value-type="float">
            <text:p>0.3</text:p>
          </table:table-cell>
          <table:table-cell table:style-name="ce52" table:formula="of:=+[.B29]*28.35" office:value-type="float" office:value="9.2870378398983" calcext:value-type="float">
            <text:p>9.3</text:p>
          </table:table-cell>
        </table:table-row>
        <table:table-row table:style-name="ro1">
          <table:table-cell/>
          <table:table-cell table:style-name="ce50"/>
          <table:table-cell/>
          <table:table-cell office:value-type="string" calcext:value-type="string">
            <text:p>per balloon =&gt;</text:p>
          </table:table-cell>
          <table:table-cell table:style-name="ce52" table:formula="of:=+[.E9]/[.A5]" office:value-type="float" office:value="1.32671969141404" calcext:value-type="float">
            <text:p>1.3</text:p>
          </table:table-cell>
        </table:table-row>
        <table:table-row table:style-name="ro1">
          <table:table-cell table:style-name="Default"/>
          <table:table-cell/>
          <table:table-cell table:style-name="Default" table:number-columns-repeated="3"/>
        </table:table-row>
        <table:table-row table:style-name="ro1">
          <table:table-cell table:style-name="Default"/>
          <table:table-cell table:style-name="ce55" office:value-type="string" calcext:value-type="string">
            <text:p>Total</text:p>
          </table:table-cell>
          <table:table-cell table:style-name="ce64" office:value-type="string" calcext:value-type="string">
            <text:p>Initial</text:p>
          </table:table-cell>
          <table:table-cell table:style-name="ce68" office:value-type="string" calcext:value-type="string">
            <text:p>Balloon </text:p>
          </table:table-cell>
          <table:table-cell table:style-name="Default"/>
        </table:table-row>
        <table:table-row table:style-name="ro1">
          <table:table-cell table:style-name="ce47" office:value-type="string" calcext:value-type="string">
            <text:p>Total Fill Gas Required</text:p>
          </table:table-cell>
          <table:table-cell table:style-name="ce55" office:value-type="string" calcext:value-type="string">
            <text:p>Weight</text:p>
          </table:table-cell>
          <table:table-cell table:style-name="ce64" office:value-type="string" calcext:value-type="string">
            <text:p>Acceleration</text:p>
          </table:table-cell>
          <table:table-cell table:style-name="ce47" office:value-type="string" calcext:value-type="string">
            <text:p>Factor</text:p>
          </table:table-cell>
          <table:table-cell table:style-name="ce64"/>
        </table:table-row>
        <table:table-row table:style-name="ro1">
          <table:table-cell table:style-name="ce48" office:value-type="string" calcext:value-type="string">
            <text:p>ft^3</text:p>
          </table:table-cell>
          <table:table-cell table:style-name="ce56" office:value-type="string" calcext:value-type="string">
            <text:p>oz</text:p>
          </table:table-cell>
          <table:table-cell table:style-name="ce65" office:value-type="string" calcext:value-type="string">
            <text:p>ft/sec^2</text:p>
          </table:table-cell>
          <table:table-cell table:style-name="ce48" office:value-type="string" calcext:value-type="string">
            <text:p>of Safety</text:p>
          </table:table-cell>
          <table:table-cell table:style-name="Default"/>
        </table:table-row>
        <table:table-row table:style-name="ro1">
          <table:table-cell table:style-name="ce52" table:formula="of:=+[.A5]*[.A9]" office:value-type="float" office:value="8.84336312362272" calcext:value-type="float">
            <text:p>8.8</text:p>
          </table:table-cell>
          <table:table-cell table:style-name="ce51" table:formula="of:=+[.A5]*[.E5]+[.B5]+[.A15]*[.B22]*32.2*16/10000" office:value-type="float" office:value="8.96000426053614" calcext:value-type="float">
            <text:p>8.96</text:p>
          </table:table-cell>
          <table:table-cell table:style-name="ce52" table:formula="of:=+[.D9]/([.B15]/32.2)" office:value-type="float" office:value="1.17725842564309" calcext:value-type="float">
            <text:p>1.2</text:p>
          </table:table-cell>
          <table:table-cell table:style-name="ce52" table:formula="of:=+[.B40]" office:value-type="float" office:value="236.295366544344" calcext:value-type="float">
            <text:p>236.3</text:p>
          </table:table-cell>
          <table:table-cell table:style-name="Default"/>
        </table:table-row>
        <table:table-row table:style-name="ro1">
          <table:table-cell table:style-name="Default"/>
          <table:table-cell/>
          <table:table-cell table:style-name="ce66" table:formula="of:=+[.C15]/32.2" office:value-type="float" office:value="0.0365608206721455" calcext:value-type="float">
            <text:p>0.037</text:p>
          </table:table-cell>
          <table:table-cell table:style-name="ce64" office:value-type="string" calcext:value-type="string">
            <text:p>g’s</text:p>
          </table:table-cell>
          <table:table-cell table:style-name="Default"/>
        </table:table-row>
        <table:table-row table:style-name="ro1">
          <table:table-cell table:style-name="Default"/>
          <table:table-cell/>
          <table:table-cell table:style-name="Default"/>
          <table:table-cell table:number-columns-repeated="2"/>
        </table:table-row>
        <table:table-row table:style-name="ro1">
          <table:table-cell table:style-name="ce53" office:value-type="string" calcext:value-type="string">
            <text:p>WSPR Balloon </text:p>
          </table:table-cell>
          <table:table-cell table:style-name="ce57" table:number-columns-repeated="2"/>
          <table:table-cell table:number-columns-repeated="2"/>
        </table:table-row>
        <table:table-row table:style-name="ro1">
          <table:table-cell office:value-type="string" calcext:value-type="string">
            <text:p>temperature at fill altitude</text:p>
          </table:table-cell>
          <table:table-cell table:style-name="ce58" office:value-type="float" office:value="464.166473898" calcext:value-type="float">
            <text:p>464.2</text:p>
          </table:table-cell>
          <table:table-cell office:value-type="string" calcext:value-type="string">
            <text:p>degR</text:p>
          </table:table-cell>
          <table:table-cell table:number-columns-repeated="2"/>
        </table:table-row>
        <table:table-row table:style-name="ro1">
          <table:table-cell office:value-type="string" calcext:value-type="string">
            <text:p>atmospheric pressure at fill altitude</text:p>
          </table:table-cell>
          <table:table-cell table:style-name="ce59" office:value-type="float" office:value="8.302234132" calcext:value-type="float">
            <text:p>8.30</text:p>
          </table:table-cell>
          <table:table-cell office:value-type="string" calcext:value-type="string">
            <text:p>psi</text:p>
          </table:table-cell>
          <table:table-cell table:style-name="Default" table:number-columns-repeated="2"/>
        </table:table-row>
        <table:table-row table:style-name="ro1">
          <table:table-cell office:value-type="string" calcext:value-type="string">
            <text:p>air density at fill altitude</text:p>
          </table:table-cell>
          <table:table-cell table:style-name="ce59" office:value-type="float" office:value="14.910775828" calcext:value-type="float">
            <text:p>14.91</text:p>
          </table:table-cell>
          <table:table-cell office:value-type="string" calcext:value-type="string">
            <text:p>1E-4 slugs/ft^3</text:p>
          </table:table-cell>
          <table:table-cell table:style-name="Default" table:number-columns-repeated="2"/>
        </table:table-row>
        <table:table-row table:style-name="ro1">
          <table:table-cell office:value-type="string" calcext:value-type="string">
            <text:p>gas density at fill altitude</text:p>
          </table:table-cell>
          <table:table-cell table:style-name="ce59" office:value-type="float" office:value="5.574952" calcext:value-type="float">
            <text:p>5.57</text:p>
          </table:table-cell>
          <table:table-cell office:value-type="string" calcext:value-type="string">
            <text:p>1E-4 slugs/ft^3</text:p>
          </table:table-cell>
          <table:table-cell table:style-name="Default" table:number-columns-repeated="2"/>
        </table:table-row>
        <table:table-row table:style-name="ro1">
          <table:table-cell office:value-type="string" calcext:value-type="string">
            <text:p>difference in density</text:p>
          </table:table-cell>
          <table:table-cell table:style-name="ce59" table:formula="of:=+[.B21]-[.B22]" office:value-type="float" office:value="9.335823828" calcext:value-type="float">
            <text:p>9.34</text:p>
          </table:table-cell>
          <table:table-cell office:value-type="string" calcext:value-type="string">
            <text:p>1E-4 slugs/ft^3</text:p>
          </table:table-cell>
          <table:table-cell table:style-name="Default" table:number-columns-repeated="2"/>
        </table:table-row>
        <table:table-row table:style-name="ro1" table:number-rows-repeated="2">
          <table:table-cell table:style-name="Default"/>
          <table:table-cell/>
          <table:table-cell table:style-name="Default" table:number-columns-repeated="3"/>
        </table:table-row>
        <table:table-row table:style-name="ro1">
          <table:table-cell office:value-type="string" calcext:value-type="string">
            <text:p>initial fill volume</text:p>
          </table:table-cell>
          <table:table-cell table:style-name="ce51" office:value-type="float" office:value="1.26333758908896" calcext:value-type="float">
            <text:p>1.26</text:p>
          </table:table-cell>
          <table:table-cell office:value-type="string" calcext:value-type="string">
            <text:p>ft^3</text:p>
          </table:table-cell>
          <table:table-cell office:value-type="string" calcext:value-type="string">
            <text:p>Px*Vx*T0/(P0*Tx)</text:p>
          </table:table-cell>
          <table:table-cell/>
        </table:table-row>
        <table:table-row table:style-name="ro1">
          <table:table-cell office:value-type="string" calcext:value-type="string">
            <text:p>initial fill % volume</text:p>
          </table:table-cell>
          <table:table-cell table:style-name="ce54" table:formula="of:=+[.B26]/[.C5]" office:value-type="percentage" office:value="0.63166879454448" calcext:value-type="percentage">
            <text:p>63%</text:p>
          </table:table-cell>
          <table:table-cell/>
          <table:table-cell office:value-type="string" calcext:value-type="string">
            <text:p>Px, Vx, Tx = properties at alt</text:p>
          </table:table-cell>
          <table:table-cell/>
        </table:table-row>
        <table:table-row table:style-name="ro1">
          <table:table-cell office:value-type="string" calcext:value-type="string">
            <text:p>initial lift </text:p>
          </table:table-cell>
          <table:table-cell table:style-name="ce58" office:value-type="float" office:value="6.74758510899112" calcext:value-type="float">
            <text:p>6.7</text:p>
          </table:table-cell>
          <table:table-cell office:value-type="string" calcext:value-type="string">
            <text:p>oz</text:p>
          </table:table-cell>
          <table:table-cell office:value-type="string" calcext:value-type="string">
            <text:p>air wt – gas wt</text:p>
          </table:table-cell>
          <table:table-cell/>
        </table:table-row>
        <table:table-row table:style-name="ro1">
          <table:table-cell office:value-type="string" calcext:value-type="string">
            <text:p>excess initial lift</text:p>
          </table:table-cell>
          <table:table-cell table:style-name="ce52" table:formula="of:=+[.B28]-[.B5]-[.A5]*[.E5]" office:value-type="float" office:value="0.327585108991121" calcext:value-type="float">
            <text:p>0.3</text:p>
          </table:table-cell>
          <table:table-cell office:value-type="string" calcext:value-type="string">
            <text:p>oz</text:p>
          </table:table-cell>
          <table:table-cell office:value-type="string" calcext:value-type="string">
            <text:p>air wt – gas wt – payload – balloon wt</text:p>
          </table:table-cell>
          <table:table-cell/>
        </table:table-row>
        <table:table-row table:style-name="ro1" table:number-rows-repeated="2">
          <table:table-cell/>
          <table:table-cell table:style-name="ce50"/>
          <table:table-cell table:number-columns-repeated="3"/>
        </table:table-row>
        <table:table-row table:style-name="ro1">
          <table:table-cell table:style-name="ce53" office:value-type="string" calcext:value-type="string">
            <text:p>max altitude</text:p>
          </table:table-cell>
          <table:table-cell table:style-name="ce59"/>
          <table:table-cell table:style-name="ce67"/>
          <table:table-cell table:style-name="ce69"/>
          <table:table-cell/>
        </table:table-row>
        <table:table-row table:style-name="ro1">
          <table:table-cell office:value-type="string" calcext:value-type="string">
            <text:p>density</text:p>
          </table:table-cell>
          <table:table-cell table:style-name="ce58" office:value-type="float" office:value="14.5605953449925" calcext:value-type="float">
            <text:p>14.6</text:p>
          </table:table-cell>
          <table:table-cell office:value-type="string" calcext:value-type="string">
            <text:p>1E-4 slugs/ft^3</text:p>
          </table:table-cell>
          <table:table-cell office:value-type="string" calcext:value-type="string">
            <text:p>(gas wt + payload + balloon wt) / balloon vol</text:p>
          </table:table-cell>
          <table:table-cell/>
        </table:table-row>
        <table:table-row table:style-name="ro1">
          <table:table-cell office:value-type="string" calcext:value-type="string">
            <text:p>max altitude</text:p>
          </table:table-cell>
          <table:table-cell table:style-name="ce52" office:value-type="float" office:value="15.4407211861321" calcext:value-type="float">
            <text:p>15.4</text:p>
          </table:table-cell>
          <table:table-cell office:value-type="string" calcext:value-type="string">
            <text:p>Kft</text:p>
          </table:table-cell>
          <table:table-cell office:value-type="string" calcext:value-type="string">
            <text:p>altitude given density</text:p>
          </table:table-cell>
          <table:table-cell/>
        </table:table-row>
        <table:table-row table:style-name="ro1">
          <table:table-cell office:value-type="string" calcext:value-type="string">
            <text:p>atmospheric pressure</text:p>
          </table:table-cell>
          <table:table-cell table:style-name="ce58" office:value-type="float" office:value="8.2885376658874" calcext:value-type="float">
            <text:p>8.3</text:p>
          </table:table-cell>
          <table:table-cell office:value-type="string" calcext:value-type="string">
            <text:p>psi</text:p>
          </table:table-cell>
          <table:table-cell office:value-type="string" calcext:value-type="string">
            <text:p>p0 + p1*alt + p2*alt^2 <text:s text:c="2"/>for pressure</text:p>
          </table:table-cell>
          <table:table-cell/>
        </table:table-row>
        <table:table-row table:style-name="ro1">
          <table:table-cell office:value-type="string" calcext:value-type="string">
            <text:p>temperature</text:p>
          </table:table-cell>
          <table:table-cell table:style-name="ce58" office:value-type="float" office:value="464.021476813563" calcext:value-type="float">
            <text:p>464.0</text:p>
          </table:table-cell>
          <table:table-cell office:value-type="string" calcext:value-type="string">
            <text:p>degR</text:p>
          </table:table-cell>
          <table:table-cell office:value-type="string" calcext:value-type="string">
            <text:p>p0 + p1*alt + p2*alt^2 <text:s text:c="2"/>for temperature</text:p>
          </table:table-cell>
          <table:table-cell/>
        </table:table-row>
        <table:table-row table:style-name="ro1">
          <table:table-cell office:value-type="string" calcext:value-type="string">
            <text:p>balloon pressure</text:p>
          </table:table-cell>
          <table:table-cell table:style-name="ce58" table:formula="of:=+[.B20]*[.B36]/[.B19]" office:value-type="float" office:value="8.29964066648461" calcext:value-type="float">
            <text:p>8.3</text:p>
          </table:table-cell>
          <table:table-cell office:value-type="string" calcext:value-type="string">
            <text:p>psi</text:p>
          </table:table-cell>
          <table:table-cell office:value-type="string" calcext:value-type="string">
            <text:p>P’ * T / T’ <text:s text:c="7"/>P’ &amp; T’ are for fill alt (15 Kft)</text:p>
          </table:table-cell>
          <table:table-cell/>
        </table:table-row>
        <table:table-row table:style-name="ro1">
          <table:table-cell office:value-type="string" calcext:value-type="string">
            <text:p>delta pressure</text:p>
          </table:table-cell>
          <table:table-cell table:style-name="ce59" table:formula="of:=+[.B37]-[.B35]" office:value-type="float" office:value="0.0111030005972168" calcext:value-type="float">
            <text:p>0.01</text:p>
          </table:table-cell>
          <table:table-cell office:value-type="string" calcext:value-type="string">
            <text:p>psi</text:p>
          </table:table-cell>
          <table:table-cell office:value-type="string" calcext:value-type="string">
            <text:p>balloon pres – atmospheric pres</text:p>
          </table:table-cell>
          <table:table-cell/>
        </table:table-row>
        <table:table-row table:style-name="ro1">
          <table:table-cell office:value-type="string" calcext:value-type="string">
            <text:p>balloon stress</text:p>
          </table:table-cell>
          <table:table-cell table:style-name="ce58" table:formula="of:=+SQRT( ([.B38]*[.B45]/(2*[.B44]))^2 + ([.B38]*[.B45]/(4*[.B44])^2))/1000" office:value-type="float" office:value="0.143887713488531" calcext:value-type="float">
            <text:p>0.1</text:p>
          </table:table-cell>
          <table:table-cell office:value-type="string" calcext:value-type="string">
            <text:p>ksi</text:p>
          </table:table-cell>
          <table:table-cell office:value-type="string" calcext:value-type="string">
            <text:p>sqrt( [pr/t]^2 + [pr/2t]^2 )</text:p>
          </table:table-cell>
          <table:table-cell/>
        </table:table-row>
        <table:table-row table:style-name="ro1">
          <table:table-cell office:value-type="string" calcext:value-type="string">
            <text:p>factor of safety</text:p>
          </table:table-cell>
          <table:table-cell table:style-name="ce60" table:formula="of:=+[.B46]/[.B39]" office:value-type="float" office:value="236.295366544344" calcext:value-type="float">
            <text:p>236.3</text:p>
          </table:table-cell>
          <table:table-cell table:number-columns-repeated="3"/>
        </table:table-row>
        <table:table-row table:style-name="ro1" table:number-rows-repeated="2">
          <table:table-cell/>
          <table:table-cell table:style-name="ce50"/>
          <table:table-cell table:number-columns-repeated="3"/>
        </table:table-row>
        <table:table-row table:style-name="ro1">
          <table:table-cell table:style-name="ce53" office:value-type="string" calcext:value-type="string">
            <text:p>balloon properties</text:p>
          </table:table-cell>
          <table:table-cell/>
          <table:table-cell table:style-name="Default"/>
          <table:table-cell table:number-columns-repeated="2"/>
        </table:table-row>
        <table:table-row table:style-name="ro1">
          <table:table-cell office:value-type="string" calcext:value-type="string">
            <text:p>balloon thickness</text:p>
          </table:table-cell>
          <table:table-cell table:style-name="ce61" office:value-type="float" office:value="0.001" calcext:value-type="float">
            <text:p>0.001</text:p>
          </table:table-cell>
          <table:table-cell office:value-type="string" calcext:value-type="string">
            <text:p>in</text:p>
          </table:table-cell>
          <table:table-cell table:number-columns-repeated="2"/>
        </table:table-row>
        <table:table-row table:style-name="ro1">
          <table:table-cell office:value-type="string" calcext:value-type="string">
            <text:p>balloon diameter</text:p>
          </table:table-cell>
          <table:table-cell table:style-name="ce61" office:value-type="float" office:value="17" calcext:value-type="float">
            <text:p>17</text:p>
          </table:table-cell>
          <table:table-cell office:value-type="string" calcext:value-type="string">
            <text:p>in</text:p>
          </table:table-cell>
          <table:table-cell table:number-columns-repeated="2"/>
        </table:table-row>
        <table:table-row table:style-name="ro1">
          <table:table-cell office:value-type="string" calcext:value-type="string">
            <text:p>mylar tensile strength</text:p>
          </table:table-cell>
          <table:table-cell table:style-name="ce61" office:value-type="float" office:value="34" calcext:value-type="float">
            <text:p>34</text:p>
          </table:table-cell>
          <table:table-cell office:value-type="string" calcext:value-type="string">
            <text:p>ksi</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3" loext:min-decimal-places="3" number:min-integer-digits="1"/>
    </number:number-style>
    <number:number-style style:name="N126">
      <number:number number:decimal-places="5" loext:min-decimal-places="5" number:min-integer-digits="1"/>
    </number:number-style>
    <number:number-style style:name="N127">
      <number:number number:decimal-places="1" loext:min-decimal-places="1" number:min-integer-digits="1"/>
    </number:number-style>
    <number:number-style style:name="N128">
      <number:number number:decimal-places="13" loext:min-decimal-places="13" number:min-integer-digits="1"/>
    </number:number-style>
    <number:number-style style:name="N129">
      <number:number number:decimal-places="12" loext:min-decimal-places="12" number:min-integer-digits="1"/>
    </number:number-style>
    <number:number-style style:name="N130">
      <number:number number:decimal-places="11" loext:min-decimal-places="11" number:min-integer-digits="1"/>
    </number:number-style>
    <number:number-style style:name="N131">
      <number:number number:decimal-places="10" loext:min-decimal-places="10" number:min-integer-digits="1"/>
    </number:number-style>
    <number:number-style style:name="N132">
      <number:number number:decimal-places="9" loext:min-decimal-places="9" number:min-integer-digits="1"/>
    </number:number-style>
    <number:number-style style:name="N133">
      <number:number number:decimal-places="8" loext:min-decimal-places="8" number:min-integer-digits="1"/>
    </number:number-style>
    <number:number-style style:name="N134">
      <number:number number:decimal-places="7" loext:min-decimal-places="7" number:min-integer-digits="1"/>
    </number:number-style>
    <number:number-style style:name="N135">
      <number:number number:decimal-places="6" loext:min-decimal-places="6" number:min-integer-digits="1"/>
    </number:number-style>
    <number:number-style style:name="N136">
      <number:number number:decimal-places="4" loext:min-decimal-places="4" number:min-integer-digits="1"/>
    </number:number-style>
    <number:number-style style:name="N137">
      <number:number number:decimal-places="14" loext:min-decimal-places="1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7">00/00/0000</text:date>, <text:time style:data-style-name="N2" text:time-value="08:25:09.56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96pt"/>
    </style:style>
    <style:style style:name="co3" style:family="table-column">
      <style:table-column-properties fo:break-before="auto" style:column-width="63.64pt"/>
    </style:style>
    <style:style style:name="co4" style:family="table-column">
      <style:table-column-properties fo:break-before="auto" style:column-width="80.79pt"/>
    </style:style>
    <style:style style:name="co5" style:family="table-column">
      <style:table-column-properties fo:break-before="auto" style:column-width="74.86pt"/>
    </style:style>
    <style:style style:name="ro1" style:family="table-row">
      <style:table-row-properties style:row-height="17.89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rotation-align="none"/>
    </style:style>
    <style:style style:name="ce10" style:family="table-cell" style:parent-style-name="Default" style:data-style-name="N2">
      <style:table-cell-properties style:rotation-align="none"/>
      <style:text-properties fo:color="#4b1f6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2">
      <style:table-cell-properties style:rotation-align="none"/>
    </style:style>
    <style:style style:name="ce12" style:family="table-cell" style:parent-style-name="Default" style:data-style-name="N61">
      <style:table-cell-properties style:rotation-align="non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style:rotation-align="none"/>
      <style:paragraph-properties fo:text-align="end" fo:margin-left="0pt"/>
    </style:style>
    <style:style style:name="ce16" style:family="table-cell" style:parent-style-name="Default">
      <style:table-cell-properties style:text-align-source="fix" style:repeat-content="false" style:rotation-align="none"/>
      <style:paragraph-properties fo:text-align="center" fo:margin-left="0pt"/>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text-properties fo:color="#4b1f6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data-style-name="N128">
      <style:table-cell-properties style:rotation-align="none"/>
      <style:text-properties fo:color="#4b1f6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28">
      <style:table-cell-properties style:rotation-align="none"/>
    </style:style>
    <style:style style:name="ce9" style:family="table-cell" style:parent-style-name="Default" style:data-style-name="N12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rotation-align="none"/>
    </style:style>
    <style:style style:name="ce2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rotation-align="none"/>
      <style:text-properties fo:color="#4b1f6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0" style:family="table-cell" style:parent-style-name="Default" style:data-style-name="N128">
      <style:table-cell-properties style:rotation-align="none"/>
      <style:text-properties fo:color="#4b1f6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28">
      <style:table-cell-properties style:rotation-align="none"/>
    </style:style>
    <style:style style:name="ce32" style:family="table-cell" style:parent-style-name="Default" style:data-style-name="N127">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data-style-name="N2">
      <style:table-cell-properties style:rotation-align="none"/>
      <style:text-properties fo:color="#4b1f6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2">
      <style:table-cell-properties style:rotation-align="none"/>
    </style:style>
    <style:style style:name="ce35" style:family="table-cell" style:parent-style-name="Default" style:data-style-name="N61">
      <style:table-cell-properties style:rotation-align="none"/>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text-align-source="fix" style:repeat-content="false" style:rotation-align="none"/>
      <style:paragraph-properties fo:text-align="end" fo:margin-left="0pt"/>
    </style:style>
    <style:style style:name="ce39" style:family="table-cell" style:parent-style-name="Default">
      <style:table-cell-properties style:text-align-source="fix" style:repeat-content="false" style:rotation-align="none"/>
      <style:paragraph-properties fo:text-align="center" fo:margin-left="0pt"/>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number-columns-repeated="7" table:default-cell-style-name="Default"/>
        <table:table-column table:style-name="co1" table:default-cell-style-name="ce24"/>
        <table:table-column table:style-name="co2" table:default-cell-style-name="ce24"/>
        <table:table-column table:style-name="co1" table:default-cell-style-name="ce24"/>
        <table:table-column table:style-name="co3" table:default-cell-style-name="ce24"/>
        <table:table-column table:style-name="co4" table:number-columns-repeated="2" table:default-cell-style-name="ce24"/>
        <table:table-column table:style-name="co5" table:default-cell-style-name="ce24"/>
        <table:table-row table:style-name="ro1">
          <table:table-cell table:number-columns-repeated="8"/>
          <table:table-cell table:style-name="ce29" office:value-type="string" calcext:value-type="string" table:number-columns-spanned="3" table:number-rows-spanned="1">
            <text:p>Air Data</text:p>
          </table:table-cell>
          <table:covered-table-cell table:number-columns-repeated="2" table:style-name="ce29"/>
          <table:table-cell table:number-columns-repeated="3"/>
        </table:table-row>
        <table:table-row table:style-name="ro2">
          <table:table-cell table:number-columns-repeated="9"/>
          <table:table-cell table:style-name="ce25" table:number-columns-repeated="2"/>
          <table:table-cell table:number-columns-repeated="3"/>
        </table:table-row>
        <table:table-row table:style-name="ro2">
          <table:table-cell table:number-columns-repeated="7"/>
          <table:table-cell office:value-type="string" calcext:value-type="string">
            <text:p>gas density at sea level</text:p>
          </table:table-cell>
          <table:table-cell/>
          <table:table-cell table:style-name="ce25" office:value-type="float" office:value="8.96" calcext:value-type="float">
            <text:p>8.96</text:p>
          </table:table-cell>
          <table:table-cell table:style-name="ce25" office:value-type="string" calcext:value-type="string">
            <text:p>E-4</text:p>
          </table:table-cell>
          <table:table-cell table:number-columns-repeated="3"/>
        </table:table-row>
        <table:table-row table:style-name="ro2">
          <table:table-cell table:number-columns-repeated="7"/>
          <table:table-cell office:value-type="string" calcext:value-type="string">
            <text:p>PV = nRT</text:p>
          </table:table-cell>
          <table:table-cell table:number-columns-repeated="6"/>
        </table:table-row>
        <table:table-row table:style-name="ro2">
          <table:table-cell table:number-columns-repeated="7"/>
          <table:table-cell office:value-type="string" calcext:value-type="string">
            <text:p>Density = n/V = P/RT = KP/T</text:p>
          </table:table-cell>
          <table:table-cell table:number-columns-repeated="6"/>
        </table:table-row>
        <table:table-row table:style-name="ro2">
          <table:table-cell table:number-columns-repeated="7"/>
          <table:table-cell office:value-type="string" calcext:value-type="string">
            <text:p>K = density at sea level * T / P</text:p>
          </table:table-cell>
          <table:table-cell/>
          <table:table-cell table:style-name="ce32" table:formula="of:=+[.J3]*[.J11]/[.K11]/10000" office:value-type="float" office:value="0.0316428960261296" calcext:value-type="float">
            <text:p>0.03164</text:p>
          </table:table-cell>
          <table:table-cell table:number-columns-repeated="4"/>
        </table:table-row>
        <table:table-row table:style-name="ro2">
          <table:table-cell table:number-columns-repeated="14"/>
        </table:table-row>
        <table:table-row table:style-name="ro2">
          <table:table-cell table:number-columns-repeated="7"/>
          <table:table-cell table:style-name="ce25" office:value-type="string" calcext:value-type="string">
            <text:p>Standard Air</text:p>
          </table:table-cell>
          <table:table-cell/>
          <table:table-cell table:style-name="ce26" table:number-columns-repeated="2"/>
          <table:table-cell table:style-name="ce26" office:value-type="string" calcext:value-type="string">
            <text:p>Air</text:p>
          </table:table-cell>
          <table:table-cell table:style-name="ce26" office:value-type="string" calcext:value-type="string">
            <text:p>Gas</text:p>
          </table:table-cell>
          <table:table-cell table:style-name="ce39" office:value-type="string" calcext:value-type="string">
            <text:p>Delta</text:p>
          </table:table-cell>
        </table:table-row>
        <table:table-row table:style-name="ro2">
          <table:table-cell table:number-columns-repeated="7"/>
          <table:table-cell table:style-name="ce26" office:value-type="string" calcext:value-type="string">
            <text:p>Altitude</text:p>
          </table:table-cell>
          <table:table-cell table:number-columns-repeated="2" table:style-name="ce26" office:value-type="string" calcext:value-type="string">
            <text:p>Temperature</text:p>
          </table:table-cell>
          <table:table-cell table:style-name="ce26" office:value-type="string" calcext:value-type="string">
            <text:p>Pressure</text:p>
          </table:table-cell>
          <table:table-cell table:number-columns-repeated="2" table:style-name="ce26" office:value-type="string" calcext:value-type="string">
            <text:p>Density</text:p>
          </table:table-cell>
          <table:table-cell table:style-name="ce39" office:value-type="string" calcext:value-type="string">
            <text:p>Density</text:p>
          </table:table-cell>
        </table:table-row>
        <table:table-row table:style-name="ro2">
          <table:table-cell table:number-columns-repeated="7"/>
          <table:table-cell table:style-name="ce27" office:value-type="string" calcext:value-type="string">
            <text:p>ft</text:p>
          </table:table-cell>
          <table:table-cell table:style-name="ce27" office:value-type="string" calcext:value-type="string">
            <text:p>degF</text:p>
          </table:table-cell>
          <table:table-cell table:style-name="ce27" office:value-type="string" calcext:value-type="string">
            <text:p>degR</text:p>
          </table:table-cell>
          <table:table-cell table:style-name="ce27" office:value-type="string" calcext:value-type="string">
            <text:p>lbs/in2</text:p>
          </table:table-cell>
          <table:table-cell table:number-columns-repeated="3" table:style-name="ce27" office:value-type="string" calcext:value-type="string">
            <text:p>1E-4 slugs/ft^3</text:p>
          </table:table-cell>
        </table:table-row>
        <table:table-row table:style-name="ro2">
          <table:table-cell table:number-columns-repeated="7"/>
          <table:table-cell table:style-name="ce28" office:value-type="float" office:value="0" calcext:value-type="float">
            <text:p>0</text:p>
          </table:table-cell>
          <table:table-cell table:style-name="ce30" office:value-type="float" office:value="59" calcext:value-type="float">
            <text:p>59.0</text:p>
          </table:table-cell>
          <table:table-cell table:style-name="ce30" table:formula="of:=+[.I11]+460" office:value-type="float" office:value="519" calcext:value-type="float">
            <text:p>519.0</text:p>
          </table:table-cell>
          <table:table-cell table:style-name="ce33" office:value-type="float" office:value="14.696" calcext:value-type="float">
            <text:p>14.70</text:p>
          </table:table-cell>
          <table:table-cell table:style-name="ce33" office:value-type="float" office:value="23.77" calcext:value-type="float">
            <text:p>23.77</text:p>
          </table:table-cell>
          <table:table-cell table:style-name="ce33" table:formula="of:=+10000*[.$J$6]*[.K11]/[.J11]" office:value-type="float" office:value="8.96" calcext:value-type="float">
            <text:p>8.96</text:p>
          </table:table-cell>
          <table:table-cell table:style-name="ce34" table:formula="of:=+[.L11]-[.M11]" office:value-type="float" office:value="14.81" calcext:value-type="float">
            <text:p>14.81</text:p>
          </table:table-cell>
        </table:table-row>
        <table:table-row table:style-name="ro2">
          <table:table-cell table:number-columns-repeated="7"/>
          <table:table-cell office:value-type="float" office:value="5000" calcext:value-type="float">
            <text:p>5000</text:p>
          </table:table-cell>
          <table:table-cell table:style-name="ce31" office:value-type="float" office:value="41.17" calcext:value-type="float">
            <text:p>41.2</text:p>
          </table:table-cell>
          <table:table-cell table:style-name="ce31" table:formula="of:=+[.I12]+460" office:value-type="float" office:value="501.17" calcext:value-type="float">
            <text:p>501.2</text:p>
          </table:table-cell>
          <table:table-cell table:style-name="ce34" office:value-type="float" office:value="12.228" calcext:value-type="float">
            <text:p>12.23</text:p>
          </table:table-cell>
          <table:table-cell table:style-name="ce34" office:value-type="float" office:value="20.48" calcext:value-type="float">
            <text:p>20.48</text:p>
          </table:table-cell>
          <table:table-cell table:style-name="ce33" table:formula="of:=+10000*[.$J$6]*[.K12]/[.J12]" office:value-type="float" office:value="7.720520633867" calcext:value-type="float">
            <text:p>7.72</text:p>
          </table:table-cell>
          <table:table-cell table:style-name="ce34" table:formula="of:=+[.L12]-[.M12]" office:value-type="float" office:value="12.759479366133" calcext:value-type="float">
            <text:p>12.76</text:p>
          </table:table-cell>
        </table:table-row>
        <table:table-row table:style-name="ro2">
          <table:table-cell table:number-columns-repeated="7"/>
          <table:table-cell table:style-name="ce28" office:value-type="float" office:value="10000" calcext:value-type="float">
            <text:p>10000</text:p>
          </table:table-cell>
          <table:table-cell table:style-name="ce30" office:value-type="float" office:value="23.36" calcext:value-type="float">
            <text:p>23.4</text:p>
          </table:table-cell>
          <table:table-cell table:style-name="ce30" table:formula="of:=+[.I13]+460" office:value-type="float" office:value="483.36" calcext:value-type="float">
            <text:p>483.4</text:p>
          </table:table-cell>
          <table:table-cell table:style-name="ce33" office:value-type="float" office:value="10.108" calcext:value-type="float">
            <text:p>10.11</text:p>
          </table:table-cell>
          <table:table-cell table:style-name="ce33" office:value-type="float" office:value="17.56" calcext:value-type="float">
            <text:p>17.56</text:p>
          </table:table-cell>
          <table:table-cell table:style-name="ce33" table:formula="of:=+10000*[.$J$6]*[.K13]/[.J13]" office:value-type="float" office:value="6.61714649603024" calcext:value-type="float">
            <text:p>6.62</text:p>
          </table:table-cell>
          <table:table-cell table:style-name="ce34" table:formula="of:=+[.L13]-[.M13]" office:value-type="float" office:value="10.9428535039698" calcext:value-type="float">
            <text:p>10.94</text:p>
          </table:table-cell>
        </table:table-row>
        <table:table-row table:style-name="ro2">
          <table:table-cell table:number-columns-repeated="7"/>
          <table:table-cell table:style-name="ce28" office:value-type="float" office:value="15000" calcext:value-type="float">
            <text:p>15000</text:p>
          </table:table-cell>
          <table:table-cell table:style-name="ce30" office:value-type="float" office:value="5.55" calcext:value-type="float">
            <text:p>5.6</text:p>
          </table:table-cell>
          <table:table-cell table:style-name="ce30" table:formula="of:=+[.I14]+460" office:value-type="float" office:value="465.55" calcext:value-type="float">
            <text:p>465.6</text:p>
          </table:table-cell>
          <table:table-cell table:style-name="ce33" office:value-type="float" office:value="8.297" calcext:value-type="float">
            <text:p>8.30</text:p>
          </table:table-cell>
          <table:table-cell table:style-name="ce33" office:value-type="float" office:value="14.96" calcext:value-type="float">
            <text:p>14.96</text:p>
          </table:table-cell>
          <table:table-cell table:style-name="ce33" table:formula="of:=+10000*[.$J$6]*[.K14]/[.J14]" office:value-type="float" office:value="5.6393751117774" calcext:value-type="float">
            <text:p>5.64</text:p>
          </table:table-cell>
          <table:table-cell table:style-name="ce34" table:formula="of:=+[.L14]-[.M14]" office:value-type="float" office:value="9.3206248882226" calcext:value-type="float">
            <text:p>9.32</text:p>
          </table:table-cell>
        </table:table-row>
        <table:table-row table:style-name="ro2">
          <table:table-cell table:number-columns-repeated="7"/>
          <table:table-cell table:style-name="ce28" office:value-type="float" office:value="20000" calcext:value-type="float">
            <text:p>20000</text:p>
          </table:table-cell>
          <table:table-cell table:style-name="ce30" office:value-type="float" office:value="-12.26" calcext:value-type="float">
            <text:p>-12.3</text:p>
          </table:table-cell>
          <table:table-cell table:style-name="ce30" table:formula="of:=+[.I15]+460" office:value-type="float" office:value="447.74" calcext:value-type="float">
            <text:p>447.7</text:p>
          </table:table-cell>
          <table:table-cell table:style-name="ce33" office:value-type="float" office:value="6.759" calcext:value-type="float">
            <text:p>6.76</text:p>
          </table:table-cell>
          <table:table-cell table:style-name="ce33" office:value-type="float" office:value="12.67" calcext:value-type="float">
            <text:p>12.67</text:p>
          </table:table-cell>
          <table:table-cell table:style-name="ce33" table:formula="of:=+10000*[.$J$6]*[.K15]/[.J15]" office:value-type="float" office:value="4.77675289767744" calcext:value-type="float">
            <text:p>4.78</text:p>
          </table:table-cell>
          <table:table-cell table:style-name="ce34" table:formula="of:=+[.L15]-[.M15]" office:value-type="float" office:value="7.89324710232256" calcext:value-type="float">
            <text:p>7.89</text:p>
          </table:table-cell>
        </table:table-row>
        <table:table-row table:style-name="ro2">
          <table:table-cell table:number-columns-repeated="7"/>
          <table:table-cell office:value-type="float" office:value="25000" calcext:value-type="float">
            <text:p>25000</text:p>
          </table:table-cell>
          <table:table-cell table:style-name="ce31" office:value-type="float" office:value="-30.05" calcext:value-type="float">
            <text:p>-30.1</text:p>
          </table:table-cell>
          <table:table-cell table:style-name="ce31" table:formula="of:=+[.I16]+460" office:value-type="float" office:value="429.95" calcext:value-type="float">
            <text:p>430.0</text:p>
          </table:table-cell>
          <table:table-cell table:style-name="ce34" office:value-type="float" office:value="5.461" calcext:value-type="float">
            <text:p>5.46</text:p>
          </table:table-cell>
          <table:table-cell table:style-name="ce34" office:value-type="float" office:value="10.66" calcext:value-type="float">
            <text:p>10.66</text:p>
          </table:table-cell>
          <table:table-cell table:style-name="ce33" table:formula="of:=+10000*[.$J$6]*[.K16]/[.J16]" office:value-type="float" office:value="4.01911513428756" calcext:value-type="float">
            <text:p>4.02</text:p>
          </table:table-cell>
          <table:table-cell table:style-name="ce34" table:formula="of:=+[.L16]-[.M16]" office:value-type="float" office:value="6.64088486571244" calcext:value-type="float">
            <text:p>6.64</text:p>
          </table:table-cell>
        </table:table-row>
        <table:table-row table:style-name="ro2">
          <table:table-cell table:number-columns-repeated="7"/>
          <table:table-cell office:value-type="float" office:value="30000" calcext:value-type="float">
            <text:p>30000</text:p>
          </table:table-cell>
          <table:table-cell table:style-name="ce31" office:value-type="float" office:value="-47.83" calcext:value-type="float">
            <text:p>-47.8</text:p>
          </table:table-cell>
          <table:table-cell table:style-name="ce31" table:formula="of:=+[.I17]+460" office:value-type="float" office:value="412.17" calcext:value-type="float">
            <text:p>412.2</text:p>
          </table:table-cell>
          <table:table-cell table:style-name="ce34" office:value-type="float" office:value="4.373" calcext:value-type="float">
            <text:p>4.37</text:p>
          </table:table-cell>
          <table:table-cell table:style-name="ce34" office:value-type="float" office:value="8.91" calcext:value-type="float">
            <text:p>8.91</text:p>
          </table:table-cell>
          <table:table-cell table:style-name="ce33" table:formula="of:=+10000*[.$J$6]*[.K17]/[.J17]" office:value-type="float" office:value="3.35721630206625" calcext:value-type="float">
            <text:p>3.36</text:p>
          </table:table-cell>
          <table:table-cell table:style-name="ce34" table:formula="of:=+[.L17]-[.M17]" office:value-type="float" office:value="5.55278369793375" calcext:value-type="float">
            <text:p>5.55</text:p>
          </table:table-cell>
        </table:table-row>
        <table:table-row table:style-name="ro2">
          <table:table-cell table:number-columns-repeated="7"/>
          <table:table-cell office:value-type="float" office:value="35000" calcext:value-type="float">
            <text:p>35000</text:p>
          </table:table-cell>
          <table:table-cell table:style-name="ce31" office:value-type="float" office:value="-65.61" calcext:value-type="float">
            <text:p>-65.6</text:p>
          </table:table-cell>
          <table:table-cell table:style-name="ce31" table:formula="of:=+[.I18]+460" office:value-type="float" office:value="394.39" calcext:value-type="float">
            <text:p>394.4</text:p>
          </table:table-cell>
          <table:table-cell table:style-name="ce34" office:value-type="float" office:value="3.468" calcext:value-type="float">
            <text:p>3.47</text:p>
          </table:table-cell>
          <table:table-cell table:style-name="ce34" office:value-type="float" office:value="7.38" calcext:value-type="float">
            <text:p>7.38</text:p>
          </table:table-cell>
          <table:table-cell table:style-name="ce33" table:formula="of:=+10000*[.$J$6]*[.K18]/[.J18]" office:value-type="float" office:value="2.78246313087597" calcext:value-type="float">
            <text:p>2.78</text:p>
          </table:table-cell>
          <table:table-cell table:style-name="ce34" table:formula="of:=+[.L18]-[.M18]" office:value-type="float" office:value="4.59753686912403" calcext:value-type="float">
            <text:p>4.60</text:p>
          </table:table-cell>
        </table:table-row>
        <table:table-row table:style-name="ro2">
          <table:table-cell table:number-columns-repeated="14"/>
        </table:table-row>
        <table:table-row table:style-name="ro2">
          <table:table-cell table:number-columns-repeated="7"/>
          <table:table-cell office:value-type="string" calcext:value-type="string">
            <text:p>Equations derived from Standard Air</text:p>
          </table:table-cell>
          <table:table-cell table:number-columns-repeated="6"/>
        </table:table-row>
        <table:table-row table:style-name="ro2">
          <table:table-cell table:number-columns-repeated="7"/>
          <table:table-cell office:value-type="string" calcext:value-type="string">
            <text:p><text:s text:c="3"/>e.g. <text:s text:c="2"/>pressure = p0 <text:s/>+ <text:s/>p1 * alt <text:s/>+ <text:s/>p2 * alt * alt</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value for altitude in 10^3 ft (eg: 20 for 20K ft)</text:p>
          </table:table-cell>
          <table:table-cell table:number-columns-repeated="6"/>
        </table:table-row>
        <table:table-row table:style-name="ro2">
          <table:table-cell table:number-columns-repeated="7"/>
          <table:table-cell table:style-name="ce27"/>
          <table:table-cell table:style-name="ce27" office:value-type="string" calcext:value-type="string">
            <text:p>p0</text:p>
          </table:table-cell>
          <table:table-cell table:style-name="ce27" office:value-type="string" calcext:value-type="string">
            <text:p>p1</text:p>
          </table:table-cell>
          <table:table-cell table:style-name="ce27" office:value-type="string" calcext:value-type="string">
            <text:p>p2</text:p>
          </table:table-cell>
          <table:table-cell table:style-name="ce27"/>
          <table:table-cell table:style-name="ce27" office:value-type="string" calcext:value-type="string">
            <text:p>limits</text:p>
          </table:table-cell>
          <table:table-cell/>
        </table:table-row>
        <table:table-row table:style-name="ro2">
          <table:table-cell table:number-columns-repeated="7"/>
          <table:table-cell office:value-type="string" calcext:value-type="string">
            <text:p>pressure</text:p>
          </table:table-cell>
          <table:table-cell office:value-type="float" office:value="14.5063" calcext:value-type="float">
            <text:p>14.5063</text:p>
          </table:table-cell>
          <table:table-cell office:value-type="float" office:value="-0.4692" calcext:value-type="float">
            <text:p>-0.4692</text:p>
          </table:table-cell>
          <table:table-cell office:value-type="float" office:value="0.0043077" calcext:value-type="float">
            <text:p>0.0043077</text:p>
          </table:table-cell>
          <table:table-cell table:style-name="ce36" office:value-type="string" calcext:value-type="string">
            <text:p>psi</text:p>
          </table:table-cell>
          <table:table-cell table:number-columns-repeated="2"/>
        </table:table-row>
        <table:table-row table:style-name="ro2">
          <table:table-cell table:number-columns-repeated="7"/>
          <table:table-cell office:value-type="string" calcext:value-type="string">
            <text:p>temperature</text:p>
          </table:table-cell>
          <table:table-cell office:value-type="float" office:value="519.03" calcext:value-type="float">
            <text:p>519.03</text:p>
          </table:table-cell>
          <table:table-cell office:value-type="float" office:value="-3.5644" calcext:value-type="float">
            <text:p>-3.5644</text:p>
          </table:table-cell>
          <table:table-cell office:value-type="float" office:value="0.00011905" calcext:value-type="float">
            <text:p>0.00011905</text:p>
          </table:table-cell>
          <table:table-cell table:style-name="ce36" office:value-type="string" calcext:value-type="string">
            <text:p>degR</text:p>
          </table:table-cell>
          <table:table-cell office:value-type="string" calcext:value-type="string">
            <text:p>up to 35K ft</text:p>
          </table:table-cell>
          <table:table-cell/>
        </table:table-row>
        <table:table-row table:style-name="ro2">
          <table:table-cell table:number-columns-repeated="7"/>
          <table:table-cell office:value-type="string" calcext:value-type="string">
            <text:p>density</text:p>
          </table:table-cell>
          <table:table-cell office:value-type="float" office:value="23.587" calcext:value-type="float">
            <text:p>23.587</text:p>
          </table:table-cell>
          <table:table-cell office:value-type="float" office:value="-0.63767" calcext:value-type="float">
            <text:p>-0.63767</text:p>
          </table:table-cell>
          <table:table-cell office:value-type="float" office:value="0.0048233" calcext:value-type="float">
            <text:p>0.0048233</text:p>
          </table:table-cell>
          <table:table-cell table:style-name="ce36" office:value-type="string" calcext:value-type="string">
            <text:p>E-4 slugs/ft^3</text:p>
          </table:table-cell>
          <table:table-cell table:number-columns-repeated="2"/>
        </table:table-row>
        <table:table-row table:style-name="ro2">
          <table:table-cell table:number-columns-repeated="7"/>
          <table:table-cell office:value-type="string" calcext:value-type="string">
            <text:p>gas</text:p>
          </table:table-cell>
          <table:table-cell office:value-type="float" office:value="8.9417" calcext:value-type="float">
            <text:p>8.9417</text:p>
          </table:table-cell>
          <table:table-cell office:value-type="float" office:value="-0.2525" calcext:value-type="float">
            <text:p>-0.2525</text:p>
          </table:table-cell>
          <table:table-cell office:value-type="float" office:value="0.0022" calcext:value-type="float">
            <text:p>0.0022</text:p>
          </table:table-cell>
          <table:table-cell table:number-columns-repeated="3"/>
        </table:table-row>
        <table:table-row table:style-name="ro2">
          <table:table-cell table:number-columns-repeated="14"/>
        </table:table-row>
        <table:table-row table:style-name="ro2">
          <table:table-cell table:number-columns-repeated="7"/>
          <table:table-cell office:value-type="string" calcext:value-type="string">
            <text:p>altitude for given parameter given value (Kft)</text:p>
          </table:table-cell>
          <table:table-cell table:number-columns-repeated="6"/>
        </table:table-row>
        <table:table-row table:style-name="ro2">
          <table:table-cell table:number-columns-repeated="7"/>
          <table:table-cell office:value-type="string" calcext:value-type="string">
            <text:p><text:s text:c="3"/>e.g. <text:s text:c="2"/>altitude = p0 <text:s/>+ <text:s/>p1 * pres <text:s/>+ <text:s/>p2 * pres * pres</text:p>
          </table:table-cell>
          <table:table-cell table:number-columns-repeated="6"/>
        </table:table-row>
        <table:table-row table:style-name="ro2">
          <table:table-cell table:number-columns-repeated="14"/>
        </table:table-row>
        <table:table-row table:style-name="ro2">
          <table:table-cell table:number-columns-repeated="7"/>
          <table:table-cell table:style-name="ce27"/>
          <table:table-cell table:style-name="ce27" office:value-type="string" calcext:value-type="string">
            <text:p>p0</text:p>
          </table:table-cell>
          <table:table-cell table:style-name="ce27" office:value-type="string" calcext:value-type="string">
            <text:p>p1</text:p>
          </table:table-cell>
          <table:table-cell table:style-name="ce27" office:value-type="string" calcext:value-type="string">
            <text:p>p2</text:p>
          </table:table-cell>
          <table:table-cell table:style-name="ce37" table:number-columns-repeated="2"/>
          <table:table-cell/>
        </table:table-row>
        <table:table-row table:style-name="ro2">
          <table:table-cell table:number-columns-repeated="7"/>
          <table:table-cell office:value-type="string" calcext:value-type="string">
            <text:p>pressure</text:p>
          </table:table-cell>
          <table:table-cell office:value-type="float" office:value="53" calcext:value-type="float">
            <text:p>53</text:p>
          </table:table-cell>
          <table:table-cell office:value-type="float" office:value="-5.8583" calcext:value-type="float">
            <text:p>-5.8583</text:p>
          </table:table-cell>
          <table:table-cell office:value-type="float" office:value="0.15477" calcext:value-type="float">
            <text:p>0.15477</text:p>
          </table:table-cell>
          <table:table-cell table:style-name="ce38" office:value-type="string" calcext:value-type="string">
            <text:p>up to 35K ft</text:p>
          </table:table-cell>
          <table:table-cell table:style-name="Default"/>
          <table:table-cell/>
        </table:table-row>
        <table:table-row table:style-name="ro2">
          <table:table-cell table:number-columns-repeated="7"/>
          <table:table-cell office:value-type="string" calcext:value-type="string">
            <text:p>temperature</text:p>
          </table:table-cell>
          <table:table-cell office:value-type="float" office:value="146.32" calcext:value-type="float">
            <text:p>146.32</text:p>
          </table:table-cell>
          <table:table-cell office:value-type="float" office:value="-0.2833" calcext:value-type="float">
            <text:p>-0.2833</text:p>
          </table:table-cell>
          <table:table-cell table:style-name="ce35" office:value-type="float" office:value="0.0000026367" calcext:value-type="float">
            <text:p>2.64E-06</text:p>
          </table:table-cell>
          <table:table-cell table:style-name="ce38" office:value-type="string" calcext:value-type="string">
            <text:p>up to 35K ft</text:p>
          </table:table-cell>
          <table:table-cell table:style-name="Default"/>
          <table:table-cell/>
        </table:table-row>
        <table:table-row table:style-name="ro2">
          <table:table-cell table:number-columns-repeated="7"/>
          <table:table-cell office:value-type="string" calcext:value-type="string">
            <text:p>density</text:p>
          </table:table-cell>
          <table:table-cell office:value-type="float" office:value="63.7776" calcext:value-type="float">
            <text:p>63.7776</text:p>
          </table:table-cell>
          <table:table-cell office:value-type="float" office:value="-4.3722" calcext:value-type="float">
            <text:p>-4.3722</text:p>
          </table:table-cell>
          <table:table-cell table:style-name="ce35" office:value-type="float" office:value="0.0722838" calcext:value-type="float">
            <text:p>7.23E-02</text:p>
          </table:table-cell>
          <table:table-cell table:style-name="ce38"/>
          <table:table-cell table:number-columns-repeated="2"/>
        </table:table-row>
        <table:table-row table:style-name="ro2">
          <table:table-cell table:number-columns-repeated="7"/>
          <table:table-cell office:value-type="string" calcext:value-type="string">
            <text:p>gas</text:p>
          </table:table-cell>
          <table:table-cell office:value-type="float" office:value="59.9168" calcext:value-type="float">
            <text:p>59.9168</text:p>
          </table:table-cell>
          <table:table-cell office:value-type="float" office:value="-10.1871" calcext:value-type="float">
            <text:p>-10.1871</text:p>
          </table:table-cell>
          <table:table-cell office:value-type="float" office:value="0.393639" calcext:value-type="float">
            <text:p>0.393639</text:p>
          </table:table-cell>
          <table:table-cell table:style-name="ce38"/>
          <table: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3" loext:min-decimal-places="3" number:min-integer-digits="1"/>
    </number:number-style>
    <number:number-style style:name="N127">
      <number:number number:decimal-places="5" loext:min-decimal-places="5" number:min-integer-digits="1"/>
    </number:number-style>
    <number:number-style style:name="N128">
      <number:number number:decimal-places="1" loext:min-decimal-places="1" number:min-integer-digits="1"/>
    </number:number-style>
    <number:number-style style:name="N129">
      <number:number number:decimal-places="6" loext:min-decimal-places="6" number:min-integer-digits="1"/>
    </number:number-style>
    <number:number-style style:name="N130">
      <number:number number:decimal-places="4" loext:min-decimal-places="4" number:min-integer-digits="1"/>
    </number:number-style>
    <number:number-style style:name="N131">
      <number:number number:decimal-places="14" loext:min-decimal-places="14" number:min-integer-digits="1"/>
    </number:number-style>
    <number:number-style style:name="N132">
      <number:number number:decimal-places="13" loext:min-decimal-places="13" number:min-integer-digits="1"/>
    </number:number-style>
    <number:number-style style:name="N133">
      <number:number number:decimal-places="12" loext:min-decimal-places="12" number:min-integer-digits="1"/>
    </number:number-style>
    <number:number-style style:name="N134">
      <number:number number:decimal-places="11" loext:min-decimal-places="11" number:min-integer-digits="1"/>
    </number:number-style>
    <number:number-style style:name="N135">
      <number:number number:decimal-places="10" loext:min-decimal-places="10" number:min-integer-digits="1"/>
    </number:number-style>
    <number:number-style style:name="N136">
      <number:number number:decimal-places="9" loext:min-decimal-places="9" number:min-integer-digits="1"/>
    </number:number-style>
    <number:number-style style:name="N137">
      <number:number number:decimal-places="8" loext:min-decimal-places="8" number:min-integer-digits="1"/>
    </number:number-style>
    <number:number-style style:name="N138">
      <number:number number:decimal-places="7" loext:min-decimal-places="7"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5">00/00/0000</text:date>, <text:time style:data-style-name="N2" text:time-value="18:03:37.72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5.45pt"/>
    </style:style>
    <style:style style:name="co3" style:family="table-column">
      <style:table-column-properties fo:break-before="auto" style:column-width="53.26pt"/>
    </style:style>
    <style:style style:name="co4" style:family="table-column">
      <style:table-column-properties fo:break-before="auto" style:column-width="62.9pt"/>
    </style:style>
    <style:style style:name="co5" style:family="table-column">
      <style:table-column-properties fo:break-before="auto" style:column-width="68.66pt"/>
    </style:style>
    <style:style style:name="co6" style:family="table-column">
      <style:table-column-properties fo:break-before="auto" style:column-width="156.1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 style:family="table-cell" style:parent-style-name="Default">
      <style:table-cell-properties style:text-align-source="fix" style:repeat-content="false"/>
      <style:paragraph-properties fo:text-align="start" fo:margin-left="0pt"/>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9"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table table:name="Sheet2" table:style-name="ta1">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9"/>
        <table:table-column table:style-name="co6" table:default-cell-style-name="Default"/>
        <table:table-row table:style-name="ro1" table:number-rows-repeated="3">
          <table:table-cell table:number-columns-repeated="12"/>
          <table:table-cell table:style-name="Default"/>
          <table:table-cell/>
        </table:table-row>
        <table:table-row table:style-name="ro1">
          <table:table-cell table:number-columns-repeated="9"/>
          <table:table-cell table:style-name="ce7" office:value-type="string" calcext:value-type="string" table:number-columns-spanned="5" table:number-rows-spanned="1">
            <text:p>Telemetry – Second Message Format</text:p>
          </table:table-cell>
          <table:covered-table-cell table:number-columns-repeated="2"/>
          <table:covered-table-cell table:style-name="Default"/>
          <table:covered-table-cell/>
        </table:table-row>
        <table:table-row table:style-name="ro1">
          <table:table-cell table:number-columns-repeated="9"/>
          <table:table-cell table:style-name="ce8" office:value-type="string" calcext:value-type="string">
            <text:p>Variable</text:p>
          </table:table-cell>
          <table:table-cell table:style-name="ce8" office:value-type="string" calcext:value-type="string">
            <text:p>Character</text:p>
          </table:table-cell>
          <table:table-cell table:style-name="ce8" office:value-type="string" calcext:value-type="string">
            <text:p>Range</text:p>
          </table:table-cell>
          <table:table-cell table:style-name="ce8" office:value-type="string" calcext:value-type="string">
            <text:p>Value</text:p>
          </table:table-cell>
          <table:table-cell table:style-name="ce8"/>
        </table:table-row>
        <table:table-row table:style-name="ro1">
          <table:table-cell table:number-columns-repeated="9"/>
          <table:table-cell office:value-type="string" calcext:value-type="string">
            <text:p>Callsign</text:p>
          </table:table-cell>
          <table:table-cell office:value-type="float" office:value="1" calcext:value-type="float">
            <text:p>1</text:p>
          </table:table-cell>
          <table:table-cell office:value-type="string" calcext:value-type="string">
            <text:p>n/a</text:p>
          </table:table-cell>
          <table:table-cell office:value-type="string" calcext:value-type="string">
            <text:p>Q</text:p>
          </table:table-cell>
          <table:table-cell/>
        </table:table-row>
        <table:table-row table:style-name="ro1">
          <table:table-cell table:number-columns-repeated="10"/>
          <table:table-cell office:value-type="float" office:value="2" calcext:value-type="float">
            <text:p>2</text:p>
          </table:table-cell>
          <table:table-cell office:value-type="string" calcext:value-type="string">
            <text:p>A-Z</text:p>
          </table:table-cell>
          <table:table-cell office:value-type="string" calcext:value-type="string">
            <text:p>altitude2</text:p>
          </table:table-cell>
          <table:table-cell office:value-type="string" calcext:value-type="string">
            <text:p>( Altitude – 1750 * altitude1 ) / 50</text:p>
          </table:table-cell>
        </table:table-row>
        <table:table-row table:style-name="ro1">
          <table:table-cell table:number-columns-repeated="10"/>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table-row>
        <table:table-row table:style-name="ro1">
          <table:table-cell table:number-columns-repeated="10"/>
          <table:table-cell office:value-type="float" office:value="4" calcext:value-type="float">
            <text:p>4</text:p>
          </table:table-cell>
          <table:table-cell office:value-type="string" calcext:value-type="string">
            <text:p>A-Z</text:p>
          </table:table-cell>
          <table:table-cell office:value-type="string" calcext:value-type="string">
            <text:p>temperature1</text:p>
          </table:table-cell>
          <table:table-cell office:value-type="string" calcext:value-type="string">
            <text:p>( Temperature + 30 ) / 5</text:p>
          </table:table-cell>
        </table:table-row>
        <table:table-row table:style-name="ro1">
          <table:table-cell table:number-columns-repeated="10"/>
          <table:table-cell office:value-type="float" office:value="5" calcext:value-type="float">
            <text:p>5</text:p>
          </table:table-cell>
          <table:table-cell office:value-type="string" calcext:value-type="string">
            <text:p>A-Z</text:p>
          </table:table-cell>
          <table:table-cell office:value-type="string" calcext:value-type="string">
            <text:p>gridEx[0]</text:p>
          </table:table-cell>
          <table:table-cell office:value-type="string" calcext:value-type="string">
            <text:p>extended gridsquare 1</text:p>
          </table:table-cell>
        </table:table-row>
        <table:table-row table:style-name="ro1">
          <table:table-cell table:number-columns-repeated="10"/>
          <table:table-cell office:value-type="float" office:value="6" calcext:value-type="float">
            <text:p>6</text:p>
          </table:table-cell>
          <table:table-cell office:value-type="string" calcext:value-type="string">
            <text:p>A-Z</text:p>
          </table:table-cell>
          <table:table-cell office:value-type="string" calcext:value-type="string">
            <text:p>gridEx[1]</text:p>
          </table:table-cell>
          <table:table-cell office:value-type="string" calcext:value-type="string">
            <text:p>extended gridsquare 2</text:p>
          </table:table-cell>
        </table:table-row>
        <table:table-row table:style-name="ro1">
          <table:table-cell table:number-columns-repeated="12"/>
          <table:table-cell table:style-name="Default"/>
          <table:table-cell/>
        </table:table-row>
        <table:table-row table:style-name="ro1">
          <table:table-cell table:number-columns-repeated="9"/>
          <table:table-cell office:value-type="string" calcext:value-type="string">
            <text:p>Grid Square</text:p>
          </table:table-cell>
          <table:table-cell office:value-type="float" office:value="1" calcext:value-type="float">
            <text:p>1</text:p>
          </table:table-cell>
          <table:table-cell office:value-type="string" calcext:value-type="string">
            <text:p>A-R</text:p>
          </table:table-cell>
          <table:table-cell office:value-type="string" calcext:value-type="string">
            <text:p>altitude1</text:p>
          </table:table-cell>
          <table:table-cell office:value-type="string" calcext:value-type="string">
            <text:p>Altitude / 1750</text:p>
          </table:table-cell>
        </table:table-row>
        <table:table-row table:style-name="ro1">
          <table:table-cell table:number-columns-repeated="10"/>
          <table:table-cell office:value-type="float" office:value="2" calcext:value-type="float">
            <text:p>2</text:p>
          </table:table-cell>
          <table:table-cell office:value-type="string" calcext:value-type="string">
            <text:p>A-R</text:p>
          </table:table-cell>
          <table:table-cell office:value-type="string" calcext:value-type="string">
            <text:p>voltage</text:p>
          </table:table-cell>
          <table:table-cell office:value-type="string" calcext:value-type="string">
            <text:p>( Voltage – 3 ) * 4</text:p>
          </table:table-cell>
        </table:table-row>
        <table:table-row table:style-name="ro1">
          <table:table-cell table:number-columns-repeated="10"/>
          <table:table-cell office:value-type="float" office:value="3" calcext:value-type="float">
            <text:p>3</text:p>
          </table:table-cell>
          <table:table-cell office:value-type="string" calcext:value-type="string">
            <text:p>0-9</text:p>
          </table:table-cell>
          <table:table-cell office:value-type="string" calcext:value-type="string">
            <text:p>velocity1</text:p>
          </table:table-cell>
          <table:table-cell office:value-type="string" calcext:value-type="string">
            <text:p>Velocity / 10</text:p>
          </table:table-cell>
        </table:table-row>
        <table:table-row table:style-name="ro1">
          <table:table-cell table:number-columns-repeated="10"/>
          <table:table-cell office:value-type="float" office:value="4" calcext:value-type="float">
            <text:p>4</text:p>
          </table:table-cell>
          <table:table-cell office:value-type="string" calcext:value-type="string">
            <text:p>0-9</text:p>
          </table:table-cell>
          <table:table-cell office:value-type="string" calcext:value-type="string">
            <text:p>velocity2</text:p>
          </table:table-cell>
          <table:table-cell office:value-type="string" calcext:value-type="string">
            <text:p>Velocity – 10 * velocity1</text:p>
          </table:table-cell>
        </table:table-row>
        <table:table-row table:style-name="ro1">
          <table:table-cell table:number-columns-repeated="12"/>
          <table:table-cell table:style-name="Default"/>
          <table:table-cell/>
        </table:table-row>
        <table:table-row table:style-name="ro1">
          <table:table-cell table:number-columns-repeated="9"/>
          <table:table-cell office:value-type="string" calcext:value-type="string">
            <text:p>Power Level</text:p>
          </table:table-cell>
          <table:table-cell office:value-type="float" office:value="1" calcext:value-type="float">
            <text:p>1</text:p>
          </table:table-cell>
          <table:table-cell office:value-type="string" calcext:value-type="string">
            <text:p>0-6</text:p>
          </table:table-cell>
          <table:table-cell office:value-type="string" calcext:value-type="string">
            <text:p>power1</text:p>
          </table:table-cell>
          <table:table-cell office:value-type="string" calcext:value-type="string">
            <text:p>transmit power / 10</text:p>
          </table:table-cell>
        </table:table-row>
        <table:table-row table:style-name="ro1">
          <table:table-cell table:number-columns-repeated="10"/>
          <table:table-cell office:value-type="float" office:value="2" calcext:value-type="float">
            <text:p>2</text:p>
          </table:table-cell>
          <table:table-cell office:value-type="string" calcext:value-type="string">
            <text:p>0,3,7</text:p>
          </table:table-cell>
          <table:table-cell office:value-type="string" calcext:value-type="string">
            <text:p>power2</text:p>
          </table:table-cell>
          <table:table-cell office:value-type="string" calcext:value-type="string">
            <text:p>transmit power % 1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13:50:20.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84pt"/>
    </style:style>
    <style:style style:name="co2" style:family="table-column">
      <style:table-column-properties fo:break-before="auto" style:column-width="36pt"/>
    </style:style>
    <style:style style:name="co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7"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end" fo:margin-left="0pt"/>
    </style:style>
    <style:style style:name="ce9" style:family="table-cell" style:parent-style-name="Default" style:data-style-name="N2"/>
    <style:style style:name="ce4" style:family="table-cell" style:parent-style-name="Default" style:data-style-name="N1"/>
  </office:automatic-styles>
  <office:body>
    <office:spreadsheet>
      <table:calculation-settings table:automatic-find-labels="false"/>
      <table:table table:name="Sheet3" table:style-name="ta1">
        <table:table-column table:style-name="co1" table:default-cell-style-name="Default"/>
        <table:table-column table:style-name="co2" table:number-columns-repeated="10" table:default-cell-style-name="Default"/>
        <table:table-row table:style-name="ro1">
          <table:table-cell table:style-name="ce7" office:value-type="string" calcext:value-type="string">
            <text:p>reading</text:p>
          </table:table-cell>
          <table:table-cell office:value-type="float" office:value="0" calcext:value-type="float">
            <text:p>0</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13" calcext:value-type="float">
            <text:p>13</text:p>
          </table:table-cell>
          <table:table-cell office:value-type="float" office:value="17" calcext:value-type="float">
            <text:p>17</text:p>
          </table:table-cell>
          <table:table-cell office:value-type="float" office:value="20" calcext:value-type="float">
            <text:p>20</text:p>
          </table:table-cell>
          <table:table-cell office:value-type="float" office:value="23" calcext:value-type="float">
            <text:p>23</text:p>
          </table:table-cell>
          <table:table-cell office:value-type="float" office:value="27" calcext:value-type="float">
            <text:p>27</text:p>
          </table:table-cell>
          <table:table-cell office:value-type="float" office:value="30" calcext:value-type="float">
            <text:p>30</text:p>
          </table:table-cell>
        </table:table-row>
        <table:table-row table:style-name="ro2">
          <table:table-cell office:value-type="string" calcext:value-type="string">
            <text:p>voltage</text:p>
          </table:table-cell>
          <table:table-cell table:style-name="ce8" office:value-type="string" calcext:value-type="string">
            <text:p>startup</text:p>
          </table:table-cell>
          <table:table-cell office:value-type="float" office:value="2.3" calcext:value-type="float">
            <text:p>2.3</text:p>
          </table:table-cell>
          <table:table-cell table:formula="of:=+[.C2]+0.1" office:value-type="float" office:value="2.4" calcext:value-type="float">
            <text:p>2.4</text:p>
          </table:table-cell>
          <table:table-cell table:formula="of:=+[.D2]+0.1" office:value-type="float" office:value="2.5" calcext:value-type="float">
            <text:p>2.5</text:p>
          </table:table-cell>
          <table:table-cell table:formula="of:=+[.E2]+0.1" office:value-type="float" office:value="2.6" calcext:value-type="float">
            <text:p>2.6</text:p>
          </table:table-cell>
          <table:table-cell table:formula="of:=+[.F2]+0.1" office:value-type="float" office:value="2.7" calcext:value-type="float">
            <text:p>2.7</text:p>
          </table:table-cell>
          <table:table-cell table:formula="of:=+[.G2]+0.1" office:value-type="float" office:value="2.8" calcext:value-type="float">
            <text:p>2.8</text:p>
          </table:table-cell>
          <table:table-cell table:formula="of:=+[.H2]+0.1" office:value-type="float" office:value="2.9" calcext:value-type="float">
            <text:p>2.9</text:p>
          </table:table-cell>
          <table:table-cell table:formula="of:=+[.I2]+0.1" office:value-type="float" office:value="3" calcext:value-type="float">
            <text:p>3</text:p>
          </table:table-cell>
          <table:table-cell table:formula="of:=+[.J2]+0.1" office:value-type="float" office:value="3.1" calcext:value-type="float">
            <text:p>3.1</text:p>
          </table:table-cell>
        </table:table-row>
        <table:table-row table:style-name="ro2">
          <table:table-cell office:value-type="string" calcext:value-type="string">
            <text:p>power</text:p>
          </table:table-cell>
          <table:table-cell office:value-type="string" calcext:value-type="string">
            <text:p><text:s/>---</text:p>
          </table:table-cell>
          <table:table-cell table:style-name="ce9" table:formula="of:=+([.C2]+0.7)*([.C2]+0.7)/100" office:value-type="float" office:value="0.09" calcext:value-type="float">
            <text:p>0.09</text:p>
          </table:table-cell>
          <table:table-cell table:style-name="ce9" table:formula="of:=+([.D2]+0.7)*([.D2]+0.7)/100" office:value-type="float" office:value="0.0961" calcext:value-type="float">
            <text:p>0.10</text:p>
          </table:table-cell>
          <table:table-cell table:style-name="ce9" table:formula="of:=+([.E2]+0.7)*([.E2]+0.7)/100" office:value-type="float" office:value="0.1024" calcext:value-type="float">
            <text:p>0.10</text:p>
          </table:table-cell>
          <table:table-cell table:style-name="ce9" table:formula="of:=+([.F2]+0.7)*([.F2]+0.7)/100" office:value-type="float" office:value="0.1089" calcext:value-type="float">
            <text:p>0.11</text:p>
          </table:table-cell>
          <table:table-cell table:style-name="ce9" table:formula="of:=+([.G2]+0.7)*([.G2]+0.7)/100" office:value-type="float" office:value="0.1156" calcext:value-type="float">
            <text:p>0.12</text:p>
          </table:table-cell>
          <table:table-cell table:style-name="ce9" table:formula="of:=+([.H2]+0.7)*([.H2]+0.7)/100" office:value-type="float" office:value="0.1225" calcext:value-type="float">
            <text:p>0.12</text:p>
          </table:table-cell>
          <table:table-cell table:style-name="ce9" table:formula="of:=+([.I2]+0.7)*([.I2]+0.7)/100" office:value-type="float" office:value="0.1296" calcext:value-type="float">
            <text:p>0.13</text:p>
          </table:table-cell>
          <table:table-cell table:style-name="ce9" table:formula="of:=+([.J2]+0.7)*([.J2]+0.7)/100" office:value-type="float" office:value="0.1369" calcext:value-type="float">
            <text:p>0.14</text:p>
          </table:table-cell>
          <table:table-cell table:style-name="ce9" table:formula="of:=+([.K2]+0.7)*([.K2]+0.7)/100" office:value-type="float" office:value="0.1444" calcext:value-type="float">
            <text:p>0.14</text:p>
          </table:table-cell>
        </table:table-row>
        <table:table-row table:style-name="ro2">
          <table:table-cell office:value-type="string" calcext:value-type="string">
            <text:p>dBm</text:p>
          </table:table-cell>
          <table:table-cell office:value-type="string" calcext:value-type="string">
            <text:p><text:s/>---</text:p>
          </table:table-cell>
          <table:table-cell table:style-name="ce4" table:formula="of:=+10*LOG10([.C3])+30" office:value-type="float" office:value="19.5424250943932" calcext:value-type="float">
            <text:p>20</text:p>
          </table:table-cell>
          <table:table-cell table:style-name="ce4" table:formula="of:=+10*LOG10([.D3])+30" office:value-type="float" office:value="19.8272338766855" calcext:value-type="float">
            <text:p>20</text:p>
          </table:table-cell>
          <table:table-cell table:style-name="ce4" table:formula="of:=+10*LOG10([.E3])+30" office:value-type="float" office:value="20.1029995663981" calcext:value-type="float">
            <text:p>20</text:p>
          </table:table-cell>
          <table:table-cell table:style-name="ce4" table:formula="of:=+10*LOG10([.F3])+30" office:value-type="float" office:value="20.3702787975577" calcext:value-type="float">
            <text:p>20</text:p>
          </table:table-cell>
          <table:table-cell table:style-name="ce4" table:formula="of:=+10*LOG10([.G3])+30" office:value-type="float" office:value="20.6295783408451" calcext:value-type="float">
            <text:p>21</text:p>
          </table:table-cell>
          <table:table-cell table:style-name="ce4" table:formula="of:=+10*LOG10([.H3])+30" office:value-type="float" office:value="20.8813608870055" calcext:value-type="float">
            <text:p>21</text:p>
          </table:table-cell>
          <table:table-cell table:style-name="ce4" table:formula="of:=+10*LOG10([.I3])+30" office:value-type="float" office:value="21.1260500153457" calcext:value-type="float">
            <text:p>21</text:p>
          </table:table-cell>
          <table:table-cell table:style-name="ce4" table:formula="of:=+10*LOG10([.J3])+30" office:value-type="float" office:value="21.3640344813399" calcext:value-type="float">
            <text:p>21</text:p>
          </table:table-cell>
          <table:table-cell table:style-name="ce4" table:formula="of:=+10*LOG10([.K3])+30" office:value-type="float" office:value="21.5956719323362" calcext:value-type="float">
            <text:p>22</text:p>
          </table:table-cell>
        </table:table-row>
        <table:table-row table:style-name="ro2">
          <table:table-cell table:number-columns-repeated="11"/>
        </table:table-row>
        <table:table-row table:style-name="ro1">
          <table:table-cell table:style-name="ce7" office:value-type="string" calcext:value-type="string">
            <text:p>reading</text:p>
          </table:table-cell>
          <table:table-cell office:value-type="float" office:value="33" calcext:value-type="float">
            <text:p>33</text:p>
          </table:table-cell>
          <table:table-cell office:value-type="float" office:value="37" calcext:value-type="float">
            <text:p>37</text:p>
          </table:table-cell>
          <table:table-cell office:value-type="float" office:value="40" calcext:value-type="float">
            <text:p>40</text:p>
          </table:table-cell>
          <table:table-cell office:value-type="float" office:value="43" calcext:value-type="float">
            <text:p>43</text:p>
          </table:table-cell>
          <table:table-cell office:value-type="float" office:value="47" calcext:value-type="float">
            <text:p>47</text:p>
          </table:table-cell>
          <table:table-cell office:value-type="float" office:value="50" calcext:value-type="float">
            <text:p>50</text:p>
          </table:table-cell>
          <table:table-cell office:value-type="float" office:value="53" calcext:value-type="float">
            <text:p>53</text:p>
          </table:table-cell>
          <table:table-cell office:value-type="float" office:value="57" calcext:value-type="float">
            <text:p>57</text:p>
          </table:table-cell>
          <table:table-cell office:value-type="float" office:value="60" calcext:value-type="float">
            <text:p>60</text:p>
          </table:table-cell>
          <table:table-cell/>
        </table:table-row>
        <table:table-row table:style-name="ro2">
          <table:table-cell office:value-type="string" calcext:value-type="string">
            <text:p>voltage</text:p>
          </table:table-cell>
          <table:table-cell table:formula="of:=+[.K2]+0.1" office:value-type="float" office:value="3.2" calcext:value-type="float">
            <text:p>3.2</text:p>
          </table:table-cell>
          <table:table-cell table:formula="of:=+[.B7]+0.1" office:value-type="float" office:value="3.3" calcext:value-type="float">
            <text:p>3.3</text:p>
          </table:table-cell>
          <table:table-cell table:formula="of:=+[.C7]+0.1" office:value-type="float" office:value="3.4" calcext:value-type="float">
            <text:p>3.4</text:p>
          </table:table-cell>
          <table:table-cell table:formula="of:=+[.D7]+0.1" office:value-type="float" office:value="3.5" calcext:value-type="float">
            <text:p>3.5</text:p>
          </table:table-cell>
          <table:table-cell table:formula="of:=+[.E7]+0.1" office:value-type="float" office:value="3.6" calcext:value-type="float">
            <text:p>3.6</text:p>
          </table:table-cell>
          <table:table-cell table:formula="of:=+[.F7]+0.1" office:value-type="float" office:value="3.7" calcext:value-type="float">
            <text:p>3.7</text:p>
          </table:table-cell>
          <table:table-cell table:formula="of:=+[.G7]+0.1" office:value-type="float" office:value="3.8" calcext:value-type="float">
            <text:p>3.8</text:p>
          </table:table-cell>
          <table:table-cell table:formula="of:=+[.H7]+0.1" office:value-type="float" office:value="3.9" calcext:value-type="float">
            <text:p>3.9</text:p>
          </table:table-cell>
          <table:table-cell table:formula="of:=+[.I7]+0.1" office:value-type="float" office:value="4" calcext:value-type="float">
            <text:p>4</text:p>
          </table:table-cell>
          <table:table-cell/>
        </table:table-row>
        <table:table-row table:style-name="ro2">
          <table:table-cell office:value-type="string" calcext:value-type="string">
            <text:p>power</text:p>
          </table:table-cell>
          <table:table-cell table:style-name="ce9" table:formula="of:=+([.B7]+0.7)*([.B7]+0.7)/100" office:value-type="float" office:value="0.1521" calcext:value-type="float">
            <text:p>0.15</text:p>
          </table:table-cell>
          <table:table-cell table:style-name="ce9" table:formula="of:=+([.C7]+0.7)*([.C7]+0.7)/100" office:value-type="float" office:value="0.16" calcext:value-type="float">
            <text:p>0.16</text:p>
          </table:table-cell>
          <table:table-cell table:style-name="ce9" table:formula="of:=+([.D7]+0.7)*([.D7]+0.7)/100" office:value-type="float" office:value="0.1681" calcext:value-type="float">
            <text:p>0.17</text:p>
          </table:table-cell>
          <table:table-cell table:style-name="ce9" table:formula="of:=+([.E7]+0.7)*([.E7]+0.7)/100" office:value-type="float" office:value="0.1764" calcext:value-type="float">
            <text:p>0.18</text:p>
          </table:table-cell>
          <table:table-cell table:style-name="ce9" table:formula="of:=+([.F7]+0.7)*([.F7]+0.7)/100" office:value-type="float" office:value="0.1849" calcext:value-type="float">
            <text:p>0.18</text:p>
          </table:table-cell>
          <table:table-cell table:style-name="ce9" table:formula="of:=+([.G7]+0.7)*([.G7]+0.7)/100" office:value-type="float" office:value="0.1936" calcext:value-type="float">
            <text:p>0.19</text:p>
          </table:table-cell>
          <table:table-cell table:style-name="ce9" table:formula="of:=+([.H7]+0.7)*([.H7]+0.7)/100" office:value-type="float" office:value="0.2025" calcext:value-type="float">
            <text:p>0.20</text:p>
          </table:table-cell>
          <table:table-cell table:style-name="ce9" table:formula="of:=+([.I7]+0.7)*([.I7]+0.7)/100" office:value-type="float" office:value="0.2116" calcext:value-type="float">
            <text:p>0.21</text:p>
          </table:table-cell>
          <table:table-cell table:style-name="ce9" table:formula="of:=+([.J7]+0.7)*([.J7]+0.7)/100" office:value-type="float" office:value="0.2209" calcext:value-type="float">
            <text:p>0.22</text:p>
          </table:table-cell>
          <table:table-cell/>
        </table:table-row>
        <table:table-row table:style-name="ro2">
          <table:table-cell office:value-type="string" calcext:value-type="string">
            <text:p>dBm</text:p>
          </table:table-cell>
          <table:table-cell table:style-name="ce4" table:formula="of:=+10*LOG10([.B8])+30" office:value-type="float" office:value="21.82129214053" calcext:value-type="float">
            <text:p>22</text:p>
          </table:table-cell>
          <table:table-cell table:style-name="ce4" table:formula="of:=+10*LOG10([.C8])+30" office:value-type="float" office:value="22.0411998265592" calcext:value-type="float">
            <text:p>22</text:p>
          </table:table-cell>
          <table:table-cell table:style-name="ce4" table:formula="of:=+10*LOG10([.D8])+30" office:value-type="float" office:value="22.2556771343947" calcext:value-type="float">
            <text:p>22</text:p>
          </table:table-cell>
          <table:table-cell table:style-name="ce4" table:formula="of:=+10*LOG10([.E8])+30" office:value-type="float" office:value="22.464985807958" calcext:value-type="float">
            <text:p>22</text:p>
          </table:table-cell>
          <table:table-cell table:style-name="ce4" table:formula="of:=+10*LOG10([.F8])+30" office:value-type="float" office:value="22.6693691115917" calcext:value-type="float">
            <text:p>23</text:p>
          </table:table-cell>
          <table:table-cell table:style-name="ce4" table:formula="of:=+10*LOG10([.G8])+30" office:value-type="float" office:value="22.8690535297237" calcext:value-type="float">
            <text:p>23</text:p>
          </table:table-cell>
          <table:table-cell table:style-name="ce4" table:formula="of:=+10*LOG10([.H8])+30" office:value-type="float" office:value="23.0642502755069" calcext:value-type="float">
            <text:p>23</text:p>
          </table:table-cell>
          <table:table-cell table:style-name="ce4" table:formula="of:=+10*LOG10([.I8])+30" office:value-type="float" office:value="23.2551566336315" calcext:value-type="float">
            <text:p>23</text:p>
          </table:table-cell>
          <table:table-cell table:style-name="ce4" table:formula="of:=+10*LOG10([.J8])+30" office:value-type="float" office:value="23.4419571587143" calcext:value-type="float">
            <text:p>23</text:p>
          </table:table-cell>
          <table:table-cell/>
        </table:table-row>
        <table:table-row table:style-name="ro2">
          <table:table-cell/>
          <table:table-cell table:style-name="ce4" table:number-columns-repeated="9"/>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number:number-style style:name="N122">
      <number:number number:decimal-places="3" loext:min-decimal-places="3" number:min-integer-digits="1"/>
    </number:number-style>
    <number:number-style style:name="N123">
      <number:number number:decimal-places="12" loext:min-decimal-places="12" number:min-integer-digits="1"/>
    </number:number-style>
    <number:number-style style:name="N124">
      <number:number number:decimal-places="11" loext:min-decimal-places="11" number:min-integer-digits="1"/>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13" loext:min-decimal-places="13" number:min-integer-digits="1"/>
    </number:number-style>
    <number:number-style style:name="N129">
      <number:number number:decimal-places="14" loext:min-decimal-places="14" number:min-integer-digits="1"/>
    </number:number-style>
    <number:number-style style:name="N130">
      <number:number number:decimal-places="15" loext:min-decimal-places="15" number:min-integer-digits="1"/>
    </number:number-style>
    <number:number-style style:name="N131">
      <number:number number:decimal-places="16" loext:min-decimal-places="16" number:min-integer-digits="1"/>
    </number:number-style>
    <number:number-style style:name="N132">
      <number:number number:decimal-places="17" loext:min-decimal-places="17" number:min-integer-digits="1"/>
    </number:number-style>
    <number:number-style style:name="N133">
      <number:number number:decimal-places="18" loext:min-decimal-places="18"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21:12:16.4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